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37"/>
    <style:style style:name="ce3" style:family="table-cell" style:parent-style-name="Default" style:data-style-name="N61"/>
    <style:style style:name="ce4" style:family="table-cell" style:parent-style-name="Default" style:data-style-name="N2"/>
    <style:style style:name="ce5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novac</text:p>
          </table:table-cell>
          <table:table-cell table:number-columns-repeated="2"/>
          <table:table-cell office:value-type="string" calcext:value-type="string">
            <text:p>midd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</text:p>
          </table:table-cell>
          <table:table-cell table:formula="of:=[.B2]" office:value-type="string" office:string-value="C" calcext:value-type="string">
            <text:p>C</text:p>
          </table:table-cell>
          <table:table-cell table:formula="of:=[.C2]" office:value-type="string" office:string-value="D" calcext:value-type="string">
            <text:p>D</text:p>
          </table:table-cell>
          <table:table-cell table:formula="of:=[.D2]" office:value-type="string" office:string-value="H" calcext:value-type="string">
            <text:p>H</text:p>
          </table:table-cell>
          <table:table-cell table:number-columns-repeated="3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float" office:value="966150" calcext:value-type="float">
            <text:p>966150</text:p>
          </table:table-cell>
          <table:table-cell office:value-type="float" office:value="16919.9" calcext:value-type="float">
            <text:p>16919.9</text:p>
          </table:table-cell>
          <table:table-cell office:value-type="float" office:value="5947.22" calcext:value-type="float">
            <text:p>5947.22</text:p>
          </table:table-cell>
          <table:table-cell office:value-type="float" office:value="966150" calcext:value-type="float">
            <text:p>966150</text:p>
          </table:table-cell>
          <table:table-cell office:value-type="float" office:value="16919.9" calcext:value-type="float">
            <text:p>16919.90</text:p>
          </table:table-cell>
          <table:table-cell office:value-type="float" office:value="5947.22" calcext:value-type="float">
            <text:p>5947.22</text:p>
          </table:table-cell>
          <table:table-cell office:value-type="float" office:value="966150" calcext:value-type="float">
            <text:p>966150</text:p>
          </table:table-cell>
          <table:table-cell office:value-type="float" office:value="16919.9" calcext:value-type="float">
            <text:p>16919.9</text:p>
          </table:table-cell>
          <table:table-cell office:value-type="float" office:value="5947.22" calcext:value-type="float">
            <text:p>5947.22</text:p>
          </table:table-cell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float" office:value="974436" calcext:value-type="float">
            <text:p>974436</text:p>
          </table:table-cell>
          <table:table-cell office:value-type="float" office:value="17067.2" calcext:value-type="float">
            <text:p>17067.2</text:p>
          </table:table-cell>
          <table:table-cell office:value-type="float" office:value="5970.94" calcext:value-type="float">
            <text:p>5970.94</text:p>
          </table:table-cell>
          <table:table-cell office:value-type="float" office:value="974436" calcext:value-type="float">
            <text:p>974436</text:p>
          </table:table-cell>
          <table:table-cell office:value-type="float" office:value="17067.2" calcext:value-type="float">
            <text:p>17067.20</text:p>
          </table:table-cell>
          <table:table-cell office:value-type="float" office:value="5970.94" calcext:value-type="float">
            <text:p>5970.94</text:p>
          </table:table-cell>
          <table:table-cell office:value-type="float" office:value="974436" calcext:value-type="float">
            <text:p>974436</text:p>
          </table:table-cell>
          <table:table-cell office:value-type="float" office:value="17067.2" calcext:value-type="float">
            <text:p>17067.2</text:p>
          </table:table-cell>
          <table:table-cell office:value-type="float" office:value="5970.94" calcext:value-type="float">
            <text:p>5970.94</text:p>
          </table:table-cell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float" office:value="982942" calcext:value-type="float">
            <text:p>982942</text:p>
          </table:table-cell>
          <table:table-cell office:value-type="float" office:value="17215.4" calcext:value-type="float">
            <text:p>17215.4</text:p>
          </table:table-cell>
          <table:table-cell office:value-type="float" office:value="6000.23" calcext:value-type="float">
            <text:p>6000.23</text:p>
          </table:table-cell>
          <table:table-cell office:value-type="float" office:value="982942" calcext:value-type="float">
            <text:p>982942</text:p>
          </table:table-cell>
          <table:table-cell office:value-type="float" office:value="17215.4" calcext:value-type="float">
            <text:p>17215.40</text:p>
          </table:table-cell>
          <table:table-cell office:value-type="float" office:value="6000.23" calcext:value-type="float">
            <text:p>6000.23</text:p>
          </table:table-cell>
          <table:table-cell office:value-type="float" office:value="982942" calcext:value-type="float">
            <text:p>982942</text:p>
          </table:table-cell>
          <table:table-cell office:value-type="float" office:value="17215.4" calcext:value-type="float">
            <text:p>17215.4</text:p>
          </table:table-cell>
          <table:table-cell office:value-type="float" office:value="6000.23" calcext:value-type="float">
            <text:p>6000.23</text:p>
          </table:table-cell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float" office:value="991656" calcext:value-type="float">
            <text:p>991656</text:p>
          </table:table-cell>
          <table:table-cell office:value-type="float" office:value="17364.7" calcext:value-type="float">
            <text:p>17364.7</text:p>
          </table:table-cell>
          <table:table-cell office:value-type="float" office:value="6034.3" calcext:value-type="float">
            <text:p>6034.30</text:p>
          </table:table-cell>
          <table:table-cell office:value-type="float" office:value="991656" calcext:value-type="float">
            <text:p>991656</text:p>
          </table:table-cell>
          <table:table-cell office:value-type="float" office:value="17364.7" calcext:value-type="float">
            <text:p>17364.70</text:p>
          </table:table-cell>
          <table:table-cell office:value-type="float" office:value="6034.3" calcext:value-type="float">
            <text:p>6034.3</text:p>
          </table:table-cell>
          <table:table-cell office:value-type="float" office:value="991656" calcext:value-type="float">
            <text:p>991656</text:p>
          </table:table-cell>
          <table:table-cell office:value-type="float" office:value="17364.7" calcext:value-type="float">
            <text:p>17364.7</text:p>
          </table:table-cell>
          <table:table-cell office:value-type="float" office:value="6034.3" calcext:value-type="float">
            <text:p>6034.3</text:p>
          </table:table-cell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table:style-name="ce3" office:value-type="float" office:value="1000570" calcext:value-type="float">
            <text:p>1.00E+06</text:p>
          </table:table-cell>
          <table:table-cell office:value-type="float" office:value="17515.3" calcext:value-type="float">
            <text:p>17515.3</text:p>
          </table:table-cell>
          <table:table-cell office:value-type="float" office:value="6072.5" calcext:value-type="float">
            <text:p>6072.50</text:p>
          </table:table-cell>
          <table:table-cell table:style-name="ce3" office:value-type="float" office:value="1000570" calcext:value-type="float">
            <text:p>1.00E+06</text:p>
          </table:table-cell>
          <table:table-cell office:value-type="float" office:value="17515.3" calcext:value-type="float">
            <text:p>17515.30</text:p>
          </table:table-cell>
          <table:table-cell office:value-type="float" office:value="6072.5" calcext:value-type="float">
            <text:p>6072.5</text:p>
          </table:table-cell>
          <table:table-cell table:style-name="ce3" office:value-type="float" office:value="1000570" calcext:value-type="float">
            <text:p>1.00E+06</text:p>
          </table:table-cell>
          <table:table-cell office:value-type="float" office:value="17515.3" calcext:value-type="float">
            <text:p>17515.3</text:p>
          </table:table-cell>
          <table:table-cell office:value-type="float" office:value="6072.5" calcext:value-type="float">
            <text:p>6072.5</text:p>
          </table:table-cell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table:style-name="ce3" office:value-type="float" office:value="1009670" calcext:value-type="float">
            <text:p>1.01E+06</text:p>
          </table:table-cell>
          <table:table-cell office:value-type="float" office:value="17667.3" calcext:value-type="float">
            <text:p>17667.3</text:p>
          </table:table-cell>
          <table:table-cell office:value-type="float" office:value="6114.26" calcext:value-type="float">
            <text:p>6114.26</text:p>
          </table:table-cell>
          <table:table-cell table:style-name="ce3" office:value-type="float" office:value="1009670" calcext:value-type="float">
            <text:p>1.01E+06</text:p>
          </table:table-cell>
          <table:table-cell office:value-type="float" office:value="17667.3" calcext:value-type="float">
            <text:p>17667.30</text:p>
          </table:table-cell>
          <table:table-cell office:value-type="float" office:value="6114.26" calcext:value-type="float">
            <text:p>6114.26</text:p>
          </table:table-cell>
          <table:table-cell table:style-name="ce3" office:value-type="float" office:value="1009670" calcext:value-type="float">
            <text:p>1.01E+06</text:p>
          </table:table-cell>
          <table:table-cell office:value-type="float" office:value="17667.3" calcext:value-type="float">
            <text:p>17667.3</text:p>
          </table:table-cell>
          <table:table-cell office:value-type="float" office:value="6114.26" calcext:value-type="float">
            <text:p>6114.26</text:p>
          </table:table-cell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table:style-name="ce3" office:value-type="float" office:value="1018960" calcext:value-type="float">
            <text:p>1.02E+06</text:p>
          </table:table-cell>
          <table:table-cell office:value-type="float" office:value="17820.6" calcext:value-type="float">
            <text:p>17820.6</text:p>
          </table:table-cell>
          <table:table-cell office:value-type="float" office:value="6159.07" calcext:value-type="float">
            <text:p>6159.07</text:p>
          </table:table-cell>
          <table:table-cell table:style-name="ce3" office:value-type="float" office:value="1018960" calcext:value-type="float">
            <text:p>1.02E+06</text:p>
          </table:table-cell>
          <table:table-cell office:value-type="float" office:value="17820.6" calcext:value-type="float">
            <text:p>17820.60</text:p>
          </table:table-cell>
          <table:table-cell office:value-type="float" office:value="6159.07" calcext:value-type="float">
            <text:p>6159.07</text:p>
          </table:table-cell>
          <table:table-cell table:style-name="ce3" office:value-type="float" office:value="1018960" calcext:value-type="float">
            <text:p>1.02E+06</text:p>
          </table:table-cell>
          <table:table-cell office:value-type="float" office:value="17820.6" calcext:value-type="float">
            <text:p>17820.6</text:p>
          </table:table-cell>
          <table:table-cell office:value-type="float" office:value="6159.07" calcext:value-type="float">
            <text:p>6159.07</text:p>
          </table:table-cell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table:style-name="ce3" office:value-type="float" office:value="1028410" calcext:value-type="float">
            <text:p>1.03E+06</text:p>
          </table:table-cell>
          <table:table-cell office:value-type="float" office:value="17975.6" calcext:value-type="float">
            <text:p>17975.6</text:p>
          </table:table-cell>
          <table:table-cell office:value-type="float" office:value="6206.57" calcext:value-type="float">
            <text:p>6206.57</text:p>
          </table:table-cell>
          <table:table-cell table:style-name="ce3" office:value-type="float" office:value="1028410" calcext:value-type="float">
            <text:p>1.03E+06</text:p>
          </table:table-cell>
          <table:table-cell office:value-type="float" office:value="17975.6" calcext:value-type="float">
            <text:p>17975.60</text:p>
          </table:table-cell>
          <table:table-cell office:value-type="float" office:value="6206.57" calcext:value-type="float">
            <text:p>6206.57</text:p>
          </table:table-cell>
          <table:table-cell table:style-name="ce3" office:value-type="float" office:value="1028410" calcext:value-type="float">
            <text:p>1.03E+06</text:p>
          </table:table-cell>
          <table:table-cell office:value-type="float" office:value="17975.6" calcext:value-type="float">
            <text:p>17975.6</text:p>
          </table:table-cell>
          <table:table-cell office:value-type="float" office:value="6206.57" calcext:value-type="float">
            <text:p>6206.57</text:p>
          </table:table-cell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table:style-name="ce3" office:value-type="float" office:value="1038030" calcext:value-type="float">
            <text:p>1.04E+06</text:p>
          </table:table-cell>
          <table:table-cell office:value-type="float" office:value="18132" calcext:value-type="float">
            <text:p>18132</text:p>
          </table:table-cell>
          <table:table-cell office:value-type="float" office:value="6256.29" calcext:value-type="float">
            <text:p>6256.29</text:p>
          </table:table-cell>
          <table:table-cell table:style-name="ce3" office:value-type="float" office:value="1038030" calcext:value-type="float">
            <text:p>1.04E+06</text:p>
          </table:table-cell>
          <table:table-cell office:value-type="float" office:value="18132" calcext:value-type="float">
            <text:p>18132.00</text:p>
          </table:table-cell>
          <table:table-cell office:value-type="float" office:value="6256.29" calcext:value-type="float">
            <text:p>6256.29</text:p>
          </table:table-cell>
          <table:table-cell table:style-name="ce3" office:value-type="float" office:value="1038030" calcext:value-type="float">
            <text:p>1.04E+06</text:p>
          </table:table-cell>
          <table:table-cell office:value-type="float" office:value="18132" calcext:value-type="float">
            <text:p>18132</text:p>
          </table:table-cell>
          <table:table-cell office:value-type="float" office:value="6256.29" calcext:value-type="float">
            <text:p>6256.29</text:p>
          </table:table-cell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table:style-name="ce3" office:value-type="float" office:value="1047800" calcext:value-type="float">
            <text:p>1.05E+06</text:p>
          </table:table-cell>
          <table:table-cell office:value-type="float" office:value="18290.1" calcext:value-type="float">
            <text:p>18290.1</text:p>
          </table:table-cell>
          <table:table-cell office:value-type="float" office:value="6307.85" calcext:value-type="float">
            <text:p>6307.85</text:p>
          </table:table-cell>
          <table:table-cell table:style-name="ce3" office:value-type="float" office:value="1047800" calcext:value-type="float">
            <text:p>1.05E+06</text:p>
          </table:table-cell>
          <table:table-cell office:value-type="float" office:value="18290.1" calcext:value-type="float">
            <text:p>18290.10</text:p>
          </table:table-cell>
          <table:table-cell office:value-type="float" office:value="6307.85" calcext:value-type="float">
            <text:p>6307.85</text:p>
          </table:table-cell>
          <table:table-cell table:style-name="ce3" office:value-type="float" office:value="1047800" calcext:value-type="float">
            <text:p>1.05E+06</text:p>
          </table:table-cell>
          <table:table-cell office:value-type="float" office:value="18290.1" calcext:value-type="float">
            <text:p>18290.1</text:p>
          </table:table-cell>
          <table:table-cell office:value-type="float" office:value="6307.85" calcext:value-type="float">
            <text:p>6307.85</text:p>
          </table:table-cell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table:style-name="ce3" office:value-type="float" office:value="1057720" calcext:value-type="float">
            <text:p>1.06E+06</text:p>
          </table:table-cell>
          <table:table-cell office:value-type="float" office:value="18449.9" calcext:value-type="float">
            <text:p>18449.9</text:p>
          </table:table-cell>
          <table:table-cell office:value-type="float" office:value="6360.93" calcext:value-type="float">
            <text:p>6360.93</text:p>
          </table:table-cell>
          <table:table-cell table:style-name="ce3" office:value-type="float" office:value="1057720" calcext:value-type="float">
            <text:p>1.06E+06</text:p>
          </table:table-cell>
          <table:table-cell office:value-type="float" office:value="18449.9" calcext:value-type="float">
            <text:p>18449.90</text:p>
          </table:table-cell>
          <table:table-cell office:value-type="float" office:value="6360.93" calcext:value-type="float">
            <text:p>6360.93</text:p>
          </table:table-cell>
          <table:table-cell table:style-name="ce3" office:value-type="float" office:value="1057720" calcext:value-type="float">
            <text:p>1.06E+06</text:p>
          </table:table-cell>
          <table:table-cell office:value-type="float" office:value="18449.9" calcext:value-type="float">
            <text:p>18449.9</text:p>
          </table:table-cell>
          <table:table-cell office:value-type="float" office:value="6360.93" calcext:value-type="float">
            <text:p>6360.93</text:p>
          </table:table-cell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table:style-name="ce3" office:value-type="float" office:value="1067770" calcext:value-type="float">
            <text:p>1.07E+06</text:p>
          </table:table-cell>
          <table:table-cell office:value-type="float" office:value="18611.3" calcext:value-type="float">
            <text:p>18611.3</text:p>
          </table:table-cell>
          <table:table-cell office:value-type="float" office:value="6415.24" calcext:value-type="float">
            <text:p>6415.24</text:p>
          </table:table-cell>
          <table:table-cell table:style-name="ce3" office:value-type="float" office:value="1067770" calcext:value-type="float">
            <text:p>1.07E+06</text:p>
          </table:table-cell>
          <table:table-cell office:value-type="float" office:value="18611.3" calcext:value-type="float">
            <text:p>18611.30</text:p>
          </table:table-cell>
          <table:table-cell office:value-type="float" office:value="6415.24" calcext:value-type="float">
            <text:p>6415.24</text:p>
          </table:table-cell>
          <table:table-cell table:style-name="ce3" office:value-type="float" office:value="1067770" calcext:value-type="float">
            <text:p>1.07E+06</text:p>
          </table:table-cell>
          <table:table-cell office:value-type="float" office:value="18611.3" calcext:value-type="float">
            <text:p>18611.3</text:p>
          </table:table-cell>
          <table:table-cell office:value-type="float" office:value="6415.24" calcext:value-type="float">
            <text:p>6415.24</text:p>
          </table:table-cell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table:style-name="ce3" office:value-type="float" office:value="1077950" calcext:value-type="float">
            <text:p>1.08E+06</text:p>
          </table:table-cell>
          <table:table-cell office:value-type="float" office:value="18774.4" calcext:value-type="float">
            <text:p>18774.4</text:p>
          </table:table-cell>
          <table:table-cell office:value-type="float" office:value="6470.51" calcext:value-type="float">
            <text:p>6470.51</text:p>
          </table:table-cell>
          <table:table-cell table:style-name="ce3" office:value-type="float" office:value="1077950" calcext:value-type="float">
            <text:p>1.08E+06</text:p>
          </table:table-cell>
          <table:table-cell office:value-type="float" office:value="18774.4" calcext:value-type="float">
            <text:p>18774.40</text:p>
          </table:table-cell>
          <table:table-cell office:value-type="float" office:value="6470.51" calcext:value-type="float">
            <text:p>6470.51</text:p>
          </table:table-cell>
          <table:table-cell table:style-name="ce3" office:value-type="float" office:value="1077950" calcext:value-type="float">
            <text:p>1.08E+06</text:p>
          </table:table-cell>
          <table:table-cell office:value-type="float" office:value="18774.4" calcext:value-type="float">
            <text:p>18774.4</text:p>
          </table:table-cell>
          <table:table-cell office:value-type="float" office:value="6470.51" calcext:value-type="float">
            <text:p>6470.51</text:p>
          </table:table-cell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table:style-name="ce3" office:value-type="float" office:value="1088250" calcext:value-type="float">
            <text:p>1.09E+06</text:p>
          </table:table-cell>
          <table:table-cell office:value-type="float" office:value="18939.1" calcext:value-type="float">
            <text:p>18939.1</text:p>
          </table:table-cell>
          <table:table-cell office:value-type="float" office:value="6526.52" calcext:value-type="float">
            <text:p>6526.52</text:p>
          </table:table-cell>
          <table:table-cell table:style-name="ce3" office:value-type="float" office:value="1088250" calcext:value-type="float">
            <text:p>1.09E+06</text:p>
          </table:table-cell>
          <table:table-cell office:value-type="float" office:value="18939.1" calcext:value-type="float">
            <text:p>18939.10</text:p>
          </table:table-cell>
          <table:table-cell office:value-type="float" office:value="6526.52" calcext:value-type="float">
            <text:p>6526.52</text:p>
          </table:table-cell>
          <table:table-cell table:style-name="ce3" office:value-type="float" office:value="1088250" calcext:value-type="float">
            <text:p>1.09E+06</text:p>
          </table:table-cell>
          <table:table-cell office:value-type="float" office:value="18939.1" calcext:value-type="float">
            <text:p>18939.1</text:p>
          </table:table-cell>
          <table:table-cell office:value-type="float" office:value="6526.52" calcext:value-type="float">
            <text:p>6526.52</text:p>
          </table:table-cell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table:style-name="ce3" office:value-type="float" office:value="1098670" calcext:value-type="float">
            <text:p>1.10E+06</text:p>
          </table:table-cell>
          <table:table-cell office:value-type="float" office:value="19105.5" calcext:value-type="float">
            <text:p>19105.5</text:p>
          </table:table-cell>
          <table:table-cell office:value-type="float" office:value="6583.04" calcext:value-type="float">
            <text:p>6583.04</text:p>
          </table:table-cell>
          <table:table-cell table:style-name="ce3" office:value-type="float" office:value="1098670" calcext:value-type="float">
            <text:p>1.10E+06</text:p>
          </table:table-cell>
          <table:table-cell office:value-type="float" office:value="19105.5" calcext:value-type="float">
            <text:p>19105.50</text:p>
          </table:table-cell>
          <table:table-cell office:value-type="float" office:value="6583.04" calcext:value-type="float">
            <text:p>6583.04</text:p>
          </table:table-cell>
          <table:table-cell table:style-name="ce3" office:value-type="float" office:value="1098670" calcext:value-type="float">
            <text:p>1.10E+06</text:p>
          </table:table-cell>
          <table:table-cell office:value-type="float" office:value="19105.5" calcext:value-type="float">
            <text:p>19105.5</text:p>
          </table:table-cell>
          <table:table-cell office:value-type="float" office:value="6583.04" calcext:value-type="float">
            <text:p>6583.04</text:p>
          </table:table-cell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table:style-name="ce3" office:value-type="float" office:value="1109200" calcext:value-type="float">
            <text:p>1.11E+06</text:p>
          </table:table-cell>
          <table:table-cell office:value-type="float" office:value="19273.6" calcext:value-type="float">
            <text:p>19273.6</text:p>
          </table:table-cell>
          <table:table-cell office:value-type="float" office:value="6639.89" calcext:value-type="float">
            <text:p>6639.89</text:p>
          </table:table-cell>
          <table:table-cell table:style-name="ce3" office:value-type="float" office:value="1109200" calcext:value-type="float">
            <text:p>1.11E+06</text:p>
          </table:table-cell>
          <table:table-cell office:value-type="float" office:value="19273.6" calcext:value-type="float">
            <text:p>19273.60</text:p>
          </table:table-cell>
          <table:table-cell office:value-type="float" office:value="6635.22" calcext:value-type="float">
            <text:p>6635.22</text:p>
          </table:table-cell>
          <table:table-cell table:style-name="ce3" office:value-type="float" office:value="1109190" calcext:value-type="float">
            <text:p>1.11E+06</text:p>
          </table:table-cell>
          <table:table-cell office:value-type="float" office:value="19273.6" calcext:value-type="float">
            <text:p>19273.6</text:p>
          </table:table-cell>
          <table:table-cell office:value-type="float" office:value="6630.58" calcext:value-type="float">
            <text:p>6630.58</text:p>
          </table:table-cell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table:style-name="ce3" office:value-type="float" office:value="1119830" calcext:value-type="float">
            <text:p>1.12E+06</text:p>
          </table:table-cell>
          <table:table-cell office:value-type="float" office:value="19443.3" calcext:value-type="float">
            <text:p>19443.3</text:p>
          </table:table-cell>
          <table:table-cell office:value-type="float" office:value="6696.88" calcext:value-type="float">
            <text:p>6696.88</text:p>
          </table:table-cell>
          <table:table-cell table:style-name="ce3" office:value-type="float" office:value="1119820" calcext:value-type="float">
            <text:p>1.12E+06</text:p>
          </table:table-cell>
          <table:table-cell office:value-type="float" office:value="19443.1" calcext:value-type="float">
            <text:p>19443.10</text:p>
          </table:table-cell>
          <table:table-cell office:value-type="float" office:value="6681.5" calcext:value-type="float">
            <text:p>6681.5</text:p>
          </table:table-cell>
          <table:table-cell table:style-name="ce3" office:value-type="float" office:value="1119800" calcext:value-type="float">
            <text:p>1.12E+06</text:p>
          </table:table-cell>
          <table:table-cell office:value-type="float" office:value="19442.9" calcext:value-type="float">
            <text:p>19442.9</text:p>
          </table:table-cell>
          <table:table-cell office:value-type="float" office:value="6666.18" calcext:value-type="float">
            <text:p>6666.18</text:p>
          </table:table-cell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table:style-name="ce3" office:value-type="float" office:value="1130550" calcext:value-type="float">
            <text:p>1.13E+06</text:p>
          </table:table-cell>
          <table:table-cell office:value-type="float" office:value="19614.7" calcext:value-type="float">
            <text:p>19614.7</text:p>
          </table:table-cell>
          <table:table-cell office:value-type="float" office:value="6751.44" calcext:value-type="float">
            <text:p>6751.44</text:p>
          </table:table-cell>
          <table:table-cell table:style-name="ce3" office:value-type="float" office:value="1130520" calcext:value-type="float">
            <text:p>1.13E+06</text:p>
          </table:table-cell>
          <table:table-cell office:value-type="float" office:value="19613.8" calcext:value-type="float">
            <text:p>19613.80</text:p>
          </table:table-cell>
          <table:table-cell office:value-type="float" office:value="6719.4" calcext:value-type="float">
            <text:p>6719.4</text:p>
          </table:table-cell>
          <table:table-cell table:style-name="ce3" office:value-type="float" office:value="1130480" calcext:value-type="float">
            <text:p>1.13E+06</text:p>
          </table:table-cell>
          <table:table-cell office:value-type="float" office:value="19612.9" calcext:value-type="float">
            <text:p>19612.9</text:p>
          </table:table-cell>
          <table:table-cell office:value-type="float" office:value="6687.53" calcext:value-type="float">
            <text:p>6687.53</text:p>
          </table:table-cell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table:style-name="ce3" office:value-type="float" office:value="1141330" calcext:value-type="float">
            <text:p>1.14E+06</text:p>
          </table:table-cell>
          <table:table-cell office:value-type="float" office:value="19787.5" calcext:value-type="float">
            <text:p>19787.5</text:p>
          </table:table-cell>
          <table:table-cell office:value-type="float" office:value="6803.21" calcext:value-type="float">
            <text:p>6803.21</text:p>
          </table:table-cell>
          <table:table-cell table:style-name="ce3" office:value-type="float" office:value="1141280" calcext:value-type="float">
            <text:p>1.14E+06</text:p>
          </table:table-cell>
          <table:table-cell office:value-type="float" office:value="19785.3" calcext:value-type="float">
            <text:p>19785.30</text:p>
          </table:table-cell>
          <table:table-cell office:value-type="float" office:value="6749.09" calcext:value-type="float">
            <text:p>6749.09</text:p>
          </table:table-cell>
          <table:table-cell table:style-name="ce3" office:value-type="float" office:value="1141210" calcext:value-type="float">
            <text:p>1.14E+06</text:p>
          </table:table-cell>
          <table:table-cell office:value-type="float" office:value="19783.1" calcext:value-type="float">
            <text:p>19783.1</text:p>
          </table:table-cell>
          <table:table-cell office:value-type="float" office:value="6695.36" calcext:value-type="float">
            <text:p>6695.36</text:p>
          </table:table-cell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table:style-name="ce3" office:value-type="float" office:value="1152180" calcext:value-type="float">
            <text:p>1.15E+06</text:p>
          </table:table-cell>
          <table:table-cell office:value-type="float" office:value="19961.7" calcext:value-type="float">
            <text:p>19961.7</text:p>
          </table:table-cell>
          <table:table-cell office:value-type="float" office:value="6852.47" calcext:value-type="float">
            <text:p>6852.47</text:p>
          </table:table-cell>
          <table:table-cell table:style-name="ce3" office:value-type="float" office:value="1152100" calcext:value-type="float">
            <text:p>1.15E+06</text:p>
          </table:table-cell>
          <table:table-cell office:value-type="float" office:value="19957.3" calcext:value-type="float">
            <text:p>19957.30</text:p>
          </table:table-cell>
          <table:table-cell office:value-type="float" office:value="6771.46" calcext:value-type="float">
            <text:p>6771.46</text:p>
          </table:table-cell>
          <table:table-cell table:style-name="ce3" office:value-type="float" office:value="1151990" calcext:value-type="float">
            <text:p>1.15E+06</text:p>
          </table:table-cell>
          <table:table-cell office:value-type="float" office:value="19952.9" calcext:value-type="float">
            <text:p>19952.9</text:p>
          </table:table-cell>
          <table:table-cell office:value-type="float" office:value="6691.21" calcext:value-type="float">
            <text:p>6691.21</text:p>
          </table:table-cell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table:style-name="ce3" office:value-type="float" office:value="1163080" calcext:value-type="float">
            <text:p>1.16E+06</text:p>
          </table:table-cell>
          <table:table-cell office:value-type="float" office:value="20137.1" calcext:value-type="float">
            <text:p>20137.1</text:p>
          </table:table-cell>
          <table:table-cell office:value-type="float" office:value="6899.6" calcext:value-type="float">
            <text:p>6899.60</text:p>
          </table:table-cell>
          <table:table-cell table:style-name="ce3" office:value-type="float" office:value="1162950" calcext:value-type="float">
            <text:p>1.16E+06</text:p>
          </table:table-cell>
          <table:table-cell office:value-type="float" office:value="20129.6" calcext:value-type="float">
            <text:p>20129.60</text:p>
          </table:table-cell>
          <table:table-cell office:value-type="float" office:value="6787.46" calcext:value-type="float">
            <text:p>6787.46</text:p>
          </table:table-cell>
          <table:table-cell table:style-name="ce3" office:value-type="float" office:value="1162810" calcext:value-type="float">
            <text:p>1.16E+06</text:p>
          </table:table-cell>
          <table:table-cell office:value-type="float" office:value="20122.1" calcext:value-type="float">
            <text:p>20122.1</text:p>
          </table:table-cell>
          <table:table-cell office:value-type="float" office:value="6676.63" calcext:value-type="float">
            <text:p>6676.63</text:p>
          </table:table-cell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table:style-name="ce3" office:value-type="float" office:value="1174010" calcext:value-type="float">
            <text:p>1.17E+06</text:p>
          </table:table-cell>
          <table:table-cell office:value-type="float" office:value="20313.7" calcext:value-type="float">
            <text:p>20313.7</text:p>
          </table:table-cell>
          <table:table-cell office:value-type="float" office:value="6944.88" calcext:value-type="float">
            <text:p>6944.88</text:p>
          </table:table-cell>
          <table:table-cell table:style-name="ce3" office:value-type="float" office:value="1173830" calcext:value-type="float">
            <text:p>1.17E+06</text:p>
          </table:table-cell>
          <table:table-cell office:value-type="float" office:value="20301.9" calcext:value-type="float">
            <text:p>20301.90</text:p>
          </table:table-cell>
          <table:table-cell office:value-type="float" office:value="6797.89" calcext:value-type="float">
            <text:p>6797.89</text:p>
          </table:table-cell>
          <table:table-cell table:style-name="ce3" office:value-type="float" office:value="1173650" calcext:value-type="float">
            <text:p>1.17E+06</text:p>
          </table:table-cell>
          <table:table-cell office:value-type="float" office:value="20290.1" calcext:value-type="float">
            <text:p>20290.1</text:p>
          </table:table-cell>
          <table:table-cell office:value-type="float" office:value="6652.99" calcext:value-type="float">
            <text:p>6652.99</text:p>
          </table:table-cell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table:style-name="ce3" office:value-type="float" office:value="1184980" calcext:value-type="float">
            <text:p>1.18E+06</text:p>
          </table:table-cell>
          <table:table-cell office:value-type="float" office:value="20491.3" calcext:value-type="float">
            <text:p>20491.3</text:p>
          </table:table-cell>
          <table:table-cell office:value-type="float" office:value="6988.5" calcext:value-type="float">
            <text:p>6988.50</text:p>
          </table:table-cell>
          <table:table-cell table:style-name="ce3" office:value-type="float" office:value="1184730" calcext:value-type="float">
            <text:p>1.18E+06</text:p>
          </table:table-cell>
          <table:table-cell office:value-type="float" office:value="20474" calcext:value-type="float">
            <text:p>20474.00</text:p>
          </table:table-cell>
          <table:table-cell office:value-type="float" office:value="6803.39" calcext:value-type="float">
            <text:p>6803.39</text:p>
          </table:table-cell>
          <table:table-cell table:style-name="ce3" office:value-type="float" office:value="1184500" calcext:value-type="float">
            <text:p>1.18E+06</text:p>
          </table:table-cell>
          <table:table-cell office:value-type="float" office:value="20456.8" calcext:value-type="float">
            <text:p>20456.8</text:p>
          </table:table-cell>
          <table:table-cell office:value-type="float" office:value="6621.45" calcext:value-type="float">
            <text:p>6621.45</text:p>
          </table:table-cell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table:style-name="ce3" office:value-type="float" office:value="1195970" calcext:value-type="float">
            <text:p>1.20E+06</text:p>
          </table:table-cell>
          <table:table-cell office:value-type="float" office:value="20670" calcext:value-type="float">
            <text:p>20670</text:p>
          </table:table-cell>
          <table:table-cell office:value-type="float" office:value="7030.54" calcext:value-type="float">
            <text:p>7030.54</text:p>
          </table:table-cell>
          <table:table-cell table:style-name="ce3" office:value-type="float" office:value="1195650" calcext:value-type="float">
            <text:p>1.20E+06</text:p>
          </table:table-cell>
          <table:table-cell office:value-type="float" office:value="20645.8" calcext:value-type="float">
            <text:p>20645.80</text:p>
          </table:table-cell>
          <table:table-cell office:value-type="float" office:value="6804.49" calcext:value-type="float">
            <text:p>6804.49</text:p>
          </table:table-cell>
          <table:table-cell table:style-name="ce3" office:value-type="float" office:value="1195370" calcext:value-type="float">
            <text:p>1.20E+06</text:p>
          </table:table-cell>
          <table:table-cell office:value-type="float" office:value="20621.8" calcext:value-type="float">
            <text:p>20621.8</text:p>
          </table:table-cell>
          <table:table-cell office:value-type="float" office:value="6582.96" calcext:value-type="float">
            <text:p>6582.96</text:p>
          </table:table-cell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table:style-name="ce3" office:value-type="float" office:value="1206970" calcext:value-type="float">
            <text:p>1.21E+06</text:p>
          </table:table-cell>
          <table:table-cell office:value-type="float" office:value="20849.7" calcext:value-type="float">
            <text:p>20849.7</text:p>
          </table:table-cell>
          <table:table-cell office:value-type="float" office:value="7071.05" calcext:value-type="float">
            <text:p>7071.05</text:p>
          </table:table-cell>
          <table:table-cell table:style-name="ce3" office:value-type="float" office:value="1206570" calcext:value-type="float">
            <text:p>1.21E+06</text:p>
          </table:table-cell>
          <table:table-cell office:value-type="float" office:value="20817.1" calcext:value-type="float">
            <text:p>20817.10</text:p>
          </table:table-cell>
          <table:table-cell office:value-type="float" office:value="6801.6" calcext:value-type="float">
            <text:p>6801.6</text:p>
          </table:table-cell>
          <table:table-cell table:style-name="ce3" office:value-type="float" office:value="1206230" calcext:value-type="float">
            <text:p>1.21E+06</text:p>
          </table:table-cell>
          <table:table-cell office:value-type="float" office:value="20784.9" calcext:value-type="float">
            <text:p>20784.9</text:p>
          </table:table-cell>
          <table:table-cell office:value-type="float" office:value="6538.36" calcext:value-type="float">
            <text:p>6538.36</text:p>
          </table:table-cell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table:style-name="ce3" office:value-type="float" office:value="1217990" calcext:value-type="float">
            <text:p>1.22E+06</text:p>
          </table:table-cell>
          <table:table-cell office:value-type="float" office:value="21030.2" calcext:value-type="float">
            <text:p>21030.2</text:p>
          </table:table-cell>
          <table:table-cell office:value-type="float" office:value="7110.04" calcext:value-type="float">
            <text:p>7110.04</text:p>
          </table:table-cell>
          <table:table-cell table:style-name="ce3" office:value-type="float" office:value="1217480" calcext:value-type="float">
            <text:p>1.22E+06</text:p>
          </table:table-cell>
          <table:table-cell office:value-type="float" office:value="20987.8" calcext:value-type="float">
            <text:p>20987.80</text:p>
          </table:table-cell>
          <table:table-cell office:value-type="float" office:value="6795.05" calcext:value-type="float">
            <text:p>6795.05</text:p>
          </table:table-cell>
          <table:table-cell table:style-name="ce3" office:value-type="float" office:value="1217100" calcext:value-type="float">
            <text:p>1.22E+06</text:p>
          </table:table-cell>
          <table:table-cell office:value-type="float" office:value="20945.8" calcext:value-type="float">
            <text:p>20945.8</text:p>
          </table:table-cell>
          <table:table-cell office:value-type="float" office:value="6488.32" calcext:value-type="float">
            <text:p>6488.32</text:p>
          </table:table-cell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table:style-name="ce3" office:value-type="float" office:value="1229010" calcext:value-type="float">
            <text:p>1.23E+06</text:p>
          </table:table-cell>
          <table:table-cell office:value-type="float" office:value="21211.5" calcext:value-type="float">
            <text:p>21211.5</text:p>
          </table:table-cell>
          <table:table-cell office:value-type="float" office:value="7147.48" calcext:value-type="float">
            <text:p>7147.48</text:p>
          </table:table-cell>
          <table:table-cell table:style-name="ce3" office:value-type="float" office:value="1228390" calcext:value-type="float">
            <text:p>1.23E+06</text:p>
          </table:table-cell>
          <table:table-cell office:value-type="float" office:value="21157.7" calcext:value-type="float">
            <text:p>21157.70</text:p>
          </table:table-cell>
          <table:table-cell office:value-type="float" office:value="6785.14" calcext:value-type="float">
            <text:p>6785.14</text:p>
          </table:table-cell>
          <table:table-cell table:style-name="ce3" office:value-type="float" office:value="1227960" calcext:value-type="float">
            <text:p>1.23E+06</text:p>
          </table:table-cell>
          <table:table-cell office:value-type="float" office:value="21104.5" calcext:value-type="float">
            <text:p>21104.5</text:p>
          </table:table-cell>
          <table:table-cell office:value-type="float" office:value="6433.46" calcext:value-type="float">
            <text:p>6433.46</text:p>
          </table:table-cell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table:style-name="ce3" office:value-type="float" office:value="1240040" calcext:value-type="float">
            <text:p>1.24E+06</text:p>
          </table:table-cell>
          <table:table-cell office:value-type="float" office:value="21393.6" calcext:value-type="float">
            <text:p>21393.6</text:p>
          </table:table-cell>
          <table:table-cell office:value-type="float" office:value="7183.38" calcext:value-type="float">
            <text:p>7183.38</text:p>
          </table:table-cell>
          <table:table-cell table:style-name="ce3" office:value-type="float" office:value="1239290" calcext:value-type="float">
            <text:p>1.24E+06</text:p>
          </table:table-cell>
          <table:table-cell office:value-type="float" office:value="21326.8" calcext:value-type="float">
            <text:p>21326.80</text:p>
          </table:table-cell>
          <table:table-cell office:value-type="float" office:value="6772.1" calcext:value-type="float">
            <text:p>6772.1</text:p>
          </table:table-cell>
          <table:table-cell table:style-name="ce3" office:value-type="float" office:value="1238810" calcext:value-type="float">
            <text:p>1.24E+06</text:p>
          </table:table-cell>
          <table:table-cell office:value-type="float" office:value="21260.7" calcext:value-type="float">
            <text:p>21260.7</text:p>
          </table:table-cell>
          <table:table-cell office:value-type="float" office:value="6374.3" calcext:value-type="float">
            <text:p>6374.3</text:p>
          </table:table-cell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table:style-name="ce3" office:value-type="float" office:value="1251060" calcext:value-type="float">
            <text:p>1.25E+06</text:p>
          </table:table-cell>
          <table:table-cell office:value-type="float" office:value="21576.5" calcext:value-type="float">
            <text:p>21576.5</text:p>
          </table:table-cell>
          <table:table-cell office:value-type="float" office:value="7217.69" calcext:value-type="float">
            <text:p>7217.69</text:p>
          </table:table-cell>
          <table:table-cell table:style-name="ce3" office:value-type="float" office:value="1250170" calcext:value-type="float">
            <text:p>1.25E+06</text:p>
          </table:table-cell>
          <table:table-cell office:value-type="float" office:value="21494.8" calcext:value-type="float">
            <text:p>21494.80</text:p>
          </table:table-cell>
          <table:table-cell office:value-type="float" office:value="6756.16" calcext:value-type="float">
            <text:p>6756.16</text:p>
          </table:table-cell>
          <table:table-cell table:style-name="ce3" office:value-type="float" office:value="1249640" calcext:value-type="float">
            <text:p>1.25E+06</text:p>
          </table:table-cell>
          <table:table-cell office:value-type="float" office:value="21414.3" calcext:value-type="float">
            <text:p>21414.3</text:p>
          </table:table-cell>
          <table:table-cell office:value-type="float" office:value="6311.3" calcext:value-type="float">
            <text:p>6311.3</text:p>
          </table:table-cell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table:style-name="ce3" office:value-type="float" office:value="1262080" calcext:value-type="float">
            <text:p>1.26E+06</text:p>
          </table:table-cell>
          <table:table-cell office:value-type="float" office:value="21759.9" calcext:value-type="float">
            <text:p>21759.9</text:p>
          </table:table-cell>
          <table:table-cell office:value-type="float" office:value="7250.4" calcext:value-type="float">
            <text:p>7250.40</text:p>
          </table:table-cell>
          <table:table-cell table:style-name="ce3" office:value-type="float" office:value="1261020" calcext:value-type="float">
            <text:p>1.26E+06</text:p>
          </table:table-cell>
          <table:table-cell office:value-type="float" office:value="21661.8" calcext:value-type="float">
            <text:p>21661.80</text:p>
          </table:table-cell>
          <table:table-cell office:value-type="float" office:value="6737.51" calcext:value-type="float">
            <text:p>6737.51</text:p>
          </table:table-cell>
          <table:table-cell table:style-name="ce3" office:value-type="float" office:value="1260460" calcext:value-type="float">
            <text:p>1.26E+06</text:p>
          </table:table-cell>
          <table:table-cell office:value-type="float" office:value="21565.2" calcext:value-type="float">
            <text:p>21565.2</text:p>
          </table:table-cell>
          <table:table-cell office:value-type="float" office:value="6254.04" calcext:value-type="float">
            <text:p>6254.04</text:p>
          </table:table-cell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table:style-name="ce3" office:value-type="float" office:value="1273090" calcext:value-type="float">
            <text:p>1.27E+06</text:p>
          </table:table-cell>
          <table:table-cell office:value-type="float" office:value="21944" calcext:value-type="float">
            <text:p>21944</text:p>
          </table:table-cell>
          <table:table-cell office:value-type="float" office:value="7281.48" calcext:value-type="float">
            <text:p>7281.48</text:p>
          </table:table-cell>
          <table:table-cell table:style-name="ce3" office:value-type="float" office:value="1271850" calcext:value-type="float">
            <text:p>1.27E+06</text:p>
          </table:table-cell>
          <table:table-cell office:value-type="float" office:value="21827.6" calcext:value-type="float">
            <text:p>21827.60</text:p>
          </table:table-cell>
          <table:table-cell office:value-type="float" office:value="6716.3" calcext:value-type="float">
            <text:p>6716.3</text:p>
          </table:table-cell>
          <table:table-cell table:style-name="ce3" office:value-type="float" office:value="1271270" calcext:value-type="float">
            <text:p>1.27E+06</text:p>
          </table:table-cell>
          <table:table-cell office:value-type="float" office:value="21713.6" calcext:value-type="float">
            <text:p>21713.6</text:p>
          </table:table-cell>
          <table:table-cell office:value-type="float" office:value="6205.42" calcext:value-type="float">
            <text:p>6205.42</text:p>
          </table:table-cell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table:style-name="ce3" office:value-type="float" office:value="1284080" calcext:value-type="float">
            <text:p>1.28E+06</text:p>
          </table:table-cell>
          <table:table-cell office:value-type="float" office:value="22128.6" calcext:value-type="float">
            <text:p>22128.6</text:p>
          </table:table-cell>
          <table:table-cell office:value-type="float" office:value="7310.92" calcext:value-type="float">
            <text:p>7310.92</text:p>
          </table:table-cell>
          <table:table-cell table:style-name="ce3" office:value-type="float" office:value="1282650" calcext:value-type="float">
            <text:p>1.28E+06</text:p>
          </table:table-cell>
          <table:table-cell office:value-type="float" office:value="21992.2" calcext:value-type="float">
            <text:p>21992.20</text:p>
          </table:table-cell>
          <table:table-cell office:value-type="float" office:value="6692.7" calcext:value-type="float">
            <text:p>6692.7</text:p>
          </table:table-cell>
          <table:table-cell table:style-name="ce3" office:value-type="float" office:value="1282060" calcext:value-type="float">
            <text:p>1.28E+06</text:p>
          </table:table-cell>
          <table:table-cell office:value-type="float" office:value="21860" calcext:value-type="float">
            <text:p>21860</text:p>
          </table:table-cell>
          <table:table-cell office:value-type="float" office:value="6165.54" calcext:value-type="float">
            <text:p>6165.54</text:p>
          </table:table-cell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table:style-name="ce3" office:value-type="float" office:value="1295060" calcext:value-type="float">
            <text:p>1.30E+06</text:p>
          </table:table-cell>
          <table:table-cell office:value-type="float" office:value="22313.7" calcext:value-type="float">
            <text:p>22313.7</text:p>
          </table:table-cell>
          <table:table-cell office:value-type="float" office:value="7338.71" calcext:value-type="float">
            <text:p>7338.71</text:p>
          </table:table-cell>
          <table:table-cell table:style-name="ce3" office:value-type="float" office:value="1293410" calcext:value-type="float">
            <text:p>1.29E+06</text:p>
          </table:table-cell>
          <table:table-cell office:value-type="float" office:value="22155.5" calcext:value-type="float">
            <text:p>22155.50</text:p>
          </table:table-cell>
          <table:table-cell office:value-type="float" office:value="6666.84" calcext:value-type="float">
            <text:p>6666.84</text:p>
          </table:table-cell>
          <table:table-cell table:style-name="ce3" office:value-type="float" office:value="1292840" calcext:value-type="float">
            <text:p>1.29E+06</text:p>
          </table:table-cell>
          <table:table-cell office:value-type="float" office:value="22004.6" calcext:value-type="float">
            <text:p>22004.6</text:p>
          </table:table-cell>
          <table:table-cell office:value-type="float" office:value="6133.55" calcext:value-type="float">
            <text:p>6133.55</text:p>
          </table:table-cell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table:style-name="ce3" office:value-type="float" office:value="1306010" calcext:value-type="float">
            <text:p>1.31E+06</text:p>
          </table:table-cell>
          <table:table-cell office:value-type="float" office:value="22499.3" calcext:value-type="float">
            <text:p>22499.3</text:p>
          </table:table-cell>
          <table:table-cell office:value-type="float" office:value="7364.84" calcext:value-type="float">
            <text:p>7364.84</text:p>
          </table:table-cell>
          <table:table-cell table:style-name="ce3" office:value-type="float" office:value="1304130" calcext:value-type="float">
            <text:p>1.30E+06</text:p>
          </table:table-cell>
          <table:table-cell office:value-type="float" office:value="22317.3" calcext:value-type="float">
            <text:p>22317.30</text:p>
          </table:table-cell>
          <table:table-cell office:value-type="float" office:value="6638.85" calcext:value-type="float">
            <text:p>6638.85</text:p>
          </table:table-cell>
          <table:table-cell table:style-name="ce3" office:value-type="float" office:value="1303590" calcext:value-type="float">
            <text:p>1.30E+06</text:p>
          </table:table-cell>
          <table:table-cell office:value-type="float" office:value="22147.7" calcext:value-type="float">
            <text:p>22147.7</text:p>
          </table:table-cell>
          <table:table-cell office:value-type="float" office:value="6108.34" calcext:value-type="float">
            <text:p>6108.34</text:p>
          </table:table-cell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table:style-name="ce3" office:value-type="float" office:value="1316950" calcext:value-type="float">
            <text:p>1.32E+06</text:p>
          </table:table-cell>
          <table:table-cell office:value-type="float" office:value="22685.2" calcext:value-type="float">
            <text:p>22685.2</text:p>
          </table:table-cell>
          <table:table-cell office:value-type="float" office:value="7389.29" calcext:value-type="float">
            <text:p>7389.29</text:p>
          </table:table-cell>
          <table:table-cell table:style-name="ce3" office:value-type="float" office:value="1314810" calcext:value-type="float">
            <text:p>1.31E+06</text:p>
          </table:table-cell>
          <table:table-cell office:value-type="float" office:value="22477.7" calcext:value-type="float">
            <text:p>22477.70</text:p>
          </table:table-cell>
          <table:table-cell office:value-type="float" office:value="6608.85" calcext:value-type="float">
            <text:p>6608.85</text:p>
          </table:table-cell>
          <table:table-cell table:style-name="ce3" office:value-type="float" office:value="1314320" calcext:value-type="float">
            <text:p>1.31E+06</text:p>
          </table:table-cell>
          <table:table-cell office:value-type="float" office:value="22289.4" calcext:value-type="float">
            <text:p>22289.4</text:p>
          </table:table-cell>
          <table:table-cell office:value-type="float" office:value="6088.83" calcext:value-type="float">
            <text:p>6088.83</text:p>
          </table:table-cell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table:style-name="ce3" office:value-type="float" office:value="1327850" calcext:value-type="float">
            <text:p>1.33E+06</text:p>
          </table:table-cell>
          <table:table-cell office:value-type="float" office:value="22871.4" calcext:value-type="float">
            <text:p>22871.4</text:p>
          </table:table-cell>
          <table:table-cell office:value-type="float" office:value="7412.06" calcext:value-type="float">
            <text:p>7412.06</text:p>
          </table:table-cell>
          <table:table-cell table:style-name="ce3" office:value-type="float" office:value="1325450" calcext:value-type="float">
            <text:p>1.33E+06</text:p>
          </table:table-cell>
          <table:table-cell office:value-type="float" office:value="22636.6" calcext:value-type="float">
            <text:p>22636.60</text:p>
          </table:table-cell>
          <table:table-cell office:value-type="float" office:value="6576.94" calcext:value-type="float">
            <text:p>6576.94</text:p>
          </table:table-cell>
          <table:table-cell table:style-name="ce3" office:value-type="float" office:value="1325020" calcext:value-type="float">
            <text:p>1.33E+06</text:p>
          </table:table-cell>
          <table:table-cell office:value-type="float" office:value="22430.1" calcext:value-type="float">
            <text:p>22430.1</text:p>
          </table:table-cell>
          <table:table-cell office:value-type="float" office:value="6074.03" calcext:value-type="float">
            <text:p>6074.03</text:p>
          </table:table-cell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table:style-name="ce3" office:value-type="float" office:value="1338730" calcext:value-type="float">
            <text:p>1.34E+06</text:p>
          </table:table-cell>
          <table:table-cell office:value-type="float" office:value="23058" calcext:value-type="float">
            <text:p>23058</text:p>
          </table:table-cell>
          <table:table-cell office:value-type="float" office:value="7433.15" calcext:value-type="float">
            <text:p>7433.15</text:p>
          </table:table-cell>
          <table:table-cell table:style-name="ce3" office:value-type="float" office:value="1336030" calcext:value-type="float">
            <text:p>1.34E+06</text:p>
          </table:table-cell>
          <table:table-cell office:value-type="float" office:value="22793.9" calcext:value-type="float">
            <text:p>22793.90</text:p>
          </table:table-cell>
          <table:table-cell office:value-type="float" office:value="6543.21" calcext:value-type="float">
            <text:p>6543.21</text:p>
          </table:table-cell>
          <table:table-cell table:style-name="ce3" office:value-type="float" office:value="1335690" calcext:value-type="float">
            <text:p>1.34E+06</text:p>
          </table:table-cell>
          <table:table-cell office:value-type="float" office:value="22569.7" calcext:value-type="float">
            <text:p>22569.7</text:p>
          </table:table-cell>
          <table:table-cell office:value-type="float" office:value="6063.03" calcext:value-type="float">
            <text:p>6063.03</text:p>
          </table:table-cell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table:style-name="ce3" office:value-type="float" office:value="1349580" calcext:value-type="float">
            <text:p>1.35E+06</text:p>
          </table:table-cell>
          <table:table-cell office:value-type="float" office:value="23244.7" calcext:value-type="float">
            <text:p>23244.7</text:p>
          </table:table-cell>
          <table:table-cell office:value-type="float" office:value="7452.57" calcext:value-type="float">
            <text:p>7452.57</text:p>
          </table:table-cell>
          <table:table-cell table:style-name="ce3" office:value-type="float" office:value="1346560" calcext:value-type="float">
            <text:p>1.35E+06</text:p>
          </table:table-cell>
          <table:table-cell office:value-type="float" office:value="22949.7" calcext:value-type="float">
            <text:p>22949.70</text:p>
          </table:table-cell>
          <table:table-cell office:value-type="float" office:value="6507.76" calcext:value-type="float">
            <text:p>6507.76</text:p>
          </table:table-cell>
          <table:table-cell table:style-name="ce3" office:value-type="float" office:value="1346320" calcext:value-type="float">
            <text:p>1.35E+06</text:p>
          </table:table-cell>
          <table:table-cell office:value-type="float" office:value="22708.4" calcext:value-type="float">
            <text:p>22708.4</text:p>
          </table:table-cell>
          <table:table-cell office:value-type="float" office:value="6055.05" calcext:value-type="float">
            <text:p>6055.05</text:p>
          </table:table-cell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table:style-name="ce3" office:value-type="float" office:value="1360380" calcext:value-type="float">
            <text:p>1.36E+06</text:p>
          </table:table-cell>
          <table:table-cell office:value-type="float" office:value="23431.7" calcext:value-type="float">
            <text:p>23431.7</text:p>
          </table:table-cell>
          <table:table-cell office:value-type="float" office:value="7470.31" calcext:value-type="float">
            <text:p>7470.31</text:p>
          </table:table-cell>
          <table:table-cell table:style-name="ce3" office:value-type="float" office:value="1357030" calcext:value-type="float">
            <text:p>1.36E+06</text:p>
          </table:table-cell>
          <table:table-cell office:value-type="float" office:value="23103.7" calcext:value-type="float">
            <text:p>23103.70</text:p>
          </table:table-cell>
          <table:table-cell office:value-type="float" office:value="6470.67" calcext:value-type="float">
            <text:p>6470.67</text:p>
          </table:table-cell>
          <table:table-cell table:style-name="ce3" office:value-type="float" office:value="1356910" calcext:value-type="float">
            <text:p>1.36E+06</text:p>
          </table:table-cell>
          <table:table-cell office:value-type="float" office:value="22846.3" calcext:value-type="float">
            <text:p>22846.3</text:p>
          </table:table-cell>
          <table:table-cell office:value-type="float" office:value="6049.4" calcext:value-type="float">
            <text:p>6049.4</text:p>
          </table:table-cell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table:style-name="ce3" office:value-type="float" office:value="1371160" calcext:value-type="float">
            <text:p>1.37E+06</text:p>
          </table:table-cell>
          <table:table-cell office:value-type="float" office:value="23618.8" calcext:value-type="float">
            <text:p>23618.8</text:p>
          </table:table-cell>
          <table:table-cell office:value-type="float" office:value="7486.38" calcext:value-type="float">
            <text:p>7486.38</text:p>
          </table:table-cell>
          <table:table-cell table:style-name="ce3" office:value-type="float" office:value="1367450" calcext:value-type="float">
            <text:p>1.37E+06</text:p>
          </table:table-cell>
          <table:table-cell office:value-type="float" office:value="23256" calcext:value-type="float">
            <text:p>23256.00</text:p>
          </table:table-cell>
          <table:table-cell office:value-type="float" office:value="6432.02" calcext:value-type="float">
            <text:p>6432.02</text:p>
          </table:table-cell>
          <table:table-cell table:style-name="ce3" office:value-type="float" office:value="1367450" calcext:value-type="float">
            <text:p>1.37E+06</text:p>
          </table:table-cell>
          <table:table-cell office:value-type="float" office:value="22983.5" calcext:value-type="float">
            <text:p>22983.5</text:p>
          </table:table-cell>
          <table:table-cell office:value-type="float" office:value="6045.48" calcext:value-type="float">
            <text:p>6045.48</text:p>
          </table:table-cell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table:style-name="ce3" office:value-type="float" office:value="1381890" calcext:value-type="float">
            <text:p>1.38E+06</text:p>
          </table:table-cell>
          <table:table-cell office:value-type="float" office:value="23806" calcext:value-type="float">
            <text:p>23806</text:p>
          </table:table-cell>
          <table:table-cell office:value-type="float" office:value="7500.79" calcext:value-type="float">
            <text:p>7500.79</text:p>
          </table:table-cell>
          <table:table-cell table:style-name="ce3" office:value-type="float" office:value="1377800" calcext:value-type="float">
            <text:p>1.38E+06</text:p>
          </table:table-cell>
          <table:table-cell office:value-type="float" office:value="23406.6" calcext:value-type="float">
            <text:p>23406.60</text:p>
          </table:table-cell>
          <table:table-cell office:value-type="float" office:value="6391.89" calcext:value-type="float">
            <text:p>6391.89</text:p>
          </table:table-cell>
          <table:table-cell table:style-name="ce3" office:value-type="float" office:value="1377950" calcext:value-type="float">
            <text:p>1.38E+06</text:p>
          </table:table-cell>
          <table:table-cell office:value-type="float" office:value="23120" calcext:value-type="float">
            <text:p>23120</text:p>
          </table:table-cell>
          <table:table-cell office:value-type="float" office:value="6042.75" calcext:value-type="float">
            <text:p>6042.75</text:p>
          </table:table-cell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table:style-name="ce3" office:value-type="float" office:value="1392580" calcext:value-type="float">
            <text:p>1.39E+06</text:p>
          </table:table-cell>
          <table:table-cell office:value-type="float" office:value="23993.2" calcext:value-type="float">
            <text:p>23993.2</text:p>
          </table:table-cell>
          <table:table-cell office:value-type="float" office:value="7513.54" calcext:value-type="float">
            <text:p>7513.54</text:p>
          </table:table-cell>
          <table:table-cell table:style-name="ce3" office:value-type="float" office:value="1388080" calcext:value-type="float">
            <text:p>1.39E+06</text:p>
          </table:table-cell>
          <table:table-cell office:value-type="float" office:value="23555.4" calcext:value-type="float">
            <text:p>23555.40</text:p>
          </table:table-cell>
          <table:table-cell office:value-type="float" office:value="6350.33" calcext:value-type="float">
            <text:p>6350.33</text:p>
          </table:table-cell>
          <table:table-cell table:style-name="ce3" office:value-type="float" office:value="1388400" calcext:value-type="float">
            <text:p>1.39E+06</text:p>
          </table:table-cell>
          <table:table-cell office:value-type="float" office:value="23255.8" calcext:value-type="float">
            <text:p>23255.8</text:p>
          </table:table-cell>
          <table:table-cell office:value-type="float" office:value="6040.77" calcext:value-type="float">
            <text:p>6040.77</text:p>
          </table:table-cell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table:style-name="ce3" office:value-type="float" office:value="1403220" calcext:value-type="float">
            <text:p>1.40E+06</text:p>
          </table:table-cell>
          <table:table-cell office:value-type="float" office:value="24180.4" calcext:value-type="float">
            <text:p>24180.4</text:p>
          </table:table-cell>
          <table:table-cell office:value-type="float" office:value="7524.65" calcext:value-type="float">
            <text:p>7524.65</text:p>
          </table:table-cell>
          <table:table-cell table:style-name="ce3" office:value-type="float" office:value="1398300" calcext:value-type="float">
            <text:p>1.40E+06</text:p>
          </table:table-cell>
          <table:table-cell office:value-type="float" office:value="23702.4" calcext:value-type="float">
            <text:p>23702.40</text:p>
          </table:table-cell>
          <table:table-cell office:value-type="float" office:value="6307.43" calcext:value-type="float">
            <text:p>6307.43</text:p>
          </table:table-cell>
          <table:table-cell table:style-name="ce3" office:value-type="float" office:value="1398790" calcext:value-type="float">
            <text:p>1.40E+06</text:p>
          </table:table-cell>
          <table:table-cell office:value-type="float" office:value="23391.1" calcext:value-type="float">
            <text:p>23391.1</text:p>
          </table:table-cell>
          <table:table-cell office:value-type="float" office:value="6039.15" calcext:value-type="float">
            <text:p>6039.15</text:p>
          </table:table-cell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table:style-name="ce3" office:value-type="float" office:value="1413820" calcext:value-type="float">
            <text:p>1.41E+06</text:p>
          </table:table-cell>
          <table:table-cell office:value-type="float" office:value="24367.6" calcext:value-type="float">
            <text:p>24367.6</text:p>
          </table:table-cell>
          <table:table-cell office:value-type="float" office:value="7534.12" calcext:value-type="float">
            <text:p>7534.12</text:p>
          </table:table-cell>
          <table:table-cell table:style-name="ce3" office:value-type="float" office:value="1408440" calcext:value-type="float">
            <text:p>1.41E+06</text:p>
          </table:table-cell>
          <table:table-cell office:value-type="float" office:value="23847.6" calcext:value-type="float">
            <text:p>23847.60</text:p>
          </table:table-cell>
          <table:table-cell office:value-type="float" office:value="6262.42" calcext:value-type="float">
            <text:p>6262.42</text:p>
          </table:table-cell>
          <table:table-cell table:style-name="ce3" office:value-type="float" office:value="1409130" calcext:value-type="float">
            <text:p>1.41E+06</text:p>
          </table:table-cell>
          <table:table-cell office:value-type="float" office:value="23525.7" calcext:value-type="float">
            <text:p>23525.7</text:p>
          </table:table-cell>
          <table:table-cell office:value-type="float" office:value="6035.87" calcext:value-type="float">
            <text:p>6035.87</text:p>
          </table:table-cell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table:style-name="ce3" office:value-type="float" office:value="1424370" calcext:value-type="float">
            <text:p>1.42E+06</text:p>
          </table:table-cell>
          <table:table-cell office:value-type="float" office:value="24554.7" calcext:value-type="float">
            <text:p>24554.7</text:p>
          </table:table-cell>
          <table:table-cell office:value-type="float" office:value="7541.96" calcext:value-type="float">
            <text:p>7541.96</text:p>
          </table:table-cell>
          <table:table-cell table:style-name="ce3" office:value-type="float" office:value="1418510" calcext:value-type="float">
            <text:p>1.42E+06</text:p>
          </table:table-cell>
          <table:table-cell office:value-type="float" office:value="23990.8" calcext:value-type="float">
            <text:p>23990.80</text:p>
          </table:table-cell>
          <table:table-cell office:value-type="float" office:value="6219.39" calcext:value-type="float">
            <text:p>6219.39</text:p>
          </table:table-cell>
          <table:table-cell table:style-name="ce3" office:value-type="float" office:value="1419410" calcext:value-type="float">
            <text:p>1.42E+06</text:p>
          </table:table-cell>
          <table:table-cell office:value-type="float" office:value="23659.7" calcext:value-type="float">
            <text:p>23659.7</text:p>
          </table:table-cell>
          <table:table-cell office:value-type="float" office:value="6030.2" calcext:value-type="float">
            <text:p>6030.2</text:p>
          </table:table-cell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table:style-name="ce3" office:value-type="float" office:value="1434860" calcext:value-type="float">
            <text:p>1.43E+06</text:p>
          </table:table-cell>
          <table:table-cell office:value-type="float" office:value="24741.7" calcext:value-type="float">
            <text:p>24741.7</text:p>
          </table:table-cell>
          <table:table-cell office:value-type="float" office:value="7548.2" calcext:value-type="float">
            <text:p>7548.20</text:p>
          </table:table-cell>
          <table:table-cell table:style-name="ce3" office:value-type="float" office:value="1428510" calcext:value-type="float">
            <text:p>1.43E+06</text:p>
          </table:table-cell>
          <table:table-cell office:value-type="float" office:value="24132.2" calcext:value-type="float">
            <text:p>24132.20</text:p>
          </table:table-cell>
          <table:table-cell office:value-type="float" office:value="6179.57" calcext:value-type="float">
            <text:p>6179.57</text:p>
          </table:table-cell>
          <table:table-cell table:style-name="ce3" office:value-type="float" office:value="1429630" calcext:value-type="float">
            <text:p>1.43E+06</text:p>
          </table:table-cell>
          <table:table-cell office:value-type="float" office:value="23792.9" calcext:value-type="float">
            <text:p>23792.9</text:p>
          </table:table-cell>
          <table:table-cell office:value-type="float" office:value="6021.94" calcext:value-type="float">
            <text:p>6021.94</text:p>
          </table:table-cell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table:style-name="ce3" office:value-type="float" office:value="1445300" calcext:value-type="float">
            <text:p>1.45E+06</text:p>
          </table:table-cell>
          <table:table-cell office:value-type="float" office:value="24928.4" calcext:value-type="float">
            <text:p>24928.4</text:p>
          </table:table-cell>
          <table:table-cell office:value-type="float" office:value="7552.84" calcext:value-type="float">
            <text:p>7552.84</text:p>
          </table:table-cell>
          <table:table-cell table:style-name="ce3" office:value-type="float" office:value="1438430" calcext:value-type="float">
            <text:p>1.44E+06</text:p>
          </table:table-cell>
          <table:table-cell office:value-type="float" office:value="24272.1" calcext:value-type="float">
            <text:p>24272.10</text:p>
          </table:table-cell>
          <table:table-cell office:value-type="float" office:value="6142.96" calcext:value-type="float">
            <text:p>6142.96</text:p>
          </table:table-cell>
          <table:table-cell table:style-name="ce3" office:value-type="float" office:value="1439780" calcext:value-type="float">
            <text:p>1.44E+06</text:p>
          </table:table-cell>
          <table:table-cell office:value-type="float" office:value="23925.2" calcext:value-type="float">
            <text:p>23925.2</text:p>
          </table:table-cell>
          <table:table-cell office:value-type="float" office:value="6011.09" calcext:value-type="float">
            <text:p>6011.09</text:p>
          </table:table-cell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table:style-name="ce3" office:value-type="float" office:value="1455690" calcext:value-type="float">
            <text:p>1.46E+06</text:p>
          </table:table-cell>
          <table:table-cell office:value-type="float" office:value="25115" calcext:value-type="float">
            <text:p>25115</text:p>
          </table:table-cell>
          <table:table-cell office:value-type="float" office:value="7555.9" calcext:value-type="float">
            <text:p>7555.90</text:p>
          </table:table-cell>
          <table:table-cell table:style-name="ce3" office:value-type="float" office:value="1448270" calcext:value-type="float">
            <text:p>1.45E+06</text:p>
          </table:table-cell>
          <table:table-cell office:value-type="float" office:value="24410.3" calcext:value-type="float">
            <text:p>24410.30</text:p>
          </table:table-cell>
          <table:table-cell office:value-type="float" office:value="6109.16" calcext:value-type="float">
            <text:p>6109.16</text:p>
          </table:table-cell>
          <table:table-cell table:style-name="ce3" office:value-type="float" office:value="1449860" calcext:value-type="float">
            <text:p>1.45E+06</text:p>
          </table:table-cell>
          <table:table-cell office:value-type="float" office:value="24056.6" calcext:value-type="float">
            <text:p>24056.6</text:p>
          </table:table-cell>
          <table:table-cell office:value-type="float" office:value="5997.75" calcext:value-type="float">
            <text:p>5997.75</text:p>
          </table:table-cell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table:style-name="ce3" office:value-type="float" office:value="1466020" calcext:value-type="float">
            <text:p>1.47E+06</text:p>
          </table:table-cell>
          <table:table-cell office:value-type="float" office:value="25301.3" calcext:value-type="float">
            <text:p>25301.3</text:p>
          </table:table-cell>
          <table:table-cell office:value-type="float" office:value="7557.39" calcext:value-type="float">
            <text:p>7557.39</text:p>
          </table:table-cell>
          <table:table-cell table:style-name="ce3" office:value-type="float" office:value="1458030" calcext:value-type="float">
            <text:p>1.46E+06</text:p>
          </table:table-cell>
          <table:table-cell office:value-type="float" office:value="24547.2" calcext:value-type="float">
            <text:p>24547.20</text:p>
          </table:table-cell>
          <table:table-cell office:value-type="float" office:value="6077.69" calcext:value-type="float">
            <text:p>6077.69</text:p>
          </table:table-cell>
          <table:table-cell table:style-name="ce3" office:value-type="float" office:value="1459870" calcext:value-type="float">
            <text:p>1.46E+06</text:p>
          </table:table-cell>
          <table:table-cell office:value-type="float" office:value="24187.1" calcext:value-type="float">
            <text:p>24187.1</text:p>
          </table:table-cell>
          <table:table-cell office:value-type="float" office:value="5982.02" calcext:value-type="float">
            <text:p>5982.02</text:p>
          </table:table-cell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table:style-name="ce3" office:value-type="float" office:value="1476290" calcext:value-type="float">
            <text:p>1.48E+06</text:p>
          </table:table-cell>
          <table:table-cell office:value-type="float" office:value="25487.3" calcext:value-type="float">
            <text:p>25487.3</text:p>
          </table:table-cell>
          <table:table-cell office:value-type="float" office:value="7557.33" calcext:value-type="float">
            <text:p>7557.33</text:p>
          </table:table-cell>
          <table:table-cell table:style-name="ce3" office:value-type="float" office:value="1467710" calcext:value-type="float">
            <text:p>1.47E+06</text:p>
          </table:table-cell>
          <table:table-cell office:value-type="float" office:value="24682.8" calcext:value-type="float">
            <text:p>24682.80</text:p>
          </table:table-cell>
          <table:table-cell office:value-type="float" office:value="6048.05" calcext:value-type="float">
            <text:p>6048.05</text:p>
          </table:table-cell>
          <table:table-cell table:style-name="ce3" office:value-type="float" office:value="1469810" calcext:value-type="float">
            <text:p>1.47E+06</text:p>
          </table:table-cell>
          <table:table-cell office:value-type="float" office:value="24316.4" calcext:value-type="float">
            <text:p>24316.4</text:p>
          </table:table-cell>
          <table:table-cell office:value-type="float" office:value="5963.99" calcext:value-type="float">
            <text:p>5963.99</text:p>
          </table:table-cell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table:style-name="ce3" office:value-type="float" office:value="1486490" calcext:value-type="float">
            <text:p>1.49E+06</text:p>
          </table:table-cell>
          <table:table-cell office:value-type="float" office:value="25673" calcext:value-type="float">
            <text:p>25673</text:p>
          </table:table-cell>
          <table:table-cell office:value-type="float" office:value="7555.75" calcext:value-type="float">
            <text:p>7555.75</text:p>
          </table:table-cell>
          <table:table-cell table:style-name="ce3" office:value-type="float" office:value="1477300" calcext:value-type="float">
            <text:p>1.48E+06</text:p>
          </table:table-cell>
          <table:table-cell office:value-type="float" office:value="24817" calcext:value-type="float">
            <text:p>24817.00</text:p>
          </table:table-cell>
          <table:table-cell office:value-type="float" office:value="6019.82" calcext:value-type="float">
            <text:p>6019.82</text:p>
          </table:table-cell>
          <table:table-cell table:style-name="ce3" office:value-type="float" office:value="1479680" calcext:value-type="float">
            <text:p>1.48E+06</text:p>
          </table:table-cell>
          <table:table-cell office:value-type="float" office:value="24444.7" calcext:value-type="float">
            <text:p>24444.7</text:p>
          </table:table-cell>
          <table:table-cell office:value-type="float" office:value="5943.79" calcext:value-type="float">
            <text:p>5943.79</text:p>
          </table:table-cell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table:style-name="ce3" office:value-type="float" office:value="1496640" calcext:value-type="float">
            <text:p>1.50E+06</text:p>
          </table:table-cell>
          <table:table-cell office:value-type="float" office:value="25858.3" calcext:value-type="float">
            <text:p>25858.3</text:p>
          </table:table-cell>
          <table:table-cell office:value-type="float" office:value="7552.65" calcext:value-type="float">
            <text:p>7552.65</text:p>
          </table:table-cell>
          <table:table-cell table:style-name="ce3" office:value-type="float" office:value="1486810" calcext:value-type="float">
            <text:p>1.49E+06</text:p>
          </table:table-cell>
          <table:table-cell office:value-type="float" office:value="24950.1" calcext:value-type="float">
            <text:p>24950.10</text:p>
          </table:table-cell>
          <table:table-cell office:value-type="float" office:value="5992.58" calcext:value-type="float">
            <text:p>5992.58</text:p>
          </table:table-cell>
          <table:table-cell table:style-name="ce3" office:value-type="float" office:value="1489470" calcext:value-type="float">
            <text:p>1.49E+06</text:p>
          </table:table-cell>
          <table:table-cell office:value-type="float" office:value="24571.8" calcext:value-type="float">
            <text:p>24571.8</text:p>
          </table:table-cell>
          <table:table-cell office:value-type="float" office:value="5921.5" calcext:value-type="float">
            <text:p>5921.5</text:p>
          </table:table-cell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table:style-name="ce3" office:value-type="float" office:value="1506710" calcext:value-type="float">
            <text:p>1.51E+06</text:p>
          </table:table-cell>
          <table:table-cell office:value-type="float" office:value="26043.2" calcext:value-type="float">
            <text:p>26043.2</text:p>
          </table:table-cell>
          <table:table-cell office:value-type="float" office:value="7548.06" calcext:value-type="float">
            <text:p>7548.06</text:p>
          </table:table-cell>
          <table:table-cell table:style-name="ce3" office:value-type="float" office:value="1496220" calcext:value-type="float">
            <text:p>1.50E+06</text:p>
          </table:table-cell>
          <table:table-cell office:value-type="float" office:value="25082" calcext:value-type="float">
            <text:p>25082.00</text:p>
          </table:table-cell>
          <table:table-cell office:value-type="float" office:value="5966.02" calcext:value-type="float">
            <text:p>5966.02</text:p>
          </table:table-cell>
          <table:table-cell table:style-name="ce3" office:value-type="float" office:value="1499190" calcext:value-type="float">
            <text:p>1.50E+06</text:p>
          </table:table-cell>
          <table:table-cell office:value-type="float" office:value="24697.7" calcext:value-type="float">
            <text:p>24697.7</text:p>
          </table:table-cell>
          <table:table-cell office:value-type="float" office:value="5897.23" calcext:value-type="float">
            <text:p>5897.23</text:p>
          </table:table-cell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table:style-name="ce3" office:value-type="float" office:value="1516730" calcext:value-type="float">
            <text:p>1.52E+06</text:p>
          </table:table-cell>
          <table:table-cell office:value-type="float" office:value="26227.7" calcext:value-type="float">
            <text:p>26227.7</text:p>
          </table:table-cell>
          <table:table-cell office:value-type="float" office:value="7542" calcext:value-type="float">
            <text:p>7542.00</text:p>
          </table:table-cell>
          <table:table-cell table:style-name="ce3" office:value-type="float" office:value="1505540" calcext:value-type="float">
            <text:p>1.51E+06</text:p>
          </table:table-cell>
          <table:table-cell office:value-type="float" office:value="25212.7" calcext:value-type="float">
            <text:p>25212.70</text:p>
          </table:table-cell>
          <table:table-cell office:value-type="float" office:value="5939.82" calcext:value-type="float">
            <text:p>5939.82</text:p>
          </table:table-cell>
          <table:table-cell table:style-name="ce3" office:value-type="float" office:value="1508830" calcext:value-type="float">
            <text:p>1.51E+06</text:p>
          </table:table-cell>
          <table:table-cell office:value-type="float" office:value="24822.3" calcext:value-type="float">
            <text:p>24822.3</text:p>
          </table:table-cell>
          <table:table-cell office:value-type="float" office:value="5871.05" calcext:value-type="float">
            <text:p>5871.05</text:p>
          </table:table-cell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table:style-name="ce3" office:value-type="float" office:value="1526670" calcext:value-type="float">
            <text:p>1.53E+06</text:p>
          </table:table-cell>
          <table:table-cell office:value-type="float" office:value="26411.6" calcext:value-type="float">
            <text:p>26411.6</text:p>
          </table:table-cell>
          <table:table-cell office:value-type="float" office:value="7534.48" calcext:value-type="float">
            <text:p>7534.48</text:p>
          </table:table-cell>
          <table:table-cell table:style-name="ce3" office:value-type="float" office:value="1514760" calcext:value-type="float">
            <text:p>1.51E+06</text:p>
          </table:table-cell>
          <table:table-cell office:value-type="float" office:value="25342.4" calcext:value-type="float">
            <text:p>25342.40</text:p>
          </table:table-cell>
          <table:table-cell office:value-type="float" office:value="5913.76" calcext:value-type="float">
            <text:p>5913.76</text:p>
          </table:table-cell>
          <table:table-cell table:style-name="ce3" office:value-type="float" office:value="1518390" calcext:value-type="float">
            <text:p>1.52E+06</text:p>
          </table:table-cell>
          <table:table-cell office:value-type="float" office:value="24945.6" calcext:value-type="float">
            <text:p>24945.6</text:p>
          </table:table-cell>
          <table:table-cell office:value-type="float" office:value="5843.07" calcext:value-type="float">
            <text:p>5843.07</text:p>
          </table:table-cell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table:style-name="ce3" office:value-type="float" office:value="1536540" calcext:value-type="float">
            <text:p>1.54E+06</text:p>
          </table:table-cell>
          <table:table-cell office:value-type="float" office:value="26595.1" calcext:value-type="float">
            <text:p>26595.1</text:p>
          </table:table-cell>
          <table:table-cell office:value-type="float" office:value="7525.54" calcext:value-type="float">
            <text:p>7525.54</text:p>
          </table:table-cell>
          <table:table-cell table:style-name="ce3" office:value-type="float" office:value="1523880" calcext:value-type="float">
            <text:p>1.52E+06</text:p>
          </table:table-cell>
          <table:table-cell office:value-type="float" office:value="25470.9" calcext:value-type="float">
            <text:p>25470.90</text:p>
          </table:table-cell>
          <table:table-cell office:value-type="float" office:value="5887.6" calcext:value-type="float">
            <text:p>5887.6</text:p>
          </table:table-cell>
          <table:table-cell table:style-name="ce3" office:value-type="float" office:value="1527860" calcext:value-type="float">
            <text:p>1.53E+06</text:p>
          </table:table-cell>
          <table:table-cell office:value-type="float" office:value="25067.5" calcext:value-type="float">
            <text:p>25067.5</text:p>
          </table:table-cell>
          <table:table-cell office:value-type="float" office:value="5813.35" calcext:value-type="float">
            <text:p>5813.35</text:p>
          </table:table-cell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table:style-name="ce3" office:value-type="float" office:value="1546350" calcext:value-type="float">
            <text:p>1.55E+06</text:p>
          </table:table-cell>
          <table:table-cell office:value-type="float" office:value="26778" calcext:value-type="float">
            <text:p>26778</text:p>
          </table:table-cell>
          <table:table-cell office:value-type="float" office:value="7515.18" calcext:value-type="float">
            <text:p>7515.18</text:p>
          </table:table-cell>
          <table:table-cell table:style-name="ce3" office:value-type="float" office:value="1532900" calcext:value-type="float">
            <text:p>1.53E+06</text:p>
          </table:table-cell>
          <table:table-cell office:value-type="float" office:value="25598.3" calcext:value-type="float">
            <text:p>25598.30</text:p>
          </table:table-cell>
          <table:table-cell office:value-type="float" office:value="5861.16" calcext:value-type="float">
            <text:p>5861.16</text:p>
          </table:table-cell>
          <table:table-cell table:style-name="ce3" office:value-type="float" office:value="1537260" calcext:value-type="float">
            <text:p>1.54E+06</text:p>
          </table:table-cell>
          <table:table-cell office:value-type="float" office:value="25188.1" calcext:value-type="float">
            <text:p>25188.1</text:p>
          </table:table-cell>
          <table:table-cell office:value-type="float" office:value="5781.98" calcext:value-type="float">
            <text:p>5781.98</text:p>
          </table:table-cell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table:style-name="ce3" office:value-type="float" office:value="1556080" calcext:value-type="float">
            <text:p>1.56E+06</text:p>
          </table:table-cell>
          <table:table-cell office:value-type="float" office:value="26960.3" calcext:value-type="float">
            <text:p>26960.3</text:p>
          </table:table-cell>
          <table:table-cell office:value-type="float" office:value="7503.43" calcext:value-type="float">
            <text:p>7503.43</text:p>
          </table:table-cell>
          <table:table-cell table:style-name="ce3" office:value-type="float" office:value="1541830" calcext:value-type="float">
            <text:p>1.54E+06</text:p>
          </table:table-cell>
          <table:table-cell office:value-type="float" office:value="25724.6" calcext:value-type="float">
            <text:p>25724.60</text:p>
          </table:table-cell>
          <table:table-cell office:value-type="float" office:value="5834.31" calcext:value-type="float">
            <text:p>5834.31</text:p>
          </table:table-cell>
          <table:table-cell table:style-name="ce3" office:value-type="float" office:value="1546570" calcext:value-type="float">
            <text:p>1.55E+06</text:p>
          </table:table-cell>
          <table:table-cell office:value-type="float" office:value="25307.3" calcext:value-type="float">
            <text:p>25307.3</text:p>
          </table:table-cell>
          <table:table-cell office:value-type="float" office:value="5750.53" calcext:value-type="float">
            <text:p>5750.53</text:p>
          </table:table-cell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table:style-name="ce3" office:value-type="float" office:value="1565730" calcext:value-type="float">
            <text:p>1.57E+06</text:p>
          </table:table-cell>
          <table:table-cell office:value-type="float" office:value="27142" calcext:value-type="float">
            <text:p>27142</text:p>
          </table:table-cell>
          <table:table-cell office:value-type="float" office:value="7490.32" calcext:value-type="float">
            <text:p>7490.32</text:p>
          </table:table-cell>
          <table:table-cell table:style-name="ce3" office:value-type="float" office:value="1550650" calcext:value-type="float">
            <text:p>1.55E+06</text:p>
          </table:table-cell>
          <table:table-cell office:value-type="float" office:value="25849.8" calcext:value-type="float">
            <text:p>25849.80</text:p>
          </table:table-cell>
          <table:table-cell office:value-type="float" office:value="5806.92" calcext:value-type="float">
            <text:p>5806.92</text:p>
          </table:table-cell>
          <table:table-cell table:style-name="ce3" office:value-type="float" office:value="1555800" calcext:value-type="float">
            <text:p>1.56E+06</text:p>
          </table:table-cell>
          <table:table-cell office:value-type="float" office:value="25425.1" calcext:value-type="float">
            <text:p>25425.1</text:p>
          </table:table-cell>
          <table:table-cell office:value-type="float" office:value="5719.48" calcext:value-type="float">
            <text:p>5719.48</text:p>
          </table:table-cell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table:style-name="ce3" office:value-type="float" office:value="1575310" calcext:value-type="float">
            <text:p>1.58E+06</text:p>
          </table:table-cell>
          <table:table-cell office:value-type="float" office:value="27323" calcext:value-type="float">
            <text:p>27323</text:p>
          </table:table-cell>
          <table:table-cell office:value-type="float" office:value="7475.87" calcext:value-type="float">
            <text:p>7475.87</text:p>
          </table:table-cell>
          <table:table-cell table:style-name="ce3" office:value-type="float" office:value="1559360" calcext:value-type="float">
            <text:p>1.56E+06</text:p>
          </table:table-cell>
          <table:table-cell office:value-type="float" office:value="25974" calcext:value-type="float">
            <text:p>25974.00</text:p>
          </table:table-cell>
          <table:table-cell office:value-type="float" office:value="5778.87" calcext:value-type="float">
            <text:p>5778.87</text:p>
          </table:table-cell>
          <table:table-cell table:style-name="ce3" office:value-type="float" office:value="1564940" calcext:value-type="float">
            <text:p>1.56E+06</text:p>
          </table:table-cell>
          <table:table-cell office:value-type="float" office:value="25541.5" calcext:value-type="float">
            <text:p>25541.5</text:p>
          </table:table-cell>
          <table:table-cell office:value-type="float" office:value="5688.82" calcext:value-type="float">
            <text:p>5688.82</text:p>
          </table:table-cell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table:style-name="ce3" office:value-type="float" office:value="1584820" calcext:value-type="float">
            <text:p>1.58E+06</text:p>
          </table:table-cell>
          <table:table-cell office:value-type="float" office:value="27503.4" calcext:value-type="float">
            <text:p>27503.4</text:p>
          </table:table-cell>
          <table:table-cell office:value-type="float" office:value="7460.1" calcext:value-type="float">
            <text:p>7460.10</text:p>
          </table:table-cell>
          <table:table-cell table:style-name="ce3" office:value-type="float" office:value="1567970" calcext:value-type="float">
            <text:p>1.57E+06</text:p>
          </table:table-cell>
          <table:table-cell office:value-type="float" office:value="26097" calcext:value-type="float">
            <text:p>26097.00</text:p>
          </table:table-cell>
          <table:table-cell office:value-type="float" office:value="5750.1" calcext:value-type="float">
            <text:p>5750.1</text:p>
          </table:table-cell>
          <table:table-cell table:style-name="ce3" office:value-type="float" office:value="1574000" calcext:value-type="float">
            <text:p>1.57E+06</text:p>
          </table:table-cell>
          <table:table-cell office:value-type="float" office:value="25656.7" calcext:value-type="float">
            <text:p>25656.7</text:p>
          </table:table-cell>
          <table:table-cell office:value-type="float" office:value="5658.4" calcext:value-type="float">
            <text:p>5658.4</text:p>
          </table:table-cell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table:style-name="ce3" office:value-type="float" office:value="1594240" calcext:value-type="float">
            <text:p>1.59E+06</text:p>
          </table:table-cell>
          <table:table-cell office:value-type="float" office:value="27683" calcext:value-type="float">
            <text:p>27683</text:p>
          </table:table-cell>
          <table:table-cell office:value-type="float" office:value="7443.03" calcext:value-type="float">
            <text:p>7443.03</text:p>
          </table:table-cell>
          <table:table-cell table:style-name="ce3" office:value-type="float" office:value="1576470" calcext:value-type="float">
            <text:p>1.58E+06</text:p>
          </table:table-cell>
          <table:table-cell office:value-type="float" office:value="26218.9" calcext:value-type="float">
            <text:p>26218.90</text:p>
          </table:table-cell>
          <table:table-cell office:value-type="float" office:value="5720.53" calcext:value-type="float">
            <text:p>5720.53</text:p>
          </table:table-cell>
          <table:table-cell table:style-name="ce3" office:value-type="float" office:value="1582970" calcext:value-type="float">
            <text:p>1.58E+06</text:p>
          </table:table-cell>
          <table:table-cell office:value-type="float" office:value="25770.6" calcext:value-type="float">
            <text:p>25770.6</text:p>
          </table:table-cell>
          <table:table-cell office:value-type="float" office:value="5628.04" calcext:value-type="float">
            <text:p>5628.04</text:p>
          </table:table-cell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table:style-name="ce3" office:value-type="float" office:value="1603590" calcext:value-type="float">
            <text:p>1.60E+06</text:p>
          </table:table-cell>
          <table:table-cell office:value-type="float" office:value="27861.9" calcext:value-type="float">
            <text:p>27861.9</text:p>
          </table:table-cell>
          <table:table-cell office:value-type="float" office:value="7424.69" calcext:value-type="float">
            <text:p>7424.69</text:p>
          </table:table-cell>
          <table:table-cell table:style-name="ce3" office:value-type="float" office:value="1584870" calcext:value-type="float">
            <text:p>1.58E+06</text:p>
          </table:table-cell>
          <table:table-cell office:value-type="float" office:value="26339.6" calcext:value-type="float">
            <text:p>26339.60</text:p>
          </table:table-cell>
          <table:table-cell office:value-type="float" office:value="5690.13" calcext:value-type="float">
            <text:p>5690.13</text:p>
          </table:table-cell>
          <table:table-cell table:style-name="ce3" office:value-type="float" office:value="1591860" calcext:value-type="float">
            <text:p>1.59E+06</text:p>
          </table:table-cell>
          <table:table-cell office:value-type="float" office:value="25883.3" calcext:value-type="float">
            <text:p>25883.3</text:p>
          </table:table-cell>
          <table:table-cell office:value-type="float" office:value="5597.57" calcext:value-type="float">
            <text:p>5597.57</text:p>
          </table:table-cell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table:style-name="ce3" office:value-type="float" office:value="1612860" calcext:value-type="float">
            <text:p>1.61E+06</text:p>
          </table:table-cell>
          <table:table-cell office:value-type="float" office:value="28040.1" calcext:value-type="float">
            <text:p>28040.1</text:p>
          </table:table-cell>
          <table:table-cell office:value-type="float" office:value="7405.1" calcext:value-type="float">
            <text:p>7405.10</text:p>
          </table:table-cell>
          <table:table-cell table:style-name="ce3" office:value-type="float" office:value="1593150" calcext:value-type="float">
            <text:p>1.59E+06</text:p>
          </table:table-cell>
          <table:table-cell office:value-type="float" office:value="26459.2" calcext:value-type="float">
            <text:p>26459.20</text:p>
          </table:table-cell>
          <table:table-cell office:value-type="float" office:value="5658.84" calcext:value-type="float">
            <text:p>5658.84</text:p>
          </table:table-cell>
          <table:table-cell table:style-name="ce3" office:value-type="float" office:value="1600650" calcext:value-type="float">
            <text:p>1.60E+06</text:p>
          </table:table-cell>
          <table:table-cell office:value-type="float" office:value="25994.8" calcext:value-type="float">
            <text:p>25994.8</text:p>
          </table:table-cell>
          <table:table-cell office:value-type="float" office:value="5566.82" calcext:value-type="float">
            <text:p>5566.82</text:p>
          </table:table-cell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table:style-name="ce3" office:value-type="float" office:value="1622050" calcext:value-type="float">
            <text:p>1.62E+06</text:p>
          </table:table-cell>
          <table:table-cell office:value-type="float" office:value="28217.4" calcext:value-type="float">
            <text:p>28217.4</text:p>
          </table:table-cell>
          <table:table-cell office:value-type="float" office:value="7384.29" calcext:value-type="float">
            <text:p>7384.29</text:p>
          </table:table-cell>
          <table:table-cell table:style-name="ce3" office:value-type="float" office:value="1601330" calcext:value-type="float">
            <text:p>1.60E+06</text:p>
          </table:table-cell>
          <table:table-cell office:value-type="float" office:value="26577.7" calcext:value-type="float">
            <text:p>26577.70</text:p>
          </table:table-cell>
          <table:table-cell office:value-type="float" office:value="5626.64" calcext:value-type="float">
            <text:p>5626.64</text:p>
          </table:table-cell>
          <table:table-cell table:style-name="ce3" office:value-type="float" office:value="1609360" calcext:value-type="float">
            <text:p>1.61E+06</text:p>
          </table:table-cell>
          <table:table-cell office:value-type="float" office:value="26105" calcext:value-type="float">
            <text:p>26105</text:p>
          </table:table-cell>
          <table:table-cell office:value-type="float" office:value="5535.67" calcext:value-type="float">
            <text:p>5535.67</text:p>
          </table:table-cell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table:style-name="ce3" office:value-type="float" office:value="1631160" calcext:value-type="float">
            <text:p>1.63E+06</text:p>
          </table:table-cell>
          <table:table-cell office:value-type="float" office:value="28393.9" calcext:value-type="float">
            <text:p>28393.9</text:p>
          </table:table-cell>
          <table:table-cell office:value-type="float" office:value="7362.29" calcext:value-type="float">
            <text:p>7362.29</text:p>
          </table:table-cell>
          <table:table-cell table:style-name="ce3" office:value-type="float" office:value="1609390" calcext:value-type="float">
            <text:p>1.61E+06</text:p>
          </table:table-cell>
          <table:table-cell office:value-type="float" office:value="26695" calcext:value-type="float">
            <text:p>26695.00</text:p>
          </table:table-cell>
          <table:table-cell office:value-type="float" office:value="5593.52" calcext:value-type="float">
            <text:p>5593.52</text:p>
          </table:table-cell>
          <table:table-cell table:style-name="ce3" office:value-type="float" office:value="1617970" calcext:value-type="float">
            <text:p>1.62E+06</text:p>
          </table:table-cell>
          <table:table-cell office:value-type="float" office:value="26214.1" calcext:value-type="float">
            <text:p>26214.1</text:p>
          </table:table-cell>
          <table:table-cell office:value-type="float" office:value="5503.99" calcext:value-type="float">
            <text:p>5503.99</text:p>
          </table:table-cell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table:style-name="ce3" office:value-type="float" office:value="1640180" calcext:value-type="float">
            <text:p>1.64E+06</text:p>
          </table:table-cell>
          <table:table-cell office:value-type="float" office:value="28569.6" calcext:value-type="float">
            <text:p>28569.6</text:p>
          </table:table-cell>
          <table:table-cell office:value-type="float" office:value="7339.11" calcext:value-type="float">
            <text:p>7339.11</text:p>
          </table:table-cell>
          <table:table-cell table:style-name="ce3" office:value-type="float" office:value="1617340" calcext:value-type="float">
            <text:p>1.62E+06</text:p>
          </table:table-cell>
          <table:table-cell office:value-type="float" office:value="26811.1" calcext:value-type="float">
            <text:p>26811.10</text:p>
          </table:table-cell>
          <table:table-cell office:value-type="float" office:value="5559.47" calcext:value-type="float">
            <text:p>5559.47</text:p>
          </table:table-cell>
          <table:table-cell table:style-name="ce3" office:value-type="float" office:value="1626500" calcext:value-type="float">
            <text:p>1.63E+06</text:p>
          </table:table-cell>
          <table:table-cell office:value-type="float" office:value="26322" calcext:value-type="float">
            <text:p>26322</text:p>
          </table:table-cell>
          <table:table-cell office:value-type="float" office:value="5471.69" calcext:value-type="float">
            <text:p>5471.69</text:p>
          </table:table-cell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table:style-name="ce3" office:value-type="float" office:value="1649120" calcext:value-type="float">
            <text:p>1.65E+06</text:p>
          </table:table-cell>
          <table:table-cell office:value-type="float" office:value="28744.4" calcext:value-type="float">
            <text:p>28744.4</text:p>
          </table:table-cell>
          <table:table-cell office:value-type="float" office:value="7314.78" calcext:value-type="float">
            <text:p>7314.78</text:p>
          </table:table-cell>
          <table:table-cell table:style-name="ce3" office:value-type="float" office:value="1625180" calcext:value-type="float">
            <text:p>1.63E+06</text:p>
          </table:table-cell>
          <table:table-cell office:value-type="float" office:value="26926" calcext:value-type="float">
            <text:p>26926.00</text:p>
          </table:table-cell>
          <table:table-cell office:value-type="float" office:value="5524.49" calcext:value-type="float">
            <text:p>5524.49</text:p>
          </table:table-cell>
          <table:table-cell table:style-name="ce3" office:value-type="float" office:value="1634930" calcext:value-type="float">
            <text:p>1.63E+06</text:p>
          </table:table-cell>
          <table:table-cell office:value-type="float" office:value="26428.7" calcext:value-type="float">
            <text:p>26428.7</text:p>
          </table:table-cell>
          <table:table-cell office:value-type="float" office:value="5438.7" calcext:value-type="float">
            <text:p>5438.7</text:p>
          </table:table-cell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table:style-name="ce3" office:value-type="float" office:value="1657980" calcext:value-type="float">
            <text:p>1.66E+06</text:p>
          </table:table-cell>
          <table:table-cell office:value-type="float" office:value="28918.3" calcext:value-type="float">
            <text:p>28918.3</text:p>
          </table:table-cell>
          <table:table-cell office:value-type="float" office:value="7289.34" calcext:value-type="float">
            <text:p>7289.34</text:p>
          </table:table-cell>
          <table:table-cell table:style-name="ce3" office:value-type="float" office:value="1632910" calcext:value-type="float">
            <text:p>1.63E+06</text:p>
          </table:table-cell>
          <table:table-cell office:value-type="float" office:value="27039.8" calcext:value-type="float">
            <text:p>27039.80</text:p>
          </table:table-cell>
          <table:table-cell office:value-type="float" office:value="5488.59" calcext:value-type="float">
            <text:p>5488.59</text:p>
          </table:table-cell>
          <table:table-cell table:style-name="ce3" office:value-type="float" office:value="1643270" calcext:value-type="float">
            <text:p>1.64E+06</text:p>
          </table:table-cell>
          <table:table-cell office:value-type="float" office:value="26534.2" calcext:value-type="float">
            <text:p>26534.2</text:p>
          </table:table-cell>
          <table:table-cell office:value-type="float" office:value="5404.94" calcext:value-type="float">
            <text:p>5404.94</text:p>
          </table:table-cell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table:style-name="ce3" office:value-type="float" office:value="1666760" calcext:value-type="float">
            <text:p>1.67E+06</text:p>
          </table:table-cell>
          <table:table-cell office:value-type="float" office:value="29091.2" calcext:value-type="float">
            <text:p>29091.2</text:p>
          </table:table-cell>
          <table:table-cell office:value-type="float" office:value="7262.8" calcext:value-type="float">
            <text:p>7262.80</text:p>
          </table:table-cell>
          <table:table-cell table:style-name="ce3" office:value-type="float" office:value="1640530" calcext:value-type="float">
            <text:p>1.64E+06</text:p>
          </table:table-cell>
          <table:table-cell office:value-type="float" office:value="27152.3" calcext:value-type="float">
            <text:p>27152.30</text:p>
          </table:table-cell>
          <table:table-cell office:value-type="float" office:value="5451.77" calcext:value-type="float">
            <text:p>5451.77</text:p>
          </table:table-cell>
          <table:table-cell table:style-name="ce3" office:value-type="float" office:value="1651510" calcext:value-type="float">
            <text:p>1.65E+06</text:p>
          </table:table-cell>
          <table:table-cell office:value-type="float" office:value="26638.5" calcext:value-type="float">
            <text:p>26638.5</text:p>
          </table:table-cell>
          <table:table-cell office:value-type="float" office:value="5370.39" calcext:value-type="float">
            <text:p>5370.39</text:p>
          </table:table-cell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table:style-name="ce3" office:value-type="float" office:value="1675440" calcext:value-type="float">
            <text:p>1.68E+06</text:p>
          </table:table-cell>
          <table:table-cell office:value-type="float" office:value="29263.2" calcext:value-type="float">
            <text:p>29263.2</text:p>
          </table:table-cell>
          <table:table-cell office:value-type="float" office:value="7235.19" calcext:value-type="float">
            <text:p>7235.19</text:p>
          </table:table-cell>
          <table:table-cell table:style-name="ce3" office:value-type="float" office:value="1648030" calcext:value-type="float">
            <text:p>1.65E+06</text:p>
          </table:table-cell>
          <table:table-cell office:value-type="float" office:value="27263.5" calcext:value-type="float">
            <text:p>27263.50</text:p>
          </table:table-cell>
          <table:table-cell office:value-type="float" office:value="5414.05" calcext:value-type="float">
            <text:p>5414.05</text:p>
          </table:table-cell>
          <table:table-cell table:style-name="ce3" office:value-type="float" office:value="1659660" calcext:value-type="float">
            <text:p>1.66E+06</text:p>
          </table:table-cell>
          <table:table-cell office:value-type="float" office:value="26741.5" calcext:value-type="float">
            <text:p>26741.5</text:p>
          </table:table-cell>
          <table:table-cell office:value-type="float" office:value="5334.99" calcext:value-type="float">
            <text:p>5334.99</text:p>
          </table:table-cell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table:style-name="ce3" office:value-type="float" office:value="1684050" calcext:value-type="float">
            <text:p>1.68E+06</text:p>
          </table:table-cell>
          <table:table-cell office:value-type="float" office:value="29434.3" calcext:value-type="float">
            <text:p>29434.3</text:p>
          </table:table-cell>
          <table:table-cell office:value-type="float" office:value="7206.54" calcext:value-type="float">
            <text:p>7206.54</text:p>
          </table:table-cell>
          <table:table-cell table:style-name="ce3" office:value-type="float" office:value="1655410" calcext:value-type="float">
            <text:p>1.66E+06</text:p>
          </table:table-cell>
          <table:table-cell office:value-type="float" office:value="27373.6" calcext:value-type="float">
            <text:p>27373.60</text:p>
          </table:table-cell>
          <table:table-cell office:value-type="float" office:value="5375.45" calcext:value-type="float">
            <text:p>5375.45</text:p>
          </table:table-cell>
          <table:table-cell table:style-name="ce3" office:value-type="float" office:value="1667720" calcext:value-type="float">
            <text:p>1.67E+06</text:p>
          </table:table-cell>
          <table:table-cell office:value-type="float" office:value="26843.4" calcext:value-type="float">
            <text:p>26843.4</text:p>
          </table:table-cell>
          <table:table-cell office:value-type="float" office:value="5298.72" calcext:value-type="float">
            <text:p>5298.72</text:p>
          </table:table-cell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table:style-name="ce3" office:value-type="float" office:value="1692560" calcext:value-type="float">
            <text:p>1.69E+06</text:p>
          </table:table-cell>
          <table:table-cell office:value-type="float" office:value="29604.3" calcext:value-type="float">
            <text:p>29604.3</text:p>
          </table:table-cell>
          <table:table-cell office:value-type="float" office:value="7176.87" calcext:value-type="float">
            <text:p>7176.87</text:p>
          </table:table-cell>
          <table:table-cell table:style-name="ce3" office:value-type="float" office:value="1662690" calcext:value-type="float">
            <text:p>1.66E+06</text:p>
          </table:table-cell>
          <table:table-cell office:value-type="float" office:value="27482.4" calcext:value-type="float">
            <text:p>27482.40</text:p>
          </table:table-cell>
          <table:table-cell office:value-type="float" office:value="5336.58" calcext:value-type="float">
            <text:p>5336.58</text:p>
          </table:table-cell>
          <table:table-cell table:style-name="ce3" office:value-type="float" office:value="1675680" calcext:value-type="float">
            <text:p>1.68E+06</text:p>
          </table:table-cell>
          <table:table-cell office:value-type="float" office:value="26944.1" calcext:value-type="float">
            <text:p>26944.1</text:p>
          </table:table-cell>
          <table:table-cell office:value-type="float" office:value="5261.58" calcext:value-type="float">
            <text:p>5261.58</text:p>
          </table:table-cell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table:style-name="ce3" office:value-type="float" office:value="1700990" calcext:value-type="float">
            <text:p>1.70E+06</text:p>
          </table:table-cell>
          <table:table-cell office:value-type="float" office:value="29773.3" calcext:value-type="float">
            <text:p>29773.3</text:p>
          </table:table-cell>
          <table:table-cell office:value-type="float" office:value="7146.2" calcext:value-type="float">
            <text:p>7146.20</text:p>
          </table:table-cell>
          <table:table-cell table:style-name="ce3" office:value-type="float" office:value="1669850" calcext:value-type="float">
            <text:p>1.67E+06</text:p>
          </table:table-cell>
          <table:table-cell office:value-type="float" office:value="27589.9" calcext:value-type="float">
            <text:p>27589.90</text:p>
          </table:table-cell>
          <table:table-cell office:value-type="float" office:value="5297.62" calcext:value-type="float">
            <text:p>5297.62</text:p>
          </table:table-cell>
          <table:table-cell table:style-name="ce3" office:value-type="float" office:value="1683550" calcext:value-type="float">
            <text:p>1.68E+06</text:p>
          </table:table-cell>
          <table:table-cell office:value-type="float" office:value="27043.6" calcext:value-type="float">
            <text:p>27043.6</text:p>
          </table:table-cell>
          <table:table-cell office:value-type="float" office:value="5223.54" calcext:value-type="float">
            <text:p>5223.54</text:p>
          </table:table-cell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table:style-name="ce3" office:value-type="float" office:value="1709330" calcext:value-type="float">
            <text:p>1.71E+06</text:p>
          </table:table-cell>
          <table:table-cell office:value-type="float" office:value="29941.3" calcext:value-type="float">
            <text:p>29941.3</text:p>
          </table:table-cell>
          <table:table-cell office:value-type="float" office:value="7114.58" calcext:value-type="float">
            <text:p>7114.58</text:p>
          </table:table-cell>
          <table:table-cell table:style-name="ce3" office:value-type="float" office:value="1676900" calcext:value-type="float">
            <text:p>1.68E+06</text:p>
          </table:table-cell>
          <table:table-cell office:value-type="float" office:value="27696.3" calcext:value-type="float">
            <text:p>27696.30</text:p>
          </table:table-cell>
          <table:table-cell office:value-type="float" office:value="5258.56" calcext:value-type="float">
            <text:p>5258.56</text:p>
          </table:table-cell>
          <table:table-cell table:style-name="ce3" office:value-type="float" office:value="1691320" calcext:value-type="float">
            <text:p>1.69E+06</text:p>
          </table:table-cell>
          <table:table-cell office:value-type="float" office:value="27141.9" calcext:value-type="float">
            <text:p>27141.9</text:p>
          </table:table-cell>
          <table:table-cell office:value-type="float" office:value="5184.62" calcext:value-type="float">
            <text:p>5184.62</text:p>
          </table:table-cell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table:style-name="ce3" office:value-type="float" office:value="1717590" calcext:value-type="float">
            <text:p>1.72E+06</text:p>
          </table:table-cell>
          <table:table-cell office:value-type="float" office:value="30108.2" calcext:value-type="float">
            <text:p>30108.2</text:p>
          </table:table-cell>
          <table:table-cell office:value-type="float" office:value="7082.02" calcext:value-type="float">
            <text:p>7082.02</text:p>
          </table:table-cell>
          <table:table-cell table:style-name="ce3" office:value-type="float" office:value="1683830" calcext:value-type="float">
            <text:p>1.68E+06</text:p>
          </table:table-cell>
          <table:table-cell office:value-type="float" office:value="27801.4" calcext:value-type="float">
            <text:p>27801.40</text:p>
          </table:table-cell>
          <table:table-cell office:value-type="float" office:value="5219.34" calcext:value-type="float">
            <text:p>5219.34</text:p>
          </table:table-cell>
          <table:table-cell table:style-name="ce3" office:value-type="float" office:value="1699000" calcext:value-type="float">
            <text:p>1.70E+06</text:p>
          </table:table-cell>
          <table:table-cell office:value-type="float" office:value="27238.9" calcext:value-type="float">
            <text:p>27238.9</text:p>
          </table:table-cell>
          <table:table-cell office:value-type="float" office:value="5144.81" calcext:value-type="float">
            <text:p>5144.81</text:p>
          </table:table-cell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table:style-name="ce3" office:value-type="float" office:value="1725750" calcext:value-type="float">
            <text:p>1.73E+06</text:p>
          </table:table-cell>
          <table:table-cell office:value-type="float" office:value="30274.1" calcext:value-type="float">
            <text:p>30274.1</text:p>
          </table:table-cell>
          <table:table-cell office:value-type="float" office:value="7048.54" calcext:value-type="float">
            <text:p>7048.54</text:p>
          </table:table-cell>
          <table:table-cell table:style-name="ce3" office:value-type="float" office:value="1690650" calcext:value-type="float">
            <text:p>1.69E+06</text:p>
          </table:table-cell>
          <table:table-cell office:value-type="float" office:value="27905.3" calcext:value-type="float">
            <text:p>27905.30</text:p>
          </table:table-cell>
          <table:table-cell office:value-type="float" office:value="5179.88" calcext:value-type="float">
            <text:p>5179.88</text:p>
          </table:table-cell>
          <table:table-cell table:style-name="ce3" office:value-type="float" office:value="1706580" calcext:value-type="float">
            <text:p>1.71E+06</text:p>
          </table:table-cell>
          <table:table-cell office:value-type="float" office:value="27334.7" calcext:value-type="float">
            <text:p>27334.7</text:p>
          </table:table-cell>
          <table:table-cell office:value-type="float" office:value="5104.13" calcext:value-type="float">
            <text:p>5104.13</text:p>
          </table:table-cell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table:style-name="ce3" office:value-type="float" office:value="1733830" calcext:value-type="float">
            <text:p>1.73E+06</text:p>
          </table:table-cell>
          <table:table-cell office:value-type="float" office:value="30438.9" calcext:value-type="float">
            <text:p>30438.9</text:p>
          </table:table-cell>
          <table:table-cell office:value-type="float" office:value="7014.18" calcext:value-type="float">
            <text:p>7014.18</text:p>
          </table:table-cell>
          <table:table-cell table:style-name="ce3" office:value-type="float" office:value="1697360" calcext:value-type="float">
            <text:p>1.70E+06</text:p>
          </table:table-cell>
          <table:table-cell office:value-type="float" office:value="28008.1" calcext:value-type="float">
            <text:p>28008.10</text:p>
          </table:table-cell>
          <table:table-cell office:value-type="float" office:value="5140.11" calcext:value-type="float">
            <text:p>5140.11</text:p>
          </table:table-cell>
          <table:table-cell table:style-name="ce3" office:value-type="float" office:value="1714060" calcext:value-type="float">
            <text:p>1.71E+06</text:p>
          </table:table-cell>
          <table:table-cell office:value-type="float" office:value="27429.3" calcext:value-type="float">
            <text:p>27429.3</text:p>
          </table:table-cell>
          <table:table-cell office:value-type="float" office:value="5062.59" calcext:value-type="float">
            <text:p>5062.59</text:p>
          </table:table-cell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table:style-name="ce3" office:value-type="float" office:value="1741820" calcext:value-type="float">
            <text:p>1.74E+06</text:p>
          </table:table-cell>
          <table:table-cell office:value-type="float" office:value="30602.5" calcext:value-type="float">
            <text:p>30602.5</text:p>
          </table:table-cell>
          <table:table-cell office:value-type="float" office:value="6978.96" calcext:value-type="float">
            <text:p>6978.96</text:p>
          </table:table-cell>
          <table:table-cell table:style-name="ce3" office:value-type="float" office:value="1703960" calcext:value-type="float">
            <text:p>1.70E+06</text:p>
          </table:table-cell>
          <table:table-cell office:value-type="float" office:value="28109.7" calcext:value-type="float">
            <text:p>28109.70</text:p>
          </table:table-cell>
          <table:table-cell office:value-type="float" office:value="5099.99" calcext:value-type="float">
            <text:p>5099.99</text:p>
          </table:table-cell>
          <table:table-cell table:style-name="ce3" office:value-type="float" office:value="1721450" calcext:value-type="float">
            <text:p>1.72E+06</text:p>
          </table:table-cell>
          <table:table-cell office:value-type="float" office:value="27522.6" calcext:value-type="float">
            <text:p>27522.6</text:p>
          </table:table-cell>
          <table:table-cell office:value-type="float" office:value="5020.22" calcext:value-type="float">
            <text:p>5020.22</text:p>
          </table:table-cell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table:style-name="ce3" office:value-type="float" office:value="1749720" calcext:value-type="float">
            <text:p>1.75E+06</text:p>
          </table:table-cell>
          <table:table-cell office:value-type="float" office:value="30765.1" calcext:value-type="float">
            <text:p>30765.1</text:p>
          </table:table-cell>
          <table:table-cell office:value-type="float" office:value="6942.91" calcext:value-type="float">
            <text:p>6942.91</text:p>
          </table:table-cell>
          <table:table-cell table:style-name="ce3" office:value-type="float" office:value="1710440" calcext:value-type="float">
            <text:p>1.71E+06</text:p>
          </table:table-cell>
          <table:table-cell office:value-type="float" office:value="28210.2" calcext:value-type="float">
            <text:p>28210.20</text:p>
          </table:table-cell>
          <table:table-cell office:value-type="float" office:value="5059.46" calcext:value-type="float">
            <text:p>5059.46</text:p>
          </table:table-cell>
          <table:table-cell table:style-name="ce3" office:value-type="float" office:value="1728740" calcext:value-type="float">
            <text:p>1.73E+06</text:p>
          </table:table-cell>
          <table:table-cell office:value-type="float" office:value="27614.7" calcext:value-type="float">
            <text:p>27614.7</text:p>
          </table:table-cell>
          <table:table-cell office:value-type="float" office:value="4977.02" calcext:value-type="float">
            <text:p>4977.02</text:p>
          </table:table-cell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table:style-name="ce3" office:value-type="float" office:value="1757540" calcext:value-type="float">
            <text:p>1.76E+06</text:p>
          </table:table-cell>
          <table:table-cell office:value-type="float" office:value="30926.5" calcext:value-type="float">
            <text:p>30926.5</text:p>
          </table:table-cell>
          <table:table-cell office:value-type="float" office:value="6906.05" calcext:value-type="float">
            <text:p>6906.05</text:p>
          </table:table-cell>
          <table:table-cell table:style-name="ce3" office:value-type="float" office:value="1716820" calcext:value-type="float">
            <text:p>1.72E+06</text:p>
          </table:table-cell>
          <table:table-cell office:value-type="float" office:value="28309.5" calcext:value-type="float">
            <text:p>28309.50</text:p>
          </table:table-cell>
          <table:table-cell office:value-type="float" office:value="5018.48" calcext:value-type="float">
            <text:p>5018.48</text:p>
          </table:table-cell>
          <table:table-cell table:style-name="ce3" office:value-type="float" office:value="1735940" calcext:value-type="float">
            <text:p>1.74E+06</text:p>
          </table:table-cell>
          <table:table-cell office:value-type="float" office:value="27705.5" calcext:value-type="float">
            <text:p>27705.5</text:p>
          </table:table-cell>
          <table:table-cell office:value-type="float" office:value="4933.04" calcext:value-type="float">
            <text:p>4933.04</text:p>
          </table:table-cell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table:style-name="ce3" office:value-type="float" office:value="1765260" calcext:value-type="float">
            <text:p>1.77E+06</text:p>
          </table:table-cell>
          <table:table-cell office:value-type="float" office:value="31086.7" calcext:value-type="float">
            <text:p>31086.7</text:p>
          </table:table-cell>
          <table:table-cell office:value-type="float" office:value="6868.42" calcext:value-type="float">
            <text:p>6868.42</text:p>
          </table:table-cell>
          <table:table-cell table:style-name="ce3" office:value-type="float" office:value="1723080" calcext:value-type="float">
            <text:p>1.72E+06</text:p>
          </table:table-cell>
          <table:table-cell office:value-type="float" office:value="28407.6" calcext:value-type="float">
            <text:p>28407.60</text:p>
          </table:table-cell>
          <table:table-cell office:value-type="float" office:value="4977.04" calcext:value-type="float">
            <text:p>4977.04</text:p>
          </table:table-cell>
          <table:table-cell table:style-name="ce3" office:value-type="float" office:value="1743040" calcext:value-type="float">
            <text:p>1.74E+06</text:p>
          </table:table-cell>
          <table:table-cell office:value-type="float" office:value="27795" calcext:value-type="float">
            <text:p>27795</text:p>
          </table:table-cell>
          <table:table-cell office:value-type="float" office:value="4888.29" calcext:value-type="float">
            <text:p>4888.29</text:p>
          </table:table-cell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table:style-name="ce3" office:value-type="float" office:value="1772890" calcext:value-type="float">
            <text:p>1.77E+06</text:p>
          </table:table-cell>
          <table:table-cell office:value-type="float" office:value="31245.8" calcext:value-type="float">
            <text:p>31245.8</text:p>
          </table:table-cell>
          <table:table-cell office:value-type="float" office:value="6830.02" calcext:value-type="float">
            <text:p>6830.02</text:p>
          </table:table-cell>
          <table:table-cell table:style-name="ce3" office:value-type="float" office:value="1729230" calcext:value-type="float">
            <text:p>1.73E+06</text:p>
          </table:table-cell>
          <table:table-cell office:value-type="float" office:value="28504.5" calcext:value-type="float">
            <text:p>28504.50</text:p>
          </table:table-cell>
          <table:table-cell office:value-type="float" office:value="4935.11" calcext:value-type="float">
            <text:p>4935.11</text:p>
          </table:table-cell>
          <table:table-cell table:style-name="ce3" office:value-type="float" office:value="1750050" calcext:value-type="float">
            <text:p>1.75E+06</text:p>
          </table:table-cell>
          <table:table-cell office:value-type="float" office:value="27883.3" calcext:value-type="float">
            <text:p>27883.3</text:p>
          </table:table-cell>
          <table:table-cell office:value-type="float" office:value="4842.81" calcext:value-type="float">
            <text:p>4842.81</text:p>
          </table:table-cell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table:style-name="ce3" office:value-type="float" office:value="1780440" calcext:value-type="float">
            <text:p>1.78E+06</text:p>
          </table:table-cell>
          <table:table-cell office:value-type="float" office:value="31403.7" calcext:value-type="float">
            <text:p>31403.7</text:p>
          </table:table-cell>
          <table:table-cell office:value-type="float" office:value="6790.9" calcext:value-type="float">
            <text:p>6790.90</text:p>
          </table:table-cell>
          <table:table-cell table:style-name="ce3" office:value-type="float" office:value="1735270" calcext:value-type="float">
            <text:p>1.74E+06</text:p>
          </table:table-cell>
          <table:table-cell office:value-type="float" office:value="28600.3" calcext:value-type="float">
            <text:p>28600.30</text:p>
          </table:table-cell>
          <table:table-cell office:value-type="float" office:value="4892.67" calcext:value-type="float">
            <text:p>4892.67</text:p>
          </table:table-cell>
          <table:table-cell table:style-name="ce3" office:value-type="float" office:value="1756960" calcext:value-type="float">
            <text:p>1.76E+06</text:p>
          </table:table-cell>
          <table:table-cell office:value-type="float" office:value="27970.4" calcext:value-type="float">
            <text:p>27970.4</text:p>
          </table:table-cell>
          <table:table-cell office:value-type="float" office:value="4796.62" calcext:value-type="float">
            <text:p>4796.62</text:p>
          </table:table-cell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table:style-name="ce3" office:value-type="float" office:value="1787890" calcext:value-type="float">
            <text:p>1.79E+06</text:p>
          </table:table-cell>
          <table:table-cell office:value-type="float" office:value="31560.4" calcext:value-type="float">
            <text:p>31560.4</text:p>
          </table:table-cell>
          <table:table-cell office:value-type="float" office:value="6751.08" calcext:value-type="float">
            <text:p>6751.08</text:p>
          </table:table-cell>
          <table:table-cell table:style-name="ce3" office:value-type="float" office:value="1741190" calcext:value-type="float">
            <text:p>1.74E+06</text:p>
          </table:table-cell>
          <table:table-cell office:value-type="float" office:value="28695" calcext:value-type="float">
            <text:p>28695.00</text:p>
          </table:table-cell>
          <table:table-cell office:value-type="float" office:value="4849.74" calcext:value-type="float">
            <text:p>4849.74</text:p>
          </table:table-cell>
          <table:table-cell table:style-name="ce3" office:value-type="float" office:value="1763770" calcext:value-type="float">
            <text:p>1.76E+06</text:p>
          </table:table-cell>
          <table:table-cell office:value-type="float" office:value="28056.2" calcext:value-type="float">
            <text:p>28056.2</text:p>
          </table:table-cell>
          <table:table-cell office:value-type="float" office:value="4749.75" calcext:value-type="float">
            <text:p>4749.75</text:p>
          </table:table-cell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table:style-name="ce3" office:value-type="float" office:value="1795260" calcext:value-type="float">
            <text:p>1.80E+06</text:p>
          </table:table-cell>
          <table:table-cell office:value-type="float" office:value="31715.8" calcext:value-type="float">
            <text:p>31715.8</text:p>
          </table:table-cell>
          <table:table-cell office:value-type="float" office:value="6710.58" calcext:value-type="float">
            <text:p>6710.58</text:p>
          </table:table-cell>
          <table:table-cell table:style-name="ce3" office:value-type="float" office:value="1747010" calcext:value-type="float">
            <text:p>1.75E+06</text:p>
          </table:table-cell>
          <table:table-cell office:value-type="float" office:value="28788.4" calcext:value-type="float">
            <text:p>28788.40</text:p>
          </table:table-cell>
          <table:table-cell office:value-type="float" office:value="4806.3" calcext:value-type="float">
            <text:p>4806.3</text:p>
          </table:table-cell>
          <table:table-cell table:style-name="ce3" office:value-type="float" office:value="1770490" calcext:value-type="float">
            <text:p>1.77E+06</text:p>
          </table:table-cell>
          <table:table-cell office:value-type="float" office:value="28140.7" calcext:value-type="float">
            <text:p>28140.7</text:p>
          </table:table-cell>
          <table:table-cell office:value-type="float" office:value="4702.25" calcext:value-type="float">
            <text:p>4702.25</text:p>
          </table:table-cell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table:style-name="ce3" office:value-type="float" office:value="1802530" calcext:value-type="float">
            <text:p>1.80E+06</text:p>
          </table:table-cell>
          <table:table-cell office:value-type="float" office:value="31870.1" calcext:value-type="float">
            <text:p>31870.1</text:p>
          </table:table-cell>
          <table:table-cell office:value-type="float" office:value="6669.43" calcext:value-type="float">
            <text:p>6669.43</text:p>
          </table:table-cell>
          <table:table-cell table:style-name="ce3" office:value-type="float" office:value="1752730" calcext:value-type="float">
            <text:p>1.75E+06</text:p>
          </table:table-cell>
          <table:table-cell office:value-type="float" office:value="28880.7" calcext:value-type="float">
            <text:p>28880.70</text:p>
          </table:table-cell>
          <table:table-cell office:value-type="float" office:value="4762.37" calcext:value-type="float">
            <text:p>4762.37</text:p>
          </table:table-cell>
          <table:table-cell table:style-name="ce3" office:value-type="float" office:value="1777120" calcext:value-type="float">
            <text:p>1.78E+06</text:p>
          </table:table-cell>
          <table:table-cell office:value-type="float" office:value="28223.9" calcext:value-type="float">
            <text:p>28223.9</text:p>
          </table:table-cell>
          <table:table-cell office:value-type="float" office:value="4654.13" calcext:value-type="float">
            <text:p>4654.13</text:p>
          </table:table-cell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table:style-name="ce3" office:value-type="float" office:value="1809720" calcext:value-type="float">
            <text:p>1.81E+06</text:p>
          </table:table-cell>
          <table:table-cell office:value-type="float" office:value="32023.1" calcext:value-type="float">
            <text:p>32023.1</text:p>
          </table:table-cell>
          <table:table-cell office:value-type="float" office:value="6627.65" calcext:value-type="float">
            <text:p>6627.65</text:p>
          </table:table-cell>
          <table:table-cell table:style-name="ce3" office:value-type="float" office:value="1758330" calcext:value-type="float">
            <text:p>1.76E+06</text:p>
          </table:table-cell>
          <table:table-cell office:value-type="float" office:value="28971.9" calcext:value-type="float">
            <text:p>28971.90</text:p>
          </table:table-cell>
          <table:table-cell office:value-type="float" office:value="4717.96" calcext:value-type="float">
            <text:p>4717.96</text:p>
          </table:table-cell>
          <table:table-cell table:style-name="ce3" office:value-type="float" office:value="1783650" calcext:value-type="float">
            <text:p>1.78E+06</text:p>
          </table:table-cell>
          <table:table-cell office:value-type="float" office:value="28305.9" calcext:value-type="float">
            <text:p>28305.9</text:p>
          </table:table-cell>
          <table:table-cell office:value-type="float" office:value="4605.44" calcext:value-type="float">
            <text:p>4605.44</text:p>
          </table:table-cell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table:style-name="ce3" office:value-type="float" office:value="1816820" calcext:value-type="float">
            <text:p>1.82E+06</text:p>
          </table:table-cell>
          <table:table-cell office:value-type="float" office:value="32174.9" calcext:value-type="float">
            <text:p>32174.9</text:p>
          </table:table-cell>
          <table:table-cell office:value-type="float" office:value="6585.27" calcext:value-type="float">
            <text:p>6585.27</text:p>
          </table:table-cell>
          <table:table-cell table:style-name="ce3" office:value-type="float" office:value="1763830" calcext:value-type="float">
            <text:p>1.76E+06</text:p>
          </table:table-cell>
          <table:table-cell office:value-type="float" office:value="29061.9" calcext:value-type="float">
            <text:p>29061.90</text:p>
          </table:table-cell>
          <table:table-cell office:value-type="float" office:value="4673.07" calcext:value-type="float">
            <text:p>4673.07</text:p>
          </table:table-cell>
          <table:table-cell table:style-name="ce3" office:value-type="float" office:value="1790090" calcext:value-type="float">
            <text:p>1.79E+06</text:p>
          </table:table-cell>
          <table:table-cell office:value-type="float" office:value="28386.6" calcext:value-type="float">
            <text:p>28386.6</text:p>
          </table:table-cell>
          <table:table-cell office:value-type="float" office:value="4556.21" calcext:value-type="float">
            <text:p>4556.21</text:p>
          </table:table-cell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table:style-name="ce3" office:value-type="float" office:value="1823830" calcext:value-type="float">
            <text:p>1.82E+06</text:p>
          </table:table-cell>
          <table:table-cell office:value-type="float" office:value="32325.5" calcext:value-type="float">
            <text:p>32325.5</text:p>
          </table:table-cell>
          <table:table-cell office:value-type="float" office:value="6542.32" calcext:value-type="float">
            <text:p>6542.32</text:p>
          </table:table-cell>
          <table:table-cell table:style-name="ce3" office:value-type="float" office:value="1769220" calcext:value-type="float">
            <text:p>1.77E+06</text:p>
          </table:table-cell>
          <table:table-cell office:value-type="float" office:value="29150.7" calcext:value-type="float">
            <text:p>29150.70</text:p>
          </table:table-cell>
          <table:table-cell office:value-type="float" office:value="4627.73" calcext:value-type="float">
            <text:p>4627.73</text:p>
          </table:table-cell>
          <table:table-cell table:style-name="ce3" office:value-type="float" office:value="1796440" calcext:value-type="float">
            <text:p>1.80E+06</text:p>
          </table:table-cell>
          <table:table-cell office:value-type="float" office:value="28466.1" calcext:value-type="float">
            <text:p>28466.1</text:p>
          </table:table-cell>
          <table:table-cell office:value-type="float" office:value="4506.47" calcext:value-type="float">
            <text:p>4506.47</text:p>
          </table:table-cell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table:style-name="ce3" office:value-type="float" office:value="1830750" calcext:value-type="float">
            <text:p>1.83E+06</text:p>
          </table:table-cell>
          <table:table-cell office:value-type="float" office:value="32474.7" calcext:value-type="float">
            <text:p>32474.7</text:p>
          </table:table-cell>
          <table:table-cell office:value-type="float" office:value="6498.81" calcext:value-type="float">
            <text:p>6498.81</text:p>
          </table:table-cell>
          <table:table-cell table:style-name="ce3" office:value-type="float" office:value="1774500" calcext:value-type="float">
            <text:p>1.77E+06</text:p>
          </table:table-cell>
          <table:table-cell office:value-type="float" office:value="29238.3" calcext:value-type="float">
            <text:p>29238.30</text:p>
          </table:table-cell>
          <table:table-cell office:value-type="float" office:value="4581.95" calcext:value-type="float">
            <text:p>4581.95</text:p>
          </table:table-cell>
          <table:table-cell table:style-name="ce3" office:value-type="float" office:value="1802690" calcext:value-type="float">
            <text:p>1.80E+06</text:p>
          </table:table-cell>
          <table:table-cell office:value-type="float" office:value="28544.2" calcext:value-type="float">
            <text:p>28544.2</text:p>
          </table:table-cell>
          <table:table-cell office:value-type="float" office:value="4456.26" calcext:value-type="float">
            <text:p>4456.26</text:p>
          </table:table-cell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table:style-name="ce3" office:value-type="float" office:value="1837590" calcext:value-type="float">
            <text:p>1.84E+06</text:p>
          </table:table-cell>
          <table:table-cell office:value-type="float" office:value="32622.7" calcext:value-type="float">
            <text:p>32622.7</text:p>
          </table:table-cell>
          <table:table-cell office:value-type="float" office:value="6454.78" calcext:value-type="float">
            <text:p>6454.78</text:p>
          </table:table-cell>
          <table:table-cell table:style-name="ce3" office:value-type="float" office:value="1779680" calcext:value-type="float">
            <text:p>1.78E+06</text:p>
          </table:table-cell>
          <table:table-cell office:value-type="float" office:value="29324.8" calcext:value-type="float">
            <text:p>29324.80</text:p>
          </table:table-cell>
          <table:table-cell office:value-type="float" office:value="4535.76" calcext:value-type="float">
            <text:p>4535.76</text:p>
          </table:table-cell>
          <table:table-cell table:style-name="ce3" office:value-type="float" office:value="1808850" calcext:value-type="float">
            <text:p>1.81E+06</text:p>
          </table:table-cell>
          <table:table-cell office:value-type="float" office:value="28621.2" calcext:value-type="float">
            <text:p>28621.2</text:p>
          </table:table-cell>
          <table:table-cell office:value-type="float" office:value="4405.61" calcext:value-type="float">
            <text:p>4405.61</text:p>
          </table:table-cell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table:style-name="ce3" office:value-type="float" office:value="1844330" calcext:value-type="float">
            <text:p>1.84E+06</text:p>
          </table:table-cell>
          <table:table-cell office:value-type="float" office:value="32769.5" calcext:value-type="float">
            <text:p>32769.5</text:p>
          </table:table-cell>
          <table:table-cell office:value-type="float" office:value="6410.25" calcext:value-type="float">
            <text:p>6410.25</text:p>
          </table:table-cell>
          <table:table-cell table:style-name="ce3" office:value-type="float" office:value="1784760" calcext:value-type="float">
            <text:p>1.78E+06</text:p>
          </table:table-cell>
          <table:table-cell office:value-type="float" office:value="29410.1" calcext:value-type="float">
            <text:p>29410.10</text:p>
          </table:table-cell>
          <table:table-cell office:value-type="float" office:value="4489.21" calcext:value-type="float">
            <text:p>4489.21</text:p>
          </table:table-cell>
          <table:table-cell table:style-name="ce3" office:value-type="float" office:value="1814920" calcext:value-type="float">
            <text:p>1.81E+06</text:p>
          </table:table-cell>
          <table:table-cell office:value-type="float" office:value="28696.8" calcext:value-type="float">
            <text:p>28696.8</text:p>
          </table:table-cell>
          <table:table-cell office:value-type="float" office:value="4354.58" calcext:value-type="float">
            <text:p>4354.58</text:p>
          </table:table-cell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table:style-name="ce3" office:value-type="float" office:value="1850990" calcext:value-type="float">
            <text:p>1.85E+06</text:p>
          </table:table-cell>
          <table:table-cell office:value-type="float" office:value="32914.9" calcext:value-type="float">
            <text:p>32914.9</text:p>
          </table:table-cell>
          <table:table-cell office:value-type="float" office:value="6365.23" calcext:value-type="float">
            <text:p>6365.23</text:p>
          </table:table-cell>
          <table:table-cell table:style-name="ce3" office:value-type="float" office:value="1789730" calcext:value-type="float">
            <text:p>1.79E+06</text:p>
          </table:table-cell>
          <table:table-cell office:value-type="float" office:value="29494.3" calcext:value-type="float">
            <text:p>29494.30</text:p>
          </table:table-cell>
          <table:table-cell office:value-type="float" office:value="4442.32" calcext:value-type="float">
            <text:p>4442.32</text:p>
          </table:table-cell>
          <table:table-cell table:style-name="ce3" office:value-type="float" office:value="1820890" calcext:value-type="float">
            <text:p>1.82E+06</text:p>
          </table:table-cell>
          <table:table-cell office:value-type="float" office:value="28771.3" calcext:value-type="float">
            <text:p>28771.3</text:p>
          </table:table-cell>
          <table:table-cell office:value-type="float" office:value="4303.25" calcext:value-type="float">
            <text:p>4303.25</text:p>
          </table:table-cell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table:style-name="ce3" office:value-type="float" office:value="1857560" calcext:value-type="float">
            <text:p>1.86E+06</text:p>
          </table:table-cell>
          <table:table-cell office:value-type="float" office:value="33059.1" calcext:value-type="float">
            <text:p>33059.1</text:p>
          </table:table-cell>
          <table:table-cell office:value-type="float" office:value="6319.76" calcext:value-type="float">
            <text:p>6319.76</text:p>
          </table:table-cell>
          <table:table-cell table:style-name="ce3" office:value-type="float" office:value="1794610" calcext:value-type="float">
            <text:p>1.79E+06</text:p>
          </table:table-cell>
          <table:table-cell office:value-type="float" office:value="29577.3" calcext:value-type="float">
            <text:p>29577.30</text:p>
          </table:table-cell>
          <table:table-cell office:value-type="float" office:value="4395.16" calcext:value-type="float">
            <text:p>4395.16</text:p>
          </table:table-cell>
          <table:table-cell table:style-name="ce3" office:value-type="float" office:value="1826780" calcext:value-type="float">
            <text:p>1.83E+06</text:p>
          </table:table-cell>
          <table:table-cell office:value-type="float" office:value="28844.4" calcext:value-type="float">
            <text:p>28844.4</text:p>
          </table:table-cell>
          <table:table-cell office:value-type="float" office:value="4251.67" calcext:value-type="float">
            <text:p>4251.67</text:p>
          </table:table-cell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table:style-name="ce3" office:value-type="float" office:value="1864050" calcext:value-type="float">
            <text:p>1.86E+06</text:p>
          </table:table-cell>
          <table:table-cell office:value-type="float" office:value="33201.9" calcext:value-type="float">
            <text:p>33201.9</text:p>
          </table:table-cell>
          <table:table-cell office:value-type="float" office:value="6273.86" calcext:value-type="float">
            <text:p>6273.86</text:p>
          </table:table-cell>
          <table:table-cell table:style-name="ce3" office:value-type="float" office:value="1799390" calcext:value-type="float">
            <text:p>1.80E+06</text:p>
          </table:table-cell>
          <table:table-cell office:value-type="float" office:value="29659.1" calcext:value-type="float">
            <text:p>29659.10</text:p>
          </table:table-cell>
          <table:table-cell office:value-type="float" office:value="4347.77" calcext:value-type="float">
            <text:p>4347.77</text:p>
          </table:table-cell>
          <table:table-cell table:style-name="ce3" office:value-type="float" office:value="1832580" calcext:value-type="float">
            <text:p>1.83E+06</text:p>
          </table:table-cell>
          <table:table-cell office:value-type="float" office:value="28916.4" calcext:value-type="float">
            <text:p>28916.4</text:p>
          </table:table-cell>
          <table:table-cell office:value-type="float" office:value="4199.91" calcext:value-type="float">
            <text:p>4199.91</text:p>
          </table:table-cell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table:style-name="ce3" office:value-type="float" office:value="1870440" calcext:value-type="float">
            <text:p>1.87E+06</text:p>
          </table:table-cell>
          <table:table-cell office:value-type="float" office:value="33343.5" calcext:value-type="float">
            <text:p>33343.5</text:p>
          </table:table-cell>
          <table:table-cell office:value-type="float" office:value="6227.55" calcext:value-type="float">
            <text:p>6227.55</text:p>
          </table:table-cell>
          <table:table-cell table:style-name="ce3" office:value-type="float" office:value="1804070" calcext:value-type="float">
            <text:p>1.80E+06</text:p>
          </table:table-cell>
          <table:table-cell office:value-type="float" office:value="29739.8" calcext:value-type="float">
            <text:p>29739.80</text:p>
          </table:table-cell>
          <table:table-cell office:value-type="float" office:value="4300.18" calcext:value-type="float">
            <text:p>4300.18</text:p>
          </table:table-cell>
          <table:table-cell table:style-name="ce3" office:value-type="float" office:value="1838290" calcext:value-type="float">
            <text:p>1.84E+06</text:p>
          </table:table-cell>
          <table:table-cell office:value-type="float" office:value="28987.2" calcext:value-type="float">
            <text:p>28987.2</text:p>
          </table:table-cell>
          <table:table-cell office:value-type="float" office:value="4148.02" calcext:value-type="float">
            <text:p>4148.02</text:p>
          </table:table-cell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table:style-name="ce3" office:value-type="float" office:value="1876750" calcext:value-type="float">
            <text:p>1.88E+06</text:p>
          </table:table-cell>
          <table:table-cell office:value-type="float" office:value="33483.8" calcext:value-type="float">
            <text:p>33483.8</text:p>
          </table:table-cell>
          <table:table-cell office:value-type="float" office:value="6180.86" calcext:value-type="float">
            <text:p>6180.86</text:p>
          </table:table-cell>
          <table:table-cell table:style-name="ce3" office:value-type="float" office:value="1808650" calcext:value-type="float">
            <text:p>1.81E+06</text:p>
          </table:table-cell>
          <table:table-cell office:value-type="float" office:value="29819.4" calcext:value-type="float">
            <text:p>29819.40</text:p>
          </table:table-cell>
          <table:table-cell office:value-type="float" office:value="4252.44" calcext:value-type="float">
            <text:p>4252.44</text:p>
          </table:table-cell>
          <table:table-cell table:style-name="ce3" office:value-type="float" office:value="1843910" calcext:value-type="float">
            <text:p>1.84E+06</text:p>
          </table:table-cell>
          <table:table-cell office:value-type="float" office:value="29056.7" calcext:value-type="float">
            <text:p>29056.7</text:p>
          </table:table-cell>
          <table:table-cell office:value-type="float" office:value="4096.06" calcext:value-type="float">
            <text:p>4096.06</text:p>
          </table:table-cell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table:style-name="ce3" office:value-type="float" office:value="1882980" calcext:value-type="float">
            <text:p>1.88E+06</text:p>
          </table:table-cell>
          <table:table-cell office:value-type="float" office:value="33622.7" calcext:value-type="float">
            <text:p>33622.7</text:p>
          </table:table-cell>
          <table:table-cell office:value-type="float" office:value="6133.8" calcext:value-type="float">
            <text:p>6133.80</text:p>
          </table:table-cell>
          <table:table-cell table:style-name="ce3" office:value-type="float" office:value="1813140" calcext:value-type="float">
            <text:p>1.81E+06</text:p>
          </table:table-cell>
          <table:table-cell office:value-type="float" office:value="29897.9" calcext:value-type="float">
            <text:p>29897.90</text:p>
          </table:table-cell>
          <table:table-cell office:value-type="float" office:value="4204.59" calcext:value-type="float">
            <text:p>4204.59</text:p>
          </table:table-cell>
          <table:table-cell table:style-name="ce3" office:value-type="float" office:value="1849450" calcext:value-type="float">
            <text:p>1.85E+06</text:p>
          </table:table-cell>
          <table:table-cell office:value-type="float" office:value="29125.2" calcext:value-type="float">
            <text:p>29125.2</text:p>
          </table:table-cell>
          <table:table-cell office:value-type="float" office:value="4044.08" calcext:value-type="float">
            <text:p>4044.08</text:p>
          </table:table-cell>
        </table:table-row>
        <table:table-row table:style-name="ro1">
          <table:table-cell table:style-name="ce2" table:formula="of:=[.A101]+1" office:value-type="date" office:date-value="2021-05-11" calcext:value-type="date">
            <text:p>11/05/21</text:p>
          </table:table-cell>
          <table:table-cell table:style-name="ce3" office:value-type="float" office:value="1889120" calcext:value-type="float">
            <text:p>1.89E+06</text:p>
          </table:table-cell>
          <table:table-cell office:value-type="float" office:value="33760.3" calcext:value-type="float">
            <text:p>33760.3</text:p>
          </table:table-cell>
          <table:table-cell office:value-type="float" office:value="6086.4" calcext:value-type="float">
            <text:p>6086.40</text:p>
          </table:table-cell>
          <table:table-cell table:style-name="ce3" office:value-type="float" office:value="1817540" calcext:value-type="float">
            <text:p>1.82E+06</text:p>
          </table:table-cell>
          <table:table-cell office:value-type="float" office:value="29975.2" calcext:value-type="float">
            <text:p>29975.20</text:p>
          </table:table-cell>
          <table:table-cell office:value-type="float" office:value="4156.68" calcext:value-type="float">
            <text:p>4156.68</text:p>
          </table:table-cell>
          <table:table-cell table:style-name="ce3" office:value-type="float" office:value="1854900" calcext:value-type="float">
            <text:p>1.85E+06</text:p>
          </table:table-cell>
          <table:table-cell office:value-type="float" office:value="29192.5" calcext:value-type="float">
            <text:p>29192.5</text:p>
          </table:table-cell>
          <table:table-cell office:value-type="float" office:value="3992.13" calcext:value-type="float">
            <text:p>3992.13</text:p>
          </table:table-cell>
        </table:table-row>
        <table:table-row table:style-name="ro1">
          <table:table-cell table:style-name="ce2" table:formula="of:=[.A102]+1" office:value-type="date" office:date-value="2021-05-12" calcext:value-type="date">
            <text:p>12/05/21</text:p>
          </table:table-cell>
          <table:table-cell table:style-name="ce3" office:value-type="float" office:value="1895170" calcext:value-type="float">
            <text:p>1.90E+06</text:p>
          </table:table-cell>
          <table:table-cell office:value-type="float" office:value="33896.7" calcext:value-type="float">
            <text:p>33896.7</text:p>
          </table:table-cell>
          <table:table-cell office:value-type="float" office:value="6038.68" calcext:value-type="float">
            <text:p>6038.68</text:p>
          </table:table-cell>
          <table:table-cell table:style-name="ce3" office:value-type="float" office:value="1821850" calcext:value-type="float">
            <text:p>1.82E+06</text:p>
          </table:table-cell>
          <table:table-cell office:value-type="float" office:value="30051.4" calcext:value-type="float">
            <text:p>30051.40</text:p>
          </table:table-cell>
          <table:table-cell office:value-type="float" office:value="4108.73" calcext:value-type="float">
            <text:p>4108.73</text:p>
          </table:table-cell>
          <table:table-cell table:style-name="ce3" office:value-type="float" office:value="1860270" calcext:value-type="float">
            <text:p>1.86E+06</text:p>
          </table:table-cell>
          <table:table-cell office:value-type="float" office:value="29258.6" calcext:value-type="float">
            <text:p>29258.6</text:p>
          </table:table-cell>
          <table:table-cell office:value-type="float" office:value="3940.26" calcext:value-type="float">
            <text:p>3940.26</text:p>
          </table:table-cell>
        </table:table-row>
        <table:table-row table:style-name="ro1">
          <table:table-cell table:style-name="ce2" table:formula="of:=[.A103]+1" office:value-type="date" office:date-value="2021-05-13" calcext:value-type="date">
            <text:p>13/05/21</text:p>
          </table:table-cell>
          <table:table-cell table:style-name="ce3" office:value-type="float" office:value="1901140" calcext:value-type="float">
            <text:p>1.90E+06</text:p>
          </table:table-cell>
          <table:table-cell office:value-type="float" office:value="34031.7" calcext:value-type="float">
            <text:p>34031.7</text:p>
          </table:table-cell>
          <table:table-cell office:value-type="float" office:value="5990.66" calcext:value-type="float">
            <text:p>5990.66</text:p>
          </table:table-cell>
          <table:table-cell table:style-name="ce3" office:value-type="float" office:value="1826070" calcext:value-type="float">
            <text:p>1.83E+06</text:p>
          </table:table-cell>
          <table:table-cell office:value-type="float" office:value="30126.6" calcext:value-type="float">
            <text:p>30126.60</text:p>
          </table:table-cell>
          <table:table-cell office:value-type="float" office:value="4060.78" calcext:value-type="float">
            <text:p>4060.78</text:p>
          </table:table-cell>
          <table:table-cell table:style-name="ce3" office:value-type="float" office:value="1865560" calcext:value-type="float">
            <text:p>1.87E+06</text:p>
          </table:table-cell>
          <table:table-cell office:value-type="float" office:value="29323.7" calcext:value-type="float">
            <text:p>29323.7</text:p>
          </table:table-cell>
          <table:table-cell office:value-type="float" office:value="3888.51" calcext:value-type="float">
            <text:p>3888.51</text:p>
          </table:table-cell>
        </table:table-row>
        <table:table-row table:style-name="ro1">
          <table:table-cell table:style-name="ce2" table:formula="of:=[.A104]+1" office:value-type="date" office:date-value="2021-05-14" calcext:value-type="date">
            <text:p>14/05/21</text:p>
          </table:table-cell>
          <table:table-cell table:style-name="ce3" office:value-type="float" office:value="1907030" calcext:value-type="float">
            <text:p>1.91E+06</text:p>
          </table:table-cell>
          <table:table-cell office:value-type="float" office:value="34165.3" calcext:value-type="float">
            <text:p>34165.3</text:p>
          </table:table-cell>
          <table:table-cell office:value-type="float" office:value="5942.37" calcext:value-type="float">
            <text:p>5942.37</text:p>
          </table:table-cell>
          <table:table-cell table:style-name="ce3" office:value-type="float" office:value="1830200" calcext:value-type="float">
            <text:p>1.83E+06</text:p>
          </table:table-cell>
          <table:table-cell office:value-type="float" office:value="30200.6" calcext:value-type="float">
            <text:p>30200.60</text:p>
          </table:table-cell>
          <table:table-cell office:value-type="float" office:value="4012.87" calcext:value-type="float">
            <text:p>4012.87</text:p>
          </table:table-cell>
          <table:table-cell table:style-name="ce3" office:value-type="float" office:value="1870770" calcext:value-type="float">
            <text:p>1.87E+06</text:p>
          </table:table-cell>
          <table:table-cell office:value-type="float" office:value="29387.7" calcext:value-type="float">
            <text:p>29387.7</text:p>
          </table:table-cell>
          <table:table-cell office:value-type="float" office:value="3836.92" calcext:value-type="float">
            <text:p>3836.92</text:p>
          </table:table-cell>
        </table:table-row>
        <table:table-row table:style-name="ro1">
          <table:table-cell table:style-name="ce2" table:formula="of:=[.A105]+1" office:value-type="date" office:date-value="2021-05-15" calcext:value-type="date">
            <text:p>15/05/21</text:p>
          </table:table-cell>
          <table:table-cell table:style-name="ce3" office:value-type="float" office:value="1912830" calcext:value-type="float">
            <text:p>1.91E+06</text:p>
          </table:table-cell>
          <table:table-cell office:value-type="float" office:value="34297.7" calcext:value-type="float">
            <text:p>34297.7</text:p>
          </table:table-cell>
          <table:table-cell office:value-type="float" office:value="5893.82" calcext:value-type="float">
            <text:p>5893.82</text:p>
          </table:table-cell>
          <table:table-cell table:style-name="ce3" office:value-type="float" office:value="1834250" calcext:value-type="float">
            <text:p>1.83E+06</text:p>
          </table:table-cell>
          <table:table-cell office:value-type="float" office:value="30273.6" calcext:value-type="float">
            <text:p>30273.60</text:p>
          </table:table-cell>
          <table:table-cell office:value-type="float" office:value="3965.03" calcext:value-type="float">
            <text:p>3965.03</text:p>
          </table:table-cell>
          <table:table-cell table:style-name="ce3" office:value-type="float" office:value="1875890" calcext:value-type="float">
            <text:p>1.88E+06</text:p>
          </table:table-cell>
          <table:table-cell office:value-type="float" office:value="29450.7" calcext:value-type="float">
            <text:p>29450.7</text:p>
          </table:table-cell>
          <table:table-cell office:value-type="float" office:value="3785.53" calcext:value-type="float">
            <text:p>3785.53</text:p>
          </table:table-cell>
        </table:table-row>
        <table:table-row table:style-name="ro1">
          <table:table-cell table:style-name="ce2" table:formula="of:=[.A106]+1" office:value-type="date" office:date-value="2021-05-16" calcext:value-type="date">
            <text:p>16/05/21</text:p>
          </table:table-cell>
          <table:table-cell table:style-name="ce3" office:value-type="float" office:value="1918560" calcext:value-type="float">
            <text:p>1.92E+06</text:p>
          </table:table-cell>
          <table:table-cell office:value-type="float" office:value="34428.7" calcext:value-type="float">
            <text:p>34428.7</text:p>
          </table:table-cell>
          <table:table-cell office:value-type="float" office:value="5845.03" calcext:value-type="float">
            <text:p>5845.03</text:p>
          </table:table-cell>
          <table:table-cell table:style-name="ce3" office:value-type="float" office:value="1838210" calcext:value-type="float">
            <text:p>1.84E+06</text:p>
          </table:table-cell>
          <table:table-cell office:value-type="float" office:value="30345.6" calcext:value-type="float">
            <text:p>30345.60</text:p>
          </table:table-cell>
          <table:table-cell office:value-type="float" office:value="3917.28" calcext:value-type="float">
            <text:p>3917.28</text:p>
          </table:table-cell>
          <table:table-cell table:style-name="ce3" office:value-type="float" office:value="1880940" calcext:value-type="float">
            <text:p>1.88E+06</text:p>
          </table:table-cell>
          <table:table-cell office:value-type="float" office:value="29512.6" calcext:value-type="float">
            <text:p>29512.6</text:p>
          </table:table-cell>
          <table:table-cell office:value-type="float" office:value="3734.36" calcext:value-type="float">
            <text:p>3734.36</text:p>
          </table:table-cell>
        </table:table-row>
        <table:table-row table:style-name="ro1">
          <table:table-cell table:style-name="ce2" table:formula="of:=[.A107]+1" office:value-type="date" office:date-value="2021-05-17" calcext:value-type="date">
            <text:p>17/05/21</text:p>
          </table:table-cell>
          <table:table-cell table:style-name="ce3" office:value-type="float" office:value="1924190" calcext:value-type="float">
            <text:p>1.92E+06</text:p>
          </table:table-cell>
          <table:table-cell office:value-type="float" office:value="34558.5" calcext:value-type="float">
            <text:p>34558.5</text:p>
          </table:table-cell>
          <table:table-cell office:value-type="float" office:value="5796.03" calcext:value-type="float">
            <text:p>5796.03</text:p>
          </table:table-cell>
          <table:table-cell table:style-name="ce3" office:value-type="float" office:value="1842090" calcext:value-type="float">
            <text:p>1.84E+06</text:p>
          </table:table-cell>
          <table:table-cell office:value-type="float" office:value="30416.5" calcext:value-type="float">
            <text:p>30416.50</text:p>
          </table:table-cell>
          <table:table-cell office:value-type="float" office:value="3869.65" calcext:value-type="float">
            <text:p>3869.65</text:p>
          </table:table-cell>
          <table:table-cell table:style-name="ce3" office:value-type="float" office:value="1885910" calcext:value-type="float">
            <text:p>1.89E+06</text:p>
          </table:table-cell>
          <table:table-cell office:value-type="float" office:value="29573.5" calcext:value-type="float">
            <text:p>29573.5</text:p>
          </table:table-cell>
          <table:table-cell office:value-type="float" office:value="3683.45" calcext:value-type="float">
            <text:p>3683.45</text:p>
          </table:table-cell>
        </table:table-row>
        <table:table-row table:style-name="ro1">
          <table:table-cell table:style-name="ce2" table:formula="of:=[.A108]+1" office:value-type="date" office:date-value="2021-05-18" calcext:value-type="date">
            <text:p>18/05/21</text:p>
          </table:table-cell>
          <table:table-cell table:style-name="ce3" office:value-type="float" office:value="1929750" calcext:value-type="float">
            <text:p>1.93E+06</text:p>
          </table:table-cell>
          <table:table-cell office:value-type="float" office:value="34686.8" calcext:value-type="float">
            <text:p>34686.8</text:p>
          </table:table-cell>
          <table:table-cell office:value-type="float" office:value="5746.84" calcext:value-type="float">
            <text:p>5746.84</text:p>
          </table:table-cell>
          <table:table-cell table:style-name="ce3" office:value-type="float" office:value="1845890" calcext:value-type="float">
            <text:p>1.85E+06</text:p>
          </table:table-cell>
          <table:table-cell office:value-type="float" office:value="30486.3" calcext:value-type="float">
            <text:p>30486.30</text:p>
          </table:table-cell>
          <table:table-cell office:value-type="float" office:value="3822.17" calcext:value-type="float">
            <text:p>3822.17</text:p>
          </table:table-cell>
          <table:table-cell table:style-name="ce3" office:value-type="float" office:value="1890800" calcext:value-type="float">
            <text:p>1.89E+06</text:p>
          </table:table-cell>
          <table:table-cell office:value-type="float" office:value="29633.4" calcext:value-type="float">
            <text:p>29633.4</text:p>
          </table:table-cell>
          <table:table-cell office:value-type="float" office:value="3632.83" calcext:value-type="float">
            <text:p>3632.83</text:p>
          </table:table-cell>
        </table:table-row>
        <table:table-row table:style-name="ro1">
          <table:table-cell table:style-name="ce2" table:formula="of:=[.A109]+1" office:value-type="date" office:date-value="2021-05-19" calcext:value-type="date">
            <text:p>19/05/21</text:p>
          </table:table-cell>
          <table:table-cell table:style-name="ce3" office:value-type="float" office:value="1935230" calcext:value-type="float">
            <text:p>1.94E+06</text:p>
          </table:table-cell>
          <table:table-cell office:value-type="float" office:value="34813.9" calcext:value-type="float">
            <text:p>34813.9</text:p>
          </table:table-cell>
          <table:table-cell office:value-type="float" office:value="5697.46" calcext:value-type="float">
            <text:p>5697.46</text:p>
          </table:table-cell>
          <table:table-cell table:style-name="ce3" office:value-type="float" office:value="1849610" calcext:value-type="float">
            <text:p>1.85E+06</text:p>
          </table:table-cell>
          <table:table-cell office:value-type="float" office:value="30555.2" calcext:value-type="float">
            <text:p>30555.20</text:p>
          </table:table-cell>
          <table:table-cell office:value-type="float" office:value="3774.86" calcext:value-type="float">
            <text:p>3774.86</text:p>
          </table:table-cell>
          <table:table-cell table:style-name="ce3" office:value-type="float" office:value="1895610" calcext:value-type="float">
            <text:p>1.90E+06</text:p>
          </table:table-cell>
          <table:table-cell office:value-type="float" office:value="29692.4" calcext:value-type="float">
            <text:p>29692.4</text:p>
          </table:table-cell>
          <table:table-cell office:value-type="float" office:value="3582.52" calcext:value-type="float">
            <text:p>3582.52</text:p>
          </table:table-cell>
        </table:table-row>
        <table:table-row table:style-name="ro1">
          <table:table-cell table:style-name="ce2" table:formula="of:=[.A110]+1" office:value-type="date" office:date-value="2021-05-20" calcext:value-type="date">
            <text:p>20/05/21</text:p>
          </table:table-cell>
          <table:table-cell table:style-name="ce3" office:value-type="float" office:value="1940620" calcext:value-type="float">
            <text:p>1.94E+06</text:p>
          </table:table-cell>
          <table:table-cell office:value-type="float" office:value="34939.7" calcext:value-type="float">
            <text:p>34939.7</text:p>
          </table:table-cell>
          <table:table-cell office:value-type="float" office:value="5647.93" calcext:value-type="float">
            <text:p>5647.93</text:p>
          </table:table-cell>
          <table:table-cell table:style-name="ce3" office:value-type="float" office:value="1853260" calcext:value-type="float">
            <text:p>1.85E+06</text:p>
          </table:table-cell>
          <table:table-cell office:value-type="float" office:value="30623" calcext:value-type="float">
            <text:p>30623.00</text:p>
          </table:table-cell>
          <table:table-cell office:value-type="float" office:value="3727.74" calcext:value-type="float">
            <text:p>3727.74</text:p>
          </table:table-cell>
          <table:table-cell table:style-name="ce3" office:value-type="float" office:value="1900350" calcext:value-type="float">
            <text:p>1.90E+06</text:p>
          </table:table-cell>
          <table:table-cell office:value-type="float" office:value="29750.4" calcext:value-type="float">
            <text:p>29750.4</text:p>
          </table:table-cell>
          <table:table-cell office:value-type="float" office:value="3532.55" calcext:value-type="float">
            <text:p>3532.55</text:p>
          </table:table-cell>
        </table:table-row>
        <table:table-row table:style-name="ro1">
          <table:table-cell table:style-name="ce2" table:formula="of:=[.A111]+1" office:value-type="date" office:date-value="2021-05-21" calcext:value-type="date">
            <text:p>21/05/21</text:p>
          </table:table-cell>
          <table:table-cell table:style-name="ce3" office:value-type="float" office:value="1945940" calcext:value-type="float">
            <text:p>1.95E+06</text:p>
          </table:table-cell>
          <table:table-cell office:value-type="float" office:value="35064.1" calcext:value-type="float">
            <text:p>35064.1</text:p>
          </table:table-cell>
          <table:table-cell office:value-type="float" office:value="5598.26" calcext:value-type="float">
            <text:p>5598.26</text:p>
          </table:table-cell>
          <table:table-cell table:style-name="ce3" office:value-type="float" office:value="1856820" calcext:value-type="float">
            <text:p>1.86E+06</text:p>
          </table:table-cell>
          <table:table-cell office:value-type="float" office:value="30689.8" calcext:value-type="float">
            <text:p>30689.80</text:p>
          </table:table-cell>
          <table:table-cell office:value-type="float" office:value="3680.84" calcext:value-type="float">
            <text:p>3680.84</text:p>
          </table:table-cell>
          <table:table-cell table:style-name="ce3" office:value-type="float" office:value="1905010" calcext:value-type="float">
            <text:p>1.91E+06</text:p>
          </table:table-cell>
          <table:table-cell office:value-type="float" office:value="29807.4" calcext:value-type="float">
            <text:p>29807.4</text:p>
          </table:table-cell>
          <table:table-cell office:value-type="float" office:value="3482.92" calcext:value-type="float">
            <text:p>3482.92</text:p>
          </table:table-cell>
        </table:table-row>
        <table:table-row table:style-name="ro1">
          <table:table-cell table:style-name="ce2" table:formula="of:=[.A112]+1" office:value-type="date" office:date-value="2021-05-22" calcext:value-type="date">
            <text:p>22/05/21</text:p>
          </table:table-cell>
          <table:table-cell table:style-name="ce3" office:value-type="float" office:value="1951180" calcext:value-type="float">
            <text:p>1.95E+06</text:p>
          </table:table-cell>
          <table:table-cell office:value-type="float" office:value="35187.2" calcext:value-type="float">
            <text:p>35187.2</text:p>
          </table:table-cell>
          <table:table-cell office:value-type="float" office:value="5548.47" calcext:value-type="float">
            <text:p>5548.47</text:p>
          </table:table-cell>
          <table:table-cell table:style-name="ce3" office:value-type="float" office:value="1860310" calcext:value-type="float">
            <text:p>1.86E+06</text:p>
          </table:table-cell>
          <table:table-cell office:value-type="float" office:value="30755.7" calcext:value-type="float">
            <text:p>30755.70</text:p>
          </table:table-cell>
          <table:table-cell office:value-type="float" office:value="3634.16" calcext:value-type="float">
            <text:p>3634.16</text:p>
          </table:table-cell>
          <table:table-cell table:style-name="ce3" office:value-type="float" office:value="1909600" calcext:value-type="float">
            <text:p>1.91E+06</text:p>
          </table:table-cell>
          <table:table-cell office:value-type="float" office:value="29863.5" calcext:value-type="float">
            <text:p>29863.5</text:p>
          </table:table-cell>
          <table:table-cell office:value-type="float" office:value="3433.67" calcext:value-type="float">
            <text:p>3433.67</text:p>
          </table:table-cell>
        </table:table-row>
        <table:table-row table:style-name="ro1">
          <table:table-cell table:style-name="ce2" table:formula="of:=[.A113]+1" office:value-type="date" office:date-value="2021-05-23" calcext:value-type="date">
            <text:p>23/05/21</text:p>
          </table:table-cell>
          <table:table-cell table:style-name="ce3" office:value-type="float" office:value="1956340" calcext:value-type="float">
            <text:p>1.96E+06</text:p>
          </table:table-cell>
          <table:table-cell office:value-type="float" office:value="35309" calcext:value-type="float">
            <text:p>35309</text:p>
          </table:table-cell>
          <table:table-cell office:value-type="float" office:value="5498.58" calcext:value-type="float">
            <text:p>5498.58</text:p>
          </table:table-cell>
          <table:table-cell table:style-name="ce3" office:value-type="float" office:value="1863730" calcext:value-type="float">
            <text:p>1.86E+06</text:p>
          </table:table-cell>
          <table:table-cell office:value-type="float" office:value="30820.6" calcext:value-type="float">
            <text:p>30820.60</text:p>
          </table:table-cell>
          <table:table-cell office:value-type="float" office:value="3587.74" calcext:value-type="float">
            <text:p>3587.74</text:p>
          </table:table-cell>
          <table:table-cell table:style-name="ce3" office:value-type="float" office:value="1914120" calcext:value-type="float">
            <text:p>1.91E+06</text:p>
          </table:table-cell>
          <table:table-cell office:value-type="float" office:value="29918.8" calcext:value-type="float">
            <text:p>29918.8</text:p>
          </table:table-cell>
          <table:table-cell office:value-type="float" office:value="3384.82" calcext:value-type="float">
            <text:p>3384.82</text:p>
          </table:table-cell>
        </table:table-row>
        <table:table-row table:style-name="ro1">
          <table:table-cell table:style-name="ce2" table:formula="of:=[.A114]+1" office:value-type="date" office:date-value="2021-05-24" calcext:value-type="date">
            <text:p>24/05/21</text:p>
          </table:table-cell>
          <table:table-cell table:style-name="ce3" office:value-type="float" office:value="1961420" calcext:value-type="float">
            <text:p>1.96E+06</text:p>
          </table:table-cell>
          <table:table-cell office:value-type="float" office:value="35429.4" calcext:value-type="float">
            <text:p>35429.4</text:p>
          </table:table-cell>
          <table:table-cell office:value-type="float" office:value="5448.6" calcext:value-type="float">
            <text:p>5448.60</text:p>
          </table:table-cell>
          <table:table-cell table:style-name="ce3" office:value-type="float" office:value="1867080" calcext:value-type="float">
            <text:p>1.87E+06</text:p>
          </table:table-cell>
          <table:table-cell office:value-type="float" office:value="30884.5" calcext:value-type="float">
            <text:p>30884.50</text:p>
          </table:table-cell>
          <table:table-cell office:value-type="float" office:value="3541.58" calcext:value-type="float">
            <text:p>3541.58</text:p>
          </table:table-cell>
          <table:table-cell table:style-name="ce3" office:value-type="float" office:value="1918560" calcext:value-type="float">
            <text:p>1.92E+06</text:p>
          </table:table-cell>
          <table:table-cell office:value-type="float" office:value="29973.1" calcext:value-type="float">
            <text:p>29973.1</text:p>
          </table:table-cell>
          <table:table-cell office:value-type="float" office:value="3336.36" calcext:value-type="float">
            <text:p>3336.36</text:p>
          </table:table-cell>
        </table:table-row>
        <table:table-row table:style-name="ro1">
          <table:table-cell table:style-name="ce2" table:formula="of:=[.A115]+1" office:value-type="date" office:date-value="2021-05-25" calcext:value-type="date">
            <text:p>25/05/21</text:p>
          </table:table-cell>
          <table:table-cell table:style-name="ce3" office:value-type="float" office:value="1966420" calcext:value-type="float">
            <text:p>1.97E+06</text:p>
          </table:table-cell>
          <table:table-cell office:value-type="float" office:value="35548.6" calcext:value-type="float">
            <text:p>35548.6</text:p>
          </table:table-cell>
          <table:table-cell office:value-type="float" office:value="5398.56" calcext:value-type="float">
            <text:p>5398.56</text:p>
          </table:table-cell>
          <table:table-cell table:style-name="ce3" office:value-type="float" office:value="1870350" calcext:value-type="float">
            <text:p>1.87E+06</text:p>
          </table:table-cell>
          <table:table-cell office:value-type="float" office:value="30947.4" calcext:value-type="float">
            <text:p>30947.40</text:p>
          </table:table-cell>
          <table:table-cell office:value-type="float" office:value="3495.69" calcext:value-type="float">
            <text:p>3495.69</text:p>
          </table:table-cell>
          <table:table-cell table:style-name="ce3" office:value-type="float" office:value="1922930" calcext:value-type="float">
            <text:p>1.92E+06</text:p>
          </table:table-cell>
          <table:table-cell office:value-type="float" office:value="30026.6" calcext:value-type="float">
            <text:p>30026.6</text:p>
          </table:table-cell>
          <table:table-cell office:value-type="float" office:value="3288.32" calcext:value-type="float">
            <text:p>3288.32</text:p>
          </table:table-cell>
        </table:table-row>
        <table:table-row table:style-name="ro1">
          <table:table-cell table:style-name="ce2" table:formula="of:=[.A116]+1" office:value-type="date" office:date-value="2021-05-26" calcext:value-type="date">
            <text:p>26/05/21</text:p>
          </table:table-cell>
          <table:table-cell table:style-name="ce3" office:value-type="float" office:value="1971350" calcext:value-type="float">
            <text:p>1.97E+06</text:p>
          </table:table-cell>
          <table:table-cell office:value-type="float" office:value="35666.5" calcext:value-type="float">
            <text:p>35666.5</text:p>
          </table:table-cell>
          <table:table-cell office:value-type="float" office:value="5348.46" calcext:value-type="float">
            <text:p>5348.46</text:p>
          </table:table-cell>
          <table:table-cell table:style-name="ce3" office:value-type="float" office:value="1873560" calcext:value-type="float">
            <text:p>1.87E+06</text:p>
          </table:table-cell>
          <table:table-cell office:value-type="float" office:value="31009.5" calcext:value-type="float">
            <text:p>31009.50</text:p>
          </table:table-cell>
          <table:table-cell office:value-type="float" office:value="3450.1" calcext:value-type="float">
            <text:p>3450.1</text:p>
          </table:table-cell>
          <table:table-cell table:style-name="ce3" office:value-type="float" office:value="1927230" calcext:value-type="float">
            <text:p>1.93E+06</text:p>
          </table:table-cell>
          <table:table-cell office:value-type="float" office:value="30079.2" calcext:value-type="float">
            <text:p>30079.2</text:p>
          </table:table-cell>
          <table:table-cell office:value-type="float" office:value="3240.71" calcext:value-type="float">
            <text:p>3240.71</text:p>
          </table:table-cell>
        </table:table-row>
        <table:table-row table:style-name="ro1">
          <table:table-cell table:style-name="ce2" table:formula="of:=[.A117]+1" office:value-type="date" office:date-value="2021-05-27" calcext:value-type="date">
            <text:p>27/05/21</text:p>
          </table:table-cell>
          <table:table-cell table:style-name="ce3" office:value-type="float" office:value="1976210" calcext:value-type="float">
            <text:p>1.98E+06</text:p>
          </table:table-cell>
          <table:table-cell office:value-type="float" office:value="35783" calcext:value-type="float">
            <text:p>35783</text:p>
          </table:table-cell>
          <table:table-cell office:value-type="float" office:value="5298.33" calcext:value-type="float">
            <text:p>5298.33</text:p>
          </table:table-cell>
          <table:table-cell table:style-name="ce3" office:value-type="float" office:value="1876690" calcext:value-type="float">
            <text:p>1.88E+06</text:p>
          </table:table-cell>
          <table:table-cell office:value-type="float" office:value="31070.6" calcext:value-type="float">
            <text:p>31070.60</text:p>
          </table:table-cell>
          <table:table-cell office:value-type="float" office:value="3404.82" calcext:value-type="float">
            <text:p>3404.82</text:p>
          </table:table-cell>
          <table:table-cell table:style-name="ce3" office:value-type="float" office:value="1931460" calcext:value-type="float">
            <text:p>1.93E+06</text:p>
          </table:table-cell>
          <table:table-cell office:value-type="float" office:value="30131" calcext:value-type="float">
            <text:p>30131</text:p>
          </table:table-cell>
          <table:table-cell office:value-type="float" office:value="3193.55" calcext:value-type="float">
            <text:p>3193.55</text:p>
          </table:table-cell>
        </table:table-row>
        <table:table-row table:style-name="ro1">
          <table:table-cell table:style-name="ce2" table:formula="of:=[.A118]+1" office:value-type="date" office:date-value="2021-05-28" calcext:value-type="date">
            <text:p>28/05/21</text:p>
          </table:table-cell>
          <table:table-cell table:style-name="ce3" office:value-type="float" office:value="1980990" calcext:value-type="float">
            <text:p>1.98E+06</text:p>
          </table:table-cell>
          <table:table-cell office:value-type="float" office:value="35898.3" calcext:value-type="float">
            <text:p>35898.3</text:p>
          </table:table-cell>
          <table:table-cell office:value-type="float" office:value="5248.18" calcext:value-type="float">
            <text:p>5248.18</text:p>
          </table:table-cell>
          <table:table-cell table:style-name="ce3" office:value-type="float" office:value="1879760" calcext:value-type="float">
            <text:p>1.88E+06</text:p>
          </table:table-cell>
          <table:table-cell office:value-type="float" office:value="31130.7" calcext:value-type="float">
            <text:p>31130.70</text:p>
          </table:table-cell>
          <table:table-cell office:value-type="float" office:value="3359.85" calcext:value-type="float">
            <text:p>3359.85</text:p>
          </table:table-cell>
          <table:table-cell table:style-name="ce3" office:value-type="float" office:value="1935630" calcext:value-type="float">
            <text:p>1.94E+06</text:p>
          </table:table-cell>
          <table:table-cell office:value-type="float" office:value="30181.9" calcext:value-type="float">
            <text:p>30181.9</text:p>
          </table:table-cell>
          <table:table-cell office:value-type="float" office:value="3146.83" calcext:value-type="float">
            <text:p>3146.83</text:p>
          </table:table-cell>
        </table:table-row>
        <table:table-row table:style-name="ro1">
          <table:table-cell table:style-name="ce2" table:formula="of:=[.A119]+1" office:value-type="date" office:date-value="2021-05-29" calcext:value-type="date">
            <text:p>29/05/21</text:p>
          </table:table-cell>
          <table:table-cell table:style-name="ce3" office:value-type="float" office:value="1985690" calcext:value-type="float">
            <text:p>1.99E+06</text:p>
          </table:table-cell>
          <table:table-cell office:value-type="float" office:value="36012.2" calcext:value-type="float">
            <text:p>36012.2</text:p>
          </table:table-cell>
          <table:table-cell office:value-type="float" office:value="5198.02" calcext:value-type="float">
            <text:p>5198.02</text:p>
          </table:table-cell>
          <table:table-cell table:style-name="ce3" office:value-type="float" office:value="1882770" calcext:value-type="float">
            <text:p>1.88E+06</text:p>
          </table:table-cell>
          <table:table-cell office:value-type="float" office:value="31190" calcext:value-type="float">
            <text:p>31190.00</text:p>
          </table:table-cell>
          <table:table-cell office:value-type="float" office:value="3315.21" calcext:value-type="float">
            <text:p>3315.21</text:p>
          </table:table-cell>
          <table:table-cell table:style-name="ce3" office:value-type="float" office:value="1939720" calcext:value-type="float">
            <text:p>1.94E+06</text:p>
          </table:table-cell>
          <table:table-cell office:value-type="float" office:value="30232" calcext:value-type="float">
            <text:p>30232</text:p>
          </table:table-cell>
          <table:table-cell office:value-type="float" office:value="3100.57" calcext:value-type="float">
            <text:p>3100.57</text:p>
          </table:table-cell>
        </table:table-row>
        <table:table-row table:style-name="ro1">
          <table:table-cell table:style-name="ce2" table:formula="of:=[.A120]+1" office:value-type="date" office:date-value="2021-05-30" calcext:value-type="date">
            <text:p>30/05/21</text:p>
          </table:table-cell>
          <table:table-cell table:style-name="ce3" office:value-type="float" office:value="1990320" calcext:value-type="float">
            <text:p>1.99E+06</text:p>
          </table:table-cell>
          <table:table-cell office:value-type="float" office:value="36124.9" calcext:value-type="float">
            <text:p>36124.9</text:p>
          </table:table-cell>
          <table:table-cell office:value-type="float" office:value="5147.88" calcext:value-type="float">
            <text:p>5147.88</text:p>
          </table:table-cell>
          <table:table-cell table:style-name="ce3" office:value-type="float" office:value="1885710" calcext:value-type="float">
            <text:p>1.89E+06</text:p>
          </table:table-cell>
          <table:table-cell office:value-type="float" office:value="31248.4" calcext:value-type="float">
            <text:p>31248.40</text:p>
          </table:table-cell>
          <table:table-cell office:value-type="float" office:value="3270.91" calcext:value-type="float">
            <text:p>3270.91</text:p>
          </table:table-cell>
          <table:table-cell table:style-name="ce3" office:value-type="float" office:value="1943740" calcext:value-type="float">
            <text:p>1.94E+06</text:p>
          </table:table-cell>
          <table:table-cell office:value-type="float" office:value="30281.3" calcext:value-type="float">
            <text:p>30281.3</text:p>
          </table:table-cell>
          <table:table-cell office:value-type="float" office:value="3054.77" calcext:value-type="float">
            <text:p>3054.77</text:p>
          </table:table-cell>
        </table:table-row>
        <table:table-row table:style-name="ro1">
          <table:table-cell table:style-name="ce2" table:formula="of:=[.A121]+1" office:value-type="date" office:date-value="2021-05-31" calcext:value-type="date">
            <text:p>31/05/21</text:p>
          </table:table-cell>
          <table:table-cell table:style-name="ce3" office:value-type="float" office:value="1994880" calcext:value-type="float">
            <text:p>1.99E+06</text:p>
          </table:table-cell>
          <table:table-cell office:value-type="float" office:value="36236.2" calcext:value-type="float">
            <text:p>36236.2</text:p>
          </table:table-cell>
          <table:table-cell office:value-type="float" office:value="5097" calcext:value-type="float">
            <text:p>5097.00</text:p>
          </table:table-cell>
          <table:table-cell table:style-name="ce3" office:value-type="float" office:value="1888590" calcext:value-type="float">
            <text:p>1.89E+06</text:p>
          </table:table-cell>
          <table:table-cell office:value-type="float" office:value="31305.9" calcext:value-type="float">
            <text:p>31305.90</text:p>
          </table:table-cell>
          <table:table-cell office:value-type="float" office:value="3226.95" calcext:value-type="float">
            <text:p>3226.95</text:p>
          </table:table-cell>
          <table:table-cell table:style-name="ce3" office:value-type="float" office:value="1947700" calcext:value-type="float">
            <text:p>1.95E+06</text:p>
          </table:table-cell>
          <table:table-cell office:value-type="float" office:value="30329.9" calcext:value-type="float">
            <text:p>30329.9</text:p>
          </table:table-cell>
          <table:table-cell office:value-type="float" office:value="3009.45" calcext:value-type="float">
            <text:p>3009.45</text:p>
          </table:table-cell>
        </table:table-row>
        <table:table-row table:style-name="ro1">
          <table:table-cell table:style-name="ce2" table:formula="of:=[.A122]+1" office:value-type="date" office:date-value="2021-06-01" calcext:value-type="date">
            <text:p>01/06/21</text:p>
          </table:table-cell>
          <table:table-cell office:value-type="string" calcext:value-type="string">
            <text:p>1.99937e+06</text:p>
          </table:table-cell>
          <table:table-cell office:value-type="string" calcext:value-type="string">
            <text:p>36346.3</text:p>
          </table:table-cell>
          <table:table-cell office:value-type="string" calcext:value-type="string">
            <text:p>5047.69</text:p>
          </table:table-cell>
          <table:table-cell table:style-name="ce3" office:value-type="float" office:value="1891400" calcext:value-type="float">
            <text:p>1.89E+06</text:p>
          </table:table-cell>
          <table:table-cell office:value-type="float" office:value="31362.5" calcext:value-type="float">
            <text:p>31362.50</text:p>
          </table:table-cell>
          <table:table-cell office:value-type="float" office:value="3183.35" calcext:value-type="float">
            <text:p>3183.35</text:p>
          </table:table-cell>
          <table:table-cell table:style-name="ce3" office:value-type="float" office:value="1951600" calcext:value-type="float">
            <text:p>1.95E+06</text:p>
          </table:table-cell>
          <table:table-cell office:value-type="float" office:value="30377.6" calcext:value-type="float">
            <text:p>30377.6</text:p>
          </table:table-cell>
          <table:table-cell office:value-type="float" office:value="2964.6" calcext:value-type="float">
            <text:p>2964.6</text:p>
          </table:table-cell>
        </table:table-row>
        <table:table-row table:style-name="ro1">
          <table:table-cell table:style-name="ce2" table:formula="of:=[.A123]+1" office:value-type="date" office:date-value="2021-06-02" calcext:value-type="date">
            <text:p>02/06/21</text:p>
          </table:table-cell>
          <table:table-cell office:value-type="string" calcext:value-type="string">
            <text:p>2.00378e+06</text:p>
          </table:table-cell>
          <table:table-cell office:value-type="string" calcext:value-type="string">
            <text:p>36455.2</text:p>
          </table:table-cell>
          <table:table-cell office:value-type="string" calcext:value-type="string">
            <text:p>4997.66</text:p>
          </table:table-cell>
          <table:table-cell table:style-name="ce3" office:value-type="float" office:value="1894150" calcext:value-type="float">
            <text:p>1.89E+06</text:p>
          </table:table-cell>
          <table:table-cell office:value-type="float" office:value="31418.3" calcext:value-type="float">
            <text:p>31418.30</text:p>
          </table:table-cell>
          <table:table-cell office:value-type="float" office:value="3140.11" calcext:value-type="float">
            <text:p>3140.11</text:p>
          </table:table-cell>
          <table:table-cell table:style-name="ce3" office:value-type="float" office:value="1955420" calcext:value-type="float">
            <text:p>1.96E+06</text:p>
          </table:table-cell>
          <table:table-cell office:value-type="float" office:value="30424.6" calcext:value-type="float">
            <text:p>30424.6</text:p>
          </table:table-cell>
          <table:table-cell office:value-type="float" office:value="2920.24" calcext:value-type="float">
            <text:p>2920.24</text:p>
          </table:table-cell>
        </table:table-row>
        <table:table-row table:style-name="ro1">
          <table:table-cell table:style-name="ce2" table:formula="of:=[.A124]+1" office:value-type="date" office:date-value="2021-06-03" calcext:value-type="date">
            <text:p>03/06/21</text:p>
          </table:table-cell>
          <table:table-cell office:value-type="string" calcext:value-type="string">
            <text:p>2.00813e+06</text:p>
          </table:table-cell>
          <table:table-cell office:value-type="string" calcext:value-type="string">
            <text:p>36562.7</text:p>
          </table:table-cell>
          <table:table-cell office:value-type="string" calcext:value-type="string">
            <text:p>4947.71</text:p>
          </table:table-cell>
          <table:table-cell table:style-name="ce3" office:value-type="float" office:value="1896850" calcext:value-type="float">
            <text:p>1.90E+06</text:p>
          </table:table-cell>
          <table:table-cell office:value-type="float" office:value="31473.2" calcext:value-type="float">
            <text:p>31473.20</text:p>
          </table:table-cell>
          <table:table-cell office:value-type="float" office:value="3097.24" calcext:value-type="float">
            <text:p>3097.24</text:p>
          </table:table-cell>
          <table:table-cell table:style-name="ce3" office:value-type="float" office:value="1959190" calcext:value-type="float">
            <text:p>1.96E+06</text:p>
          </table:table-cell>
          <table:table-cell office:value-type="float" office:value="30470.8" calcext:value-type="float">
            <text:p>30470.8</text:p>
          </table:table-cell>
          <table:table-cell office:value-type="float" office:value="2876.36" calcext:value-type="float">
            <text:p>2876.36</text:p>
          </table:table-cell>
        </table:table-row>
        <table:table-row table:style-name="ro1">
          <table:table-cell table:style-name="ce2" table:formula="of:=[.A125]+1" office:value-type="date" office:date-value="2021-06-04" calcext:value-type="date">
            <text:p>04/06/21</text:p>
          </table:table-cell>
          <table:table-cell office:value-type="string" calcext:value-type="string">
            <text:p>2.01241e+06</text:p>
          </table:table-cell>
          <table:table-cell office:value-type="float" office:value="36669" calcext:value-type="float">
            <text:p>36669</text:p>
          </table:table-cell>
          <table:table-cell office:value-type="string" calcext:value-type="string">
            <text:p>4897.84</text:p>
          </table:table-cell>
          <table:table-cell table:style-name="ce3" office:value-type="float" office:value="1899490" calcext:value-type="float">
            <text:p>1.90E+06</text:p>
          </table:table-cell>
          <table:table-cell office:value-type="float" office:value="31527.3" calcext:value-type="float">
            <text:p>31527.30</text:p>
          </table:table-cell>
          <table:table-cell office:value-type="float" office:value="3054.75" calcext:value-type="float">
            <text:p>3054.75</text:p>
          </table:table-cell>
          <table:table-cell table:style-name="ce3" office:value-type="float" office:value="1962890" calcext:value-type="float">
            <text:p>1.96E+06</text:p>
          </table:table-cell>
          <table:table-cell office:value-type="float" office:value="30516.3" calcext:value-type="float">
            <text:p>30516.3</text:p>
          </table:table-cell>
          <table:table-cell office:value-type="float" office:value="2832.96" calcext:value-type="float">
            <text:p>2832.96</text:p>
          </table:table-cell>
        </table:table-row>
        <table:table-row table:style-name="ro1">
          <table:table-cell table:style-name="ce2" table:formula="of:=[.A126]+1" office:value-type="date" office:date-value="2021-06-05" calcext:value-type="date">
            <text:p>05/06/21</text:p>
          </table:table-cell>
          <table:table-cell table:number-columns-repeated="9"/>
        </table:table-row>
        <table:table-row table:style-name="ro1">
          <table:table-cell table:style-name="ce2" table:formula="of:=[.A127]+1" office:value-type="date" office:date-value="2021-06-06" calcext:value-type="date">
            <text:p>06/06/21</text:p>
          </table:table-cell>
          <table:table-cell table:number-columns-repeated="9"/>
        </table:table-row>
        <table:table-row table:style-name="ro1">
          <table:table-cell table:style-name="ce2" table:formula="of:=[.A128]+1" office:value-type="date" office:date-value="2021-06-07" calcext:value-type="date">
            <text:p>07/06/21</text:p>
          </table:table-cell>
          <table:table-cell table:number-columns-repeated="9"/>
        </table:table-row>
        <table:table-row table:style-name="ro1">
          <table:table-cell table:style-name="ce2" table:formula="of:=[.A129]+1" office:value-type="date" office:date-value="2021-06-08" calcext:value-type="date">
            <text:p>08/06/21</text:p>
          </table:table-cell>
          <table:table-cell table:number-columns-repeated="9"/>
        </table:table-row>
        <table:table-row table:style-name="ro1">
          <table:table-cell table:style-name="ce2" table:formula="of:=[.A130]+1" office:value-type="date" office:date-value="2021-06-09" calcext:value-type="date">
            <text:p>09/06/21</text:p>
          </table:table-cell>
          <table:table-cell table:number-columns-repeated="9"/>
        </table:table-row>
        <table:table-row table:style-name="ro1" table:number-rows-repeated="104844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heet2" table:style-name="ta1">
        <table:shapes>
          <draw:frame draw:z-index="0" draw:style-name="gr1" draw:text-style-name="P1" svg:width="6.2988in" svg:height="3.5429in" svg:x="0.3945in" svg:y="2.9579in">
            <draw:object draw:notify-on-update-of-ranges="Sheet2.B1:Sheet2.B1 Sheet2.B2:Sheet2.B14 Sheet2.C1:Sheet2.C1 Sheet2.C2:Sheet2.C14 Sheet2.D1:Sheet2.D1 Sheet2.D2:Sheet2.D14 Sheet2.E1:Sheet2.E1 Sheet2.E2:Sheet2.E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0.5465in" svg:y="7.1335in">
            <draw:object draw:notify-on-update-of-ranges="Sheet2.F1:Sheet2.F1 Sheet2.F2:Sheet2.F14 Sheet2.G1:Sheet2.G1 Sheet2.G2:Sheet2.G14 Sheet2.H1:Sheet2.H1 Sheet2.H2:Sheet2.H14 Sheet2.I1:Sheet2.I1 Sheet2.I2:Sheet2.I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17in" svg:height="3.5354in" svg:x="0.7748in" svg:y="11.3425in">
            <draw:object draw:notify-on-update-of-ranges="Sheet2.J1:Sheet2.J1 Sheet2.J2:Sheet2.J14 Sheet2.K1:Sheet2.K1 Sheet2.K2:Sheet2.K14 Sheet2.L1:Sheet2.L1 Sheet2.L2:Sheet2.L14 Sheet2.M1:Sheet2.M1 Sheet2.M2:Sheet2.M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2"/>
          <table:table-cell office:value-type="string" calcext:value-type="string">
            <text:p>novac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lderly</text:p>
          </table:table-cell>
          <table:table-cell/>
          <table:table-cell office:value-type="string" calcext:value-type="string">
            <text:p>novac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lderly</text:p>
          </table:table-cell>
          <table:table-cell/>
          <table:table-cell table:style-name="Default" office:value-type="string" calcext:value-type="string">
            <text:p>novac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elderly</text:p>
          </table:table-cell>
          <table:table-cell table:number-columns-repeated="14"/>
        </table:table-row>
        <table:table-row table:style-name="ro1">
          <table:table-cell/>
          <table:table-cell table:style-name="ce1" table:formula="of:=[$Sheet1.A9]" office:value-type="date" office:date-value="2021-02-07" calcext:value-type="date">
            <text:p>2021-02-07</text:p>
          </table:table-cell>
          <table:table-cell table:formula="of:=[$Sheet1.B10]-[$Sheet1.B3]" office:value-type="float" office:value="62260" calcext:value-type="float">
            <text:p>62260</text:p>
          </table:table-cell>
          <table:table-cell table:formula="of:=[$Sheet1.E10]-[$Sheet1.E3]" office:value-type="float" office:value="62260" calcext:value-type="float">
            <text:p>62260</text:p>
          </table:table-cell>
          <table:table-cell table:formula="of:=[$Sheet1.H10]-[$Sheet1.H3]" office:value-type="float" office:value="62260" calcext:value-type="float">
            <text:p>62260</text:p>
          </table:table-cell>
          <table:table-cell table:style-name="ce1" table:formula="of:=[.B2]" office:value-type="date" office:date-value="2021-02-07" calcext:value-type="date">
            <text:p>2021-02-07</text:p>
          </table:table-cell>
          <table:table-cell table:formula="of:=[$Sheet1.C10]-[$Sheet1.C3]" office:value-type="float" office:value="1055.7" calcext:value-type="float">
            <text:p>1055.7</text:p>
          </table:table-cell>
          <table:table-cell table:formula="of:=[$Sheet1.F10]-[$Sheet1.F3]" office:value-type="float" office:value="1055.7" calcext:value-type="float">
            <text:p>1055.7</text:p>
          </table:table-cell>
          <table:table-cell table:formula="of:=[$Sheet1.I10]-[$Sheet1.I3]" office:value-type="float" office:value="1055.7" calcext:value-type="float">
            <text:p>1055.7</text:p>
          </table:table-cell>
          <table:table-cell table:style-name="ce1" table:formula="of:=[.F2]" office:value-type="date" office:date-value="2021-02-07" calcext:value-type="date">
            <text:p>2021-02-07</text:p>
          </table:table-cell>
          <table:table-cell table:formula="of:=[$Sheet1.D10]" office:value-type="float" office:value="6206.57" calcext:value-type="float">
            <text:p>6207</text:p>
          </table:table-cell>
          <table:table-cell table:formula="of:=[$Sheet1.G10]" office:value-type="float" office:value="6206.57" calcext:value-type="float">
            <text:p>6206.57</text:p>
          </table:table-cell>
          <table:table-cell table:formula="of:=[$Sheet1.J10]" office:value-type="float" office:value="6206.57" calcext:value-type="float">
            <text:p>6206.57</text:p>
          </table:table-cell>
          <table:table-cell table:number-columns-repeated="14"/>
        </table:table-row>
        <table:table-row table:style-name="ro1">
          <table:table-cell/>
          <table:table-cell table:style-name="ce1" table:formula="of:=[$Sheet1.A16]" office:value-type="date" office:date-value="2021-02-14" calcext:value-type="date">
            <text:p>2021-02-14</text:p>
          </table:table-cell>
          <table:table-cell table:formula="of:=[$Sheet1.B17]-[$Sheet1.B10]" office:value-type="float" office:value="70260" calcext:value-type="float">
            <text:p>70260</text:p>
          </table:table-cell>
          <table:table-cell table:formula="of:=[$Sheet1.E17]-[$Sheet1.E10]" office:value-type="float" office:value="70260" calcext:value-type="float">
            <text:p>70260</text:p>
          </table:table-cell>
          <table:table-cell table:formula="of:=[$Sheet1.H17]-[$Sheet1.H10]" office:value-type="float" office:value="70260" calcext:value-type="float">
            <text:p>70260</text:p>
          </table:table-cell>
          <table:table-cell table:style-name="ce1" table:formula="of:=[.B3]" office:value-type="date" office:date-value="2021-02-14" calcext:value-type="date">
            <text:p>2021-02-14</text:p>
          </table:table-cell>
          <table:table-cell table:formula="of:=[$Sheet1.C17]-[$Sheet1.C10]" office:value-type="float" office:value="1129.9" calcext:value-type="float">
            <text:p>1129.9</text:p>
          </table:table-cell>
          <table:table-cell table:formula="of:=[$Sheet1.F17]-[$Sheet1.F10]" office:value-type="float" office:value="1129.9" calcext:value-type="float">
            <text:p>1129.9</text:p>
          </table:table-cell>
          <table:table-cell table:formula="of:=[$Sheet1.I17]-[$Sheet1.I10]" office:value-type="float" office:value="1129.9" calcext:value-type="float">
            <text:p>1129.9</text:p>
          </table:table-cell>
          <table:table-cell table:style-name="ce1" table:formula="of:=[.F3]" office:value-type="date" office:date-value="2021-02-14" calcext:value-type="date">
            <text:p>2021-02-14</text:p>
          </table:table-cell>
          <table:table-cell table:style-name="ce4" table:formula="of:=[$Sheet1.D17]" office:value-type="float" office:value="6583.04" calcext:value-type="float">
            <text:p>6583.04</text:p>
          </table:table-cell>
          <table:table-cell table:formula="of:=[$Sheet1.G17]" office:value-type="float" office:value="6583.04" calcext:value-type="float">
            <text:p>6583.04</text:p>
          </table:table-cell>
          <table:table-cell table:formula="of:=[$Sheet1.J17]" office:value-type="float" office:value="6583.04" calcext:value-type="float">
            <text:p>6583.04</text:p>
          </table:table-cell>
          <table:table-cell/>
          <table:table-cell office:value-type="string" calcext:value-type="string">
            <text:p>&amp;</text:p>
          </table:table-cell>
          <table:table-cell table:formula="of:=[.C1]" office:value-type="string" office:string-value="novac" calcext:value-type="string">
            <text:p>novac</text:p>
          </table:table-cell>
          <table:table-cell office:value-type="string" calcext:value-type="string">
            <text:p>&amp;</text:p>
          </table:table-cell>
          <table:table-cell table:formula="of:=[.D1]" office:value-type="string" office:string-value="middle" calcext:value-type="string">
            <text:p>middle</text:p>
          </table:table-cell>
          <table:table-cell office:value-type="string" calcext:value-type="string">
            <text:p>&amp;</text:p>
          </table:table-cell>
          <table:table-cell table:formula="of:=[.E1]" office:value-type="string" office:string-value="elderly" calcext:value-type="string">
            <text:p>elderly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vac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novac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/>
          <table:table-cell table:style-name="ce1" table:formula="of:=[$Sheet1.A23]" office:value-type="date" office:date-value="2021-02-21" calcext:value-type="date">
            <text:p>2021-02-21</text:p>
          </table:table-cell>
          <table:table-cell table:formula="of:=[$Sheet1.B24]-[$Sheet1.B17]" office:value-type="float" office:value="75340" calcext:value-type="float">
            <text:p>75340</text:p>
          </table:table-cell>
          <table:table-cell table:formula="of:=[$Sheet1.E24]-[$Sheet1.E17]" office:value-type="float" office:value="75160" calcext:value-type="float">
            <text:p>75160</text:p>
          </table:table-cell>
          <table:table-cell table:formula="of:=[$Sheet1.H24]-[$Sheet1.H17]" office:value-type="float" office:value="74980" calcext:value-type="float">
            <text:p>74980</text:p>
          </table:table-cell>
          <table:table-cell table:style-name="ce1" table:formula="of:=[.B4]" office:value-type="date" office:date-value="2021-02-21" calcext:value-type="date">
            <text:p>2021-02-21</text:p>
          </table:table-cell>
          <table:table-cell table:formula="of:=[$Sheet1.C24]-[$Sheet1.C17]" office:value-type="float" office:value="1208.2" calcext:value-type="float">
            <text:p>1208.2</text:p>
          </table:table-cell>
          <table:table-cell table:formula="of:=[$Sheet1.F24]-[$Sheet1.F17]" office:value-type="float" office:value="1196.4" calcext:value-type="float">
            <text:p>1196.4</text:p>
          </table:table-cell>
          <table:table-cell table:formula="of:=[$Sheet1.I24]-[$Sheet1.I17]" office:value-type="float" office:value="1184.6" calcext:value-type="float">
            <text:p>1184.6</text:p>
          </table:table-cell>
          <table:table-cell table:style-name="ce1" table:formula="of:=[.F4]" office:value-type="date" office:date-value="2021-02-21" calcext:value-type="date">
            <text:p>2021-02-21</text:p>
          </table:table-cell>
          <table:table-cell table:style-name="ce4" table:formula="of:=[$Sheet1.D24]" office:value-type="float" office:value="6944.88" calcext:value-type="float">
            <text:p>6944.88</text:p>
          </table:table-cell>
          <table:table-cell table:formula="of:=[$Sheet1.G24]" office:value-type="float" office:value="6797.89" calcext:value-type="float">
            <text:p>6797.89</text:p>
          </table:table-cell>
          <table:table-cell table:formula="of:=[$Sheet1.J24]" office:value-type="float" office:value="6652.99" calcext:value-type="float">
            <text:p>6652.99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-middl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elderly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-elderly</text:p>
          </table:table-cell>
          <table:table-cell office:value-type="string" calcext:value-type="string">
            <text:p>\\ \hline</text:p>
          </table:table-cell>
        </table:table-row>
        <table:table-row table:style-name="ro1">
          <table:table-cell/>
          <table:table-cell table:style-name="ce1" table:formula="of:=[$Sheet1.A30]" office:value-type="date" office:date-value="2021-02-28" calcext:value-type="date">
            <text:p>2021-02-28</text:p>
          </table:table-cell>
          <table:table-cell table:formula="of:=[$Sheet1.B31]-[$Sheet1.B24]" office:value-type="float" office:value="77050" calcext:value-type="float">
            <text:p>77050</text:p>
          </table:table-cell>
          <table:table-cell table:formula="of:=[$Sheet1.E31]-[$Sheet1.E24]" office:value-type="float" office:value="76340" calcext:value-type="float">
            <text:p>76340</text:p>
          </table:table-cell>
          <table:table-cell table:formula="of:=[$Sheet1.H31]-[$Sheet1.H24]" office:value-type="float" office:value="75990" calcext:value-type="float">
            <text:p>75990</text:p>
          </table:table-cell>
          <table:table-cell table:style-name="ce1" table:formula="of:=[.B5]" office:value-type="date" office:date-value="2021-02-28" calcext:value-type="date">
            <text:p>2021-02-28</text:p>
          </table:table-cell>
          <table:table-cell table:formula="of:=[$Sheet1.C31]-[$Sheet1.C24]" office:value-type="float" office:value="1262.8" calcext:value-type="float">
            <text:p>1262.8</text:p>
          </table:table-cell>
          <table:table-cell table:formula="of:=[$Sheet1.F31]-[$Sheet1.F24]" office:value-type="float" office:value="1192.9" calcext:value-type="float">
            <text:p>1192.9</text:p>
          </table:table-cell>
          <table:table-cell table:formula="of:=[$Sheet1.I31]-[$Sheet1.I24]" office:value-type="float" office:value="1124.2" calcext:value-type="float">
            <text:p>1124.2</text:p>
          </table:table-cell>
          <table:table-cell table:style-name="ce1" table:formula="of:=[.F5]" office:value-type="date" office:date-value="2021-02-28" calcext:value-type="date">
            <text:p>2021-02-28</text:p>
          </table:table-cell>
          <table:table-cell table:style-name="ce4" table:formula="of:=[$Sheet1.D31]" office:value-type="float" office:value="7217.69" calcext:value-type="float">
            <text:p>7217.69</text:p>
          </table:table-cell>
          <table:table-cell table:formula="of:=[$Sheet1.G31]" office:value-type="float" office:value="6756.16" calcext:value-type="float">
            <text:p>6756.16</text:p>
          </table:table-cell>
          <table:table-cell table:formula="of:=[$Sheet1.J31]" office:value-type="float" office:value="6311.3" calcext:value-type="float">
            <text:p>6311.3</text:p>
          </table:table-cell>
          <table:table-cell office:value-type="string" calcext:value-type="string">
            <text:p>Total incidence</text:p>
          </table:table-cell>
          <table:table-cell table:style-name="ce5" office:value-type="string" calcext:value-type="string">
            <text:p>&amp;</text:p>
          </table:table-cell>
          <table:table-cell table:style-name="ce5" table:formula="of:=SUM([.C2:.C14])" office:value-type="float" office:value="872050" calcext:value-type="float">
            <text:p>872050</text:p>
          </table:table-cell>
          <table:table-cell table:style-name="ce5" office:value-type="string" calcext:value-type="string">
            <text:p>&amp;</text:p>
          </table:table-cell>
          <table:table-cell table:style-name="ce5" table:formula="of:=SUM([.D2:.D14])" office:value-type="float" office:value="814270" calcext:value-type="float">
            <text:p>814270</text:p>
          </table:table-cell>
          <table:table-cell table:style-name="ce5" office:value-type="string" calcext:value-type="string">
            <text:p>&amp;</text:p>
          </table:table-cell>
          <table:table-cell table:style-name="ce5" table:formula="of:=SUM([.E2:.E14])" office:value-type="float" office:value="843350" calcext:value-type="float">
            <text:p>843350</text:p>
          </table:table-cell>
          <table:table-cell table:style-name="ce5" office:value-type="string" calcext:value-type="string">
            <text:p>&amp;</text:p>
          </table:table-cell>
          <table:table-cell table:style-name="ce5" table:formula="of:=[.P5]-[.R5]" office:value-type="float" office:value="57779.9999999998" calcext:value-type="float">
            <text:p>57780</text:p>
          </table:table-cell>
          <table:table-cell table:style-name="ce5" office:value-type="string" calcext:value-type="string">
            <text:p>&amp;</text:p>
          </table:table-cell>
          <table:table-cell table:style-name="ce5" table:formula="of:=[.P5]-[.T5]" office:value-type="float" office:value="28699.9999999998" calcext:value-type="float">
            <text:p>28700</text:p>
          </table:table-cell>
          <table:table-cell table:style-name="ce5" office:value-type="string" calcext:value-type="string">
            <text:p>&amp;</text:p>
          </table:table-cell>
          <table:table-cell table:style-name="ce5" table:formula="of:=[.R5]-[.T5]" office:value-type="float" office:value="-29080" calcext:value-type="float">
            <text:p>-29080</text:p>
          </table:table-cell>
          <table:table-cell table:style-name="ce5" office:value-type="string" calcext:value-type="string">
            <text:p>\\</text:p>
          </table:table-cell>
        </table:table-row>
        <table:table-row table:style-name="ro1">
          <table:table-cell/>
          <table:table-cell table:style-name="ce1" table:formula="of:=[$Sheet1.A37]" office:value-type="date" office:date-value="2021-03-07" calcext:value-type="date">
            <text:p>2021-03-07</text:p>
          </table:table-cell>
          <table:table-cell table:formula="of:=[$Sheet1.B38]-[$Sheet1.B31]" office:value-type="float" office:value="76790" calcext:value-type="float">
            <text:p>76790</text:p>
          </table:table-cell>
          <table:table-cell table:formula="of:=[$Sheet1.E38]-[$Sheet1.E31]" office:value-type="float" office:value="75280" calcext:value-type="float">
            <text:p>75280</text:p>
          </table:table-cell>
          <table:table-cell table:formula="of:=[$Sheet1.H38]-[$Sheet1.H31]" office:value-type="float" office:value="75380" calcext:value-type="float">
            <text:p>75380</text:p>
          </table:table-cell>
          <table:table-cell table:style-name="ce1" table:formula="of:=[.B6]" office:value-type="date" office:date-value="2021-03-07" calcext:value-type="date">
            <text:p>2021-03-07</text:p>
          </table:table-cell>
          <table:table-cell table:formula="of:=[$Sheet1.C38]-[$Sheet1.C31]" office:value-type="float" office:value="1294.9" calcext:value-type="float">
            <text:p>1294.9</text:p>
          </table:table-cell>
          <table:table-cell table:formula="of:=[$Sheet1.F38]-[$Sheet1.F31]" office:value-type="float" office:value="1141.8" calcext:value-type="float">
            <text:p>1141.8</text:p>
          </table:table-cell>
          <table:table-cell table:formula="of:=[$Sheet1.I38]-[$Sheet1.I31]" office:value-type="float" office:value="1015.8" calcext:value-type="float">
            <text:p>1015.8</text:p>
          </table:table-cell>
          <table:table-cell table:style-name="ce1" table:formula="of:=[.F6]" office:value-type="date" office:date-value="2021-03-07" calcext:value-type="date">
            <text:p>2021-03-07</text:p>
          </table:table-cell>
          <table:table-cell table:style-name="ce4" table:formula="of:=[$Sheet1.D38]" office:value-type="float" office:value="7412.06" calcext:value-type="float">
            <text:p>7412.06</text:p>
          </table:table-cell>
          <table:table-cell table:formula="of:=[$Sheet1.G38]" office:value-type="float" office:value="6576.94" calcext:value-type="float">
            <text:p>6576.94</text:p>
          </table:table-cell>
          <table:table-cell table:formula="of:=[$Sheet1.J38]" office:value-type="float" office:value="6074.03" calcext:value-type="float">
            <text:p>6074.03</text:p>
          </table:table-cell>
          <table:table-cell office:value-type="string" calcext:value-type="string">
            <text:p>Tota deaths</text:p>
          </table:table-cell>
          <table:table-cell table:style-name="ce5" office:value-type="string" calcext:value-type="string">
            <text:p>&amp;</text:p>
          </table:table-cell>
          <table:table-cell table:style-name="ce5" table:formula="of:=SUM([.G2:.G14])" office:value-type="float" office:value="15711.5" calcext:value-type="float">
            <text:p>15712</text:p>
          </table:table-cell>
          <table:table-cell table:style-name="ce5" office:value-type="string" calcext:value-type="string">
            <text:p>&amp;</text:p>
          </table:table-cell>
          <table:table-cell table:style-name="ce5" table:formula="of:=SUM([.H2:.H14])" office:value-type="float" office:value="12413.1" calcext:value-type="float">
            <text:p>12413</text:p>
          </table:table-cell>
          <table:table-cell table:style-name="ce5" office:value-type="string" calcext:value-type="string">
            <text:p>&amp;</text:p>
          </table:table-cell>
          <table:table-cell table:style-name="ce5" table:formula="of:=SUM([.I2:.I14])" office:value-type="float" office:value="11710.1" calcext:value-type="float">
            <text:p>11710</text:p>
          </table:table-cell>
          <table:table-cell table:style-name="ce5" office:value-type="string" calcext:value-type="string">
            <text:p>&amp;</text:p>
          </table:table-cell>
          <table:table-cell table:style-name="ce5" table:formula="of:=[.P6]-[.R6]" office:value-type="float" office:value="3298.4" calcext:value-type="float">
            <text:p>3298</text:p>
          </table:table-cell>
          <table:table-cell table:style-name="ce5" office:value-type="string" calcext:value-type="string">
            <text:p>&amp;</text:p>
          </table:table-cell>
          <table:table-cell table:style-name="ce5" table:formula="of:=[.P6]-[.T6]" office:value-type="float" office:value="4001.4" calcext:value-type="float">
            <text:p>4001</text:p>
          </table:table-cell>
          <table:table-cell table:style-name="ce5" office:value-type="string" calcext:value-type="string">
            <text:p>&amp;</text:p>
          </table:table-cell>
          <table:table-cell table:style-name="ce5" table:formula="of:=[.R6]-[.T6]" office:value-type="float" office:value="703" calcext:value-type="float">
            <text:p>703</text:p>
          </table:table-cell>
          <table:table-cell table:style-name="ce5" office:value-type="string" calcext:value-type="string">
            <text:p>\\</text:p>
          </table:table-cell>
        </table:table-row>
        <table:table-row table:style-name="ro1">
          <table:table-cell/>
          <table:table-cell table:style-name="ce1" table:formula="of:=[$Sheet1.A44]" office:value-type="date" office:date-value="2021-03-14" calcext:value-type="date">
            <text:p>2021-03-14</text:p>
          </table:table-cell>
          <table:table-cell table:formula="of:=[$Sheet1.B45]-[$Sheet1.B38]" office:value-type="float" office:value="75370.0000000002" calcext:value-type="float">
            <text:p>75370.0000000002</text:p>
          </table:table-cell>
          <table:table-cell table:formula="of:=[$Sheet1.E45]-[$Sheet1.E38]" office:value-type="float" office:value="72850" calcext:value-type="float">
            <text:p>72850</text:p>
          </table:table-cell>
          <table:table-cell table:formula="of:=[$Sheet1.H45]-[$Sheet1.H38]" office:value-type="float" office:value="73770" calcext:value-type="float">
            <text:p>73770</text:p>
          </table:table-cell>
          <table:table-cell table:style-name="ce1" table:formula="of:=[.B7]" office:value-type="date" office:date-value="2021-03-14" calcext:value-type="date">
            <text:p>2021-03-14</text:p>
          </table:table-cell>
          <table:table-cell table:formula="of:=[$Sheet1.C45]-[$Sheet1.C38]" office:value-type="float" office:value="1309" calcext:value-type="float">
            <text:p>1309</text:p>
          </table:table-cell>
          <table:table-cell table:formula="of:=[$Sheet1.F45]-[$Sheet1.F38]" office:value-type="float" office:value="1065.8" calcext:value-type="float">
            <text:p>1065.8</text:p>
          </table:table-cell>
          <table:table-cell table:formula="of:=[$Sheet1.I45]-[$Sheet1.I38]" office:value-type="float" office:value="961" calcext:value-type="float">
            <text:p>961</text:p>
          </table:table-cell>
          <table:table-cell table:style-name="ce1" table:formula="of:=[.F7]" office:value-type="date" office:date-value="2021-03-14" calcext:value-type="date">
            <text:p>2021-03-14</text:p>
          </table:table-cell>
          <table:table-cell table:style-name="ce4" table:formula="of:=[$Sheet1.D45]" office:value-type="float" office:value="7524.65" calcext:value-type="float">
            <text:p>7524.65</text:p>
          </table:table-cell>
          <table:table-cell table:formula="of:=[$Sheet1.G45]" office:value-type="float" office:value="6307.43" calcext:value-type="float">
            <text:p>6307.43</text:p>
          </table:table-cell>
          <table:table-cell table:formula="of:=[$Sheet1.J45]" office:value-type="float" office:value="6039.15" calcext:value-type="float">
            <text:p>6039.15</text:p>
          </table:table-cell>
          <table:table-cell office:value-type="string" calcext:value-type="string">
            <text:p>Average hospitalization</text:p>
          </table:table-cell>
          <table:table-cell table:style-name="ce5" office:value-type="string" calcext:value-type="string">
            <text:p>&amp;</text:p>
          </table:table-cell>
          <table:table-cell table:style-name="ce5" table:formula="of:=AVERAGE([.K2:.K14])" office:value-type="float" office:value="7066.59692307692" calcext:value-type="float">
            <text:p>7067</text:p>
          </table:table-cell>
          <table:table-cell table:style-name="ce5" office:value-type="string" calcext:value-type="string">
            <text:p>&amp;</text:p>
          </table:table-cell>
          <table:table-cell table:style-name="ce5" table:formula="of:=AVERAGE([.L2:.L14])" office:value-type="float" office:value="5906.30230769231" calcext:value-type="float">
            <text:p>5906</text:p>
          </table:table-cell>
          <table:table-cell table:style-name="ce5" office:value-type="string" calcext:value-type="string">
            <text:p>&amp;</text:p>
          </table:table-cell>
          <table:table-cell table:style-name="ce5" table:formula="of:=AVERAGE([.M2:.M14])" office:value-type="float" office:value="5752.57384615385" calcext:value-type="float">
            <text:p>5753</text:p>
          </table:table-cell>
          <table:table-cell table:style-name="ce5" office:value-type="string" calcext:value-type="string">
            <text:p>&amp;</text:p>
          </table:table-cell>
          <table:table-cell table:style-name="ce5" table:formula="of:=[.P7]-[.R7]" office:value-type="float" office:value="1160.29461538462" calcext:value-type="float">
            <text:p>1160</text:p>
          </table:table-cell>
          <table:table-cell table:style-name="ce5" office:value-type="string" calcext:value-type="string">
            <text:p>&amp;</text:p>
          </table:table-cell>
          <table:table-cell table:style-name="ce5" table:formula="of:=[.P7]-[.T7]" office:value-type="float" office:value="1314.02307692308" calcext:value-type="float">
            <text:p>1314</text:p>
          </table:table-cell>
          <table:table-cell table:style-name="ce5" office:value-type="string" calcext:value-type="string">
            <text:p>&amp;</text:p>
          </table:table-cell>
          <table:table-cell table:style-name="ce5" table:formula="of:=[.R7]-[.T7]" office:value-type="float" office:value="153.728461538462" calcext:value-type="float">
            <text:p>154</text:p>
          </table:table-cell>
          <table:table-cell table:style-name="ce5"/>
        </table:table-row>
        <table:table-row table:style-name="ro1">
          <table:table-cell/>
          <table:table-cell table:style-name="ce1" table:formula="of:=[$Sheet1.A51]" office:value-type="date" office:date-value="2021-03-21" calcext:value-type="date">
            <text:p>2021-03-21</text:p>
          </table:table-cell>
          <table:table-cell table:formula="of:=[$Sheet1.B52]-[$Sheet1.B45]" office:value-type="float" office:value="73069.9999999998" calcext:value-type="float">
            <text:p>73069.9999999998</text:p>
          </table:table-cell>
          <table:table-cell table:formula="of:=[$Sheet1.E52]-[$Sheet1.E45]" office:value-type="float" office:value="69410" calcext:value-type="float">
            <text:p>69410</text:p>
          </table:table-cell>
          <table:table-cell table:formula="of:=[$Sheet1.H52]-[$Sheet1.H45]" office:value-type="float" office:value="71020" calcext:value-type="float">
            <text:p>71020</text:p>
          </table:table-cell>
          <table:table-cell table:style-name="ce1" table:formula="of:=[.B8]" office:value-type="date" office:date-value="2021-03-21" calcext:value-type="date">
            <text:p>2021-03-21</text:p>
          </table:table-cell>
          <table:table-cell table:formula="of:=[$Sheet1.C52]-[$Sheet1.C45]" office:value-type="float" office:value="1306.9" calcext:value-type="float">
            <text:p>1306.9</text:p>
          </table:table-cell>
          <table:table-cell table:formula="of:=[$Sheet1.F52]-[$Sheet1.F45]" office:value-type="float" office:value="980.399999999998" calcext:value-type="float">
            <text:p>980.399999999998</text:p>
          </table:table-cell>
          <table:table-cell table:formula="of:=[$Sheet1.I52]-[$Sheet1.I45]" office:value-type="float" office:value="925.300000000003" calcext:value-type="float">
            <text:p>925.300000000003</text:p>
          </table:table-cell>
          <table:table-cell table:style-name="ce1" table:formula="of:=[.F8]" office:value-type="date" office:date-value="2021-03-21" calcext:value-type="date">
            <text:p>2021-03-21</text:p>
          </table:table-cell>
          <table:table-cell table:style-name="ce4" table:formula="of:=[$Sheet1.D52]" office:value-type="float" office:value="7557.33" calcext:value-type="float">
            <text:p>7557.33</text:p>
          </table:table-cell>
          <table:table-cell table:formula="of:=[$Sheet1.G52]" office:value-type="float" office:value="6048.05" calcext:value-type="float">
            <text:p>6048.05</text:p>
          </table:table-cell>
          <table:table-cell table:formula="of:=[$Sheet1.J52]" office:value-type="float" office:value="5963.99" calcext:value-type="float">
            <text:p>5963.99</text:p>
          </table:table-cell>
          <table:table-cell table:number-columns-repeated="14"/>
        </table:table-row>
        <table:table-row table:style-name="ro1">
          <table:table-cell/>
          <table:table-cell table:style-name="ce1" table:formula="of:=[$Sheet1.A58]" office:value-type="date" office:date-value="2021-03-28" calcext:value-type="date">
            <text:p>2021-03-28</text:p>
          </table:table-cell>
          <table:table-cell table:formula="of:=[$Sheet1.B59]-[$Sheet1.B52]" office:value-type="float" office:value="70060" calcext:value-type="float">
            <text:p>70060</text:p>
          </table:table-cell>
          <table:table-cell table:formula="of:=[$Sheet1.E59]-[$Sheet1.E52]" office:value-type="float" office:value="65190.0000000002" calcext:value-type="float">
            <text:p>65190.0000000002</text:p>
          </table:table-cell>
          <table:table-cell table:formula="of:=[$Sheet1.H59]-[$Sheet1.H52]" office:value-type="float" office:value="67450" calcext:value-type="float">
            <text:p>67450</text:p>
          </table:table-cell>
          <table:table-cell table:style-name="ce1" table:formula="of:=[.B9]" office:value-type="date" office:date-value="2021-03-28" calcext:value-type="date">
            <text:p>2021-03-28</text:p>
          </table:table-cell>
          <table:table-cell table:formula="of:=[$Sheet1.C59]-[$Sheet1.C52]" office:value-type="float" office:value="1290.7" calcext:value-type="float">
            <text:p>1290.7</text:p>
          </table:table-cell>
          <table:table-cell table:formula="of:=[$Sheet1.F59]-[$Sheet1.F52]" office:value-type="float" office:value="915.5" calcext:value-type="float">
            <text:p>915.5</text:p>
          </table:table-cell>
          <table:table-cell table:formula="of:=[$Sheet1.I59]-[$Sheet1.I52]" office:value-type="float" office:value="871.699999999997" calcext:value-type="float">
            <text:p>871.699999999997</text:p>
          </table:table-cell>
          <table:table-cell table:style-name="ce1" table:formula="of:=[.F9]" office:value-type="date" office:date-value="2021-03-28" calcext:value-type="date">
            <text:p>2021-03-28</text:p>
          </table:table-cell>
          <table:table-cell table:style-name="ce4" table:formula="of:=[$Sheet1.D59]" office:value-type="float" office:value="7515.18" calcext:value-type="float">
            <text:p>7515.18</text:p>
          </table:table-cell>
          <table:table-cell table:formula="of:=[$Sheet1.G59]" office:value-type="float" office:value="5861.16" calcext:value-type="float">
            <text:p>5861.16</text:p>
          </table:table-cell>
          <table:table-cell table:formula="of:=[$Sheet1.J59]" office:value-type="float" office:value="5781.98" calcext:value-type="float">
            <text:p>5781.98</text:p>
          </table:table-cell>
          <table:table-cell table:number-columns-repeated="14"/>
        </table:table-row>
        <table:table-row table:style-name="ro1">
          <table:table-cell/>
          <table:table-cell table:style-name="ce1" table:formula="of:=[$Sheet1.A65]" office:value-type="date" office:date-value="2021-04-04" calcext:value-type="date">
            <text:p>2021-04-04</text:p>
          </table:table-cell>
          <table:table-cell table:formula="of:=[$Sheet1.B66]-[$Sheet1.B59]" office:value-type="float" office:value="66510" calcext:value-type="float">
            <text:p>66510</text:p>
          </table:table-cell>
          <table:table-cell table:formula="of:=[$Sheet1.E66]-[$Sheet1.E59]" office:value-type="float" office:value="60249.9999999998" calcext:value-type="float">
            <text:p>60249.9999999998</text:p>
          </table:table-cell>
          <table:table-cell table:formula="of:=[$Sheet1.H66]-[$Sheet1.H59]" office:value-type="float" office:value="63390" calcext:value-type="float">
            <text:p>63390</text:p>
          </table:table-cell>
          <table:table-cell table:style-name="ce1" table:formula="of:=[.B10]" office:value-type="date" office:date-value="2021-04-04" calcext:value-type="date">
            <text:p>2021-04-04</text:p>
          </table:table-cell>
          <table:table-cell table:formula="of:=[$Sheet1.C66]-[$Sheet1.C59]" office:value-type="float" office:value="1262.1" calcext:value-type="float">
            <text:p>1262.1</text:p>
          </table:table-cell>
          <table:table-cell table:formula="of:=[$Sheet1.F66]-[$Sheet1.F59]" office:value-type="float" office:value="860.900000000001" calcext:value-type="float">
            <text:p>860.900000000001</text:p>
          </table:table-cell>
          <table:table-cell table:formula="of:=[$Sheet1.I66]-[$Sheet1.I59]" office:value-type="float" office:value="806.700000000001" calcext:value-type="float">
            <text:p>806.700000000001</text:p>
          </table:table-cell>
          <table:table-cell table:style-name="ce1" table:formula="of:=[.F10]" office:value-type="date" office:date-value="2021-04-04" calcext:value-type="date">
            <text:p>2021-04-04</text:p>
          </table:table-cell>
          <table:table-cell table:style-name="ce4" table:formula="of:=[$Sheet1.D66]" office:value-type="float" office:value="7405.1" calcext:value-type="float">
            <text:p>7405.10</text:p>
          </table:table-cell>
          <table:table-cell table:formula="of:=[$Sheet1.G66]" office:value-type="float" office:value="5658.84" calcext:value-type="float">
            <text:p>5658.84</text:p>
          </table:table-cell>
          <table:table-cell table:formula="of:=[$Sheet1.J66]" office:value-type="float" office:value="5566.82" calcext:value-type="float">
            <text:p>5566.82</text:p>
          </table:table-cell>
          <table:table-cell table:number-columns-repeated="14"/>
        </table:table-row>
        <table:table-row table:style-name="ro1">
          <table:table-cell/>
          <table:table-cell table:style-name="ce1" table:formula="of:=[$Sheet1.A72]" office:value-type="date" office:date-value="2021-04-11" calcext:value-type="date">
            <text:p>2021-04-11</text:p>
          </table:table-cell>
          <table:table-cell table:formula="of:=[$Sheet1.B73]-[$Sheet1.B66]" office:value-type="float" office:value="62580" calcext:value-type="float">
            <text:p>62580</text:p>
          </table:table-cell>
          <table:table-cell table:formula="of:=[$Sheet1.E73]-[$Sheet1.E66]" office:value-type="float" office:value="54880" calcext:value-type="float">
            <text:p>54880</text:p>
          </table:table-cell>
          <table:table-cell table:formula="of:=[$Sheet1.H73]-[$Sheet1.H66]" office:value-type="float" office:value="59010.0000000002" calcext:value-type="float">
            <text:p>59010.0000000002</text:p>
          </table:table-cell>
          <table:table-cell table:style-name="ce1" table:formula="of:=[.B11]" office:value-type="date" office:date-value="2021-04-11" calcext:value-type="date">
            <text:p>2021-04-11</text:p>
          </table:table-cell>
          <table:table-cell table:formula="of:=[$Sheet1.C73]-[$Sheet1.C66]" office:value-type="float" office:value="1223.1" calcext:value-type="float">
            <text:p>1223.1</text:p>
          </table:table-cell>
          <table:table-cell table:formula="of:=[$Sheet1.F73]-[$Sheet1.F66]" office:value-type="float" office:value="804.299999999999" calcext:value-type="float">
            <text:p>804.299999999999</text:p>
          </table:table-cell>
          <table:table-cell table:formula="of:=[$Sheet1.I73]-[$Sheet1.I66]" office:value-type="float" office:value="746.700000000001" calcext:value-type="float">
            <text:p>746.700000000001</text:p>
          </table:table-cell>
          <table:table-cell table:style-name="ce1" table:formula="of:=[.F11]" office:value-type="date" office:date-value="2021-04-11" calcext:value-type="date">
            <text:p>2021-04-11</text:p>
          </table:table-cell>
          <table:table-cell table:style-name="ce4" table:formula="of:=[$Sheet1.D73]" office:value-type="float" office:value="7235.19" calcext:value-type="float">
            <text:p>7235.19</text:p>
          </table:table-cell>
          <table:table-cell table:formula="of:=[$Sheet1.G73]" office:value-type="float" office:value="5414.05" calcext:value-type="float">
            <text:p>5414.05</text:p>
          </table:table-cell>
          <table:table-cell table:formula="of:=[$Sheet1.J73]" office:value-type="float" office:value="5334.99" calcext:value-type="float">
            <text:p>5334.99</text:p>
          </table:table-cell>
          <table:table-cell table:number-columns-repeated="14"/>
        </table:table-row>
        <table:table-row table:style-name="ro1">
          <table:table-cell/>
          <table:table-cell table:style-name="ce1" table:formula="of:=[$Sheet1.A79]" office:value-type="date" office:date-value="2021-04-18" calcext:value-type="date">
            <text:p>2021-04-18</text:p>
          </table:table-cell>
          <table:table-cell table:formula="of:=[$Sheet1.B80]-[$Sheet1.B73]" office:value-type="float" office:value="58390.0000000002" calcext:value-type="float">
            <text:p>58390.0000000002</text:p>
          </table:table-cell>
          <table:table-cell table:formula="of:=[$Sheet1.E80]-[$Sheet1.E73]" office:value-type="float" office:value="49330.0000000002" calcext:value-type="float">
            <text:p>49330.0000000002</text:p>
          </table:table-cell>
          <table:table-cell table:formula="of:=[$Sheet1.H80]-[$Sheet1.H73]" office:value-type="float" office:value="54399.9999999998" calcext:value-type="float">
            <text:p>54399.9999999998</text:p>
          </table:table-cell>
          <table:table-cell table:style-name="ce1" table:formula="of:=[.B12]" office:value-type="date" office:date-value="2021-04-18" calcext:value-type="date">
            <text:p>2021-04-18</text:p>
          </table:table-cell>
          <table:table-cell table:formula="of:=[$Sheet1.C80]-[$Sheet1.C73]" office:value-type="float" office:value="1175.7" calcext:value-type="float">
            <text:p>1175.7</text:p>
          </table:table-cell>
          <table:table-cell table:formula="of:=[$Sheet1.F80]-[$Sheet1.F73]" office:value-type="float" office:value="744.599999999999" calcext:value-type="float">
            <text:p>744.599999999999</text:p>
          </table:table-cell>
          <table:table-cell table:formula="of:=[$Sheet1.I80]-[$Sheet1.I73]" office:value-type="float" office:value="687.799999999999" calcext:value-type="float">
            <text:p>687.799999999999</text:p>
          </table:table-cell>
          <table:table-cell table:style-name="ce1" table:formula="of:=[.F12]" office:value-type="date" office:date-value="2021-04-18" calcext:value-type="date">
            <text:p>2021-04-18</text:p>
          </table:table-cell>
          <table:table-cell table:style-name="ce4" table:formula="of:=[$Sheet1.D80]" office:value-type="float" office:value="7014.18" calcext:value-type="float">
            <text:p>7014.18</text:p>
          </table:table-cell>
          <table:table-cell table:formula="of:=[$Sheet1.G80]" office:value-type="float" office:value="5140.11" calcext:value-type="float">
            <text:p>5140.11</text:p>
          </table:table-cell>
          <table:table-cell table:formula="of:=[$Sheet1.J80]" office:value-type="float" office:value="5062.59" calcext:value-type="float">
            <text:p>5062.59</text:p>
          </table:table-cell>
          <table:table-cell table:number-columns-repeated="14"/>
        </table:table-row>
        <table:table-row table:style-name="ro1">
          <table:table-cell/>
          <table:table-cell table:style-name="ce1" table:formula="of:=[$Sheet1.A86]" office:value-type="date" office:date-value="2021-04-25" calcext:value-type="date">
            <text:p>2021-04-25</text:p>
          </table:table-cell>
          <table:table-cell table:formula="of:=[$Sheet1.B87]-[$Sheet1.B80]" office:value-type="float" office:value="54059.9999999998" calcext:value-type="float">
            <text:p>54059.9999999998</text:p>
          </table:table-cell>
          <table:table-cell table:formula="of:=[$Sheet1.E87]-[$Sheet1.E80]" office:value-type="float" office:value="43829.9999999998" calcext:value-type="float">
            <text:p>43829.9999999998</text:p>
          </table:table-cell>
          <table:table-cell table:formula="of:=[$Sheet1.H87]-[$Sheet1.H80]" office:value-type="float" office:value="49710" calcext:value-type="float">
            <text:p>49710</text:p>
          </table:table-cell>
          <table:table-cell table:style-name="ce1" table:formula="of:=[.B13]" office:value-type="date" office:date-value="2021-04-25" calcext:value-type="date">
            <text:p>2021-04-25</text:p>
          </table:table-cell>
          <table:table-cell table:formula="of:=[$Sheet1.C87]-[$Sheet1.C80]" office:value-type="float" office:value="1121.5" calcext:value-type="float">
            <text:p>1121.5</text:p>
          </table:table-cell>
          <table:table-cell table:formula="of:=[$Sheet1.F87]-[$Sheet1.F80]" office:value-type="float" office:value="686.900000000002" calcext:value-type="float">
            <text:p>686.900000000002</text:p>
          </table:table-cell>
          <table:table-cell table:formula="of:=[$Sheet1.I87]-[$Sheet1.I80]" office:value-type="float" office:value="626.900000000001" calcext:value-type="float">
            <text:p>626.900000000001</text:p>
          </table:table-cell>
          <table:table-cell table:style-name="ce1" table:formula="of:=[.F13]" office:value-type="date" office:date-value="2021-04-25" calcext:value-type="date">
            <text:p>2021-04-25</text:p>
          </table:table-cell>
          <table:table-cell table:style-name="ce4" table:formula="of:=[$Sheet1.D87]" office:value-type="float" office:value="6751.08" calcext:value-type="float">
            <text:p>6751.08</text:p>
          </table:table-cell>
          <table:table-cell table:formula="of:=[$Sheet1.G87]" office:value-type="float" office:value="4849.74" calcext:value-type="float">
            <text:p>4849.74</text:p>
          </table:table-cell>
          <table:table-cell table:formula="of:=[$Sheet1.J87]" office:value-type="float" office:value="4749.75" calcext:value-type="float">
            <text:p>4749.75</text:p>
          </table:table-cell>
          <table:table-cell table:number-columns-repeated="14"/>
        </table:table-row>
        <table:table-row table:style-name="ro1">
          <table:table-cell/>
          <table:table-cell table:style-name="ce1" table:formula="of:=[$Sheet1.A92]+1" office:value-type="date" office:date-value="2021-05-02" calcext:value-type="date">
            <text:p>2021-05-02</text:p>
          </table:table-cell>
          <table:table-cell table:formula="of:=[$Sheet1.B93]-[$Sheet1.B86]" office:value-type="float" office:value="50310" calcext:value-type="float">
            <text:p>50310</text:p>
          </table:table-cell>
          <table:table-cell table:formula="of:=[$Sheet1.E93]-[$Sheet1.E86]" office:value-type="float" office:value="39230.0000000002" calcext:value-type="float">
            <text:p>39230.0000000002</text:p>
          </table:table-cell>
          <table:table-cell table:formula="of:=[$Sheet1.H93]-[$Sheet1.H86]" office:value-type="float" office:value="45730.0000000002" calcext:value-type="float">
            <text:p>45730.0000000002</text:p>
          </table:table-cell>
          <table:table-cell table:style-name="ce1" table:formula="of:=[.B14]" office:value-type="date" office:date-value="2021-05-02" calcext:value-type="date">
            <text:p>2021-05-02</text:p>
          </table:table-cell>
          <table:table-cell table:formula="of:=[$Sheet1.C93]-[$Sheet1.C86]" office:value-type="float" office:value="1071" calcext:value-type="float">
            <text:p>1071</text:p>
          </table:table-cell>
          <table:table-cell table:formula="of:=[$Sheet1.F93]-[$Sheet1.F86]" office:value-type="float" office:value="638" calcext:value-type="float">
            <text:p>638</text:p>
          </table:table-cell>
          <table:table-cell table:formula="of:=[$Sheet1.I93]-[$Sheet1.I86]" office:value-type="float" office:value="573.799999999999" calcext:value-type="float">
            <text:p>573.799999999999</text:p>
          </table:table-cell>
          <table:table-cell table:style-name="ce1" table:formula="of:=[.F14]" office:value-type="date" office:date-value="2021-05-02" calcext:value-type="date">
            <text:p>2021-05-02</text:p>
          </table:table-cell>
          <table:table-cell table:style-name="ce4" table:formula="of:=[$Sheet1.D93]" office:value-type="float" office:value="6498.81" calcext:value-type="float">
            <text:p>6498.81</text:p>
          </table:table-cell>
          <table:table-cell table:formula="of:=[$Sheet1.G93]" office:value-type="float" office:value="4581.95" calcext:value-type="float">
            <text:p>4581.95</text:p>
          </table:table-cell>
          <table:table-cell table:formula="of:=[$Sheet1.J93]" office:value-type="float" office:value="4456.26" calcext:value-type="float">
            <text:p>4456.26</text:p>
          </table:table-cell>
          <table:table-cell table:number-columns-repeated="14"/>
        </table:table-row>
        <table:table-row table:style-name="ro1" table:number-rows-repeated="3">
          <table:table-cell/>
          <table:table-cell table:style-name="ce1"/>
          <table:table-cell table:number-columns-repeated="25"/>
        </table:table-row>
        <table:table-row table:style-name="ro1" table:number-rows-repeated="1048558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13" loext:min-decimal-places="13" number:min-integer-digits="1"/>
    </number:number-style>
    <number:number-style style:name="N118">
      <number:number number:decimal-places="14" loext:min-decimal-places="14" number:min-integer-digits="1"/>
    </number:number-style>
    <number:number-style style:name="N119">
      <number:number number:decimal-places="15" loext:min-decimal-places="15" number:min-integer-digits="1"/>
    </number:number-style>
    <number:number-style style:name="N120">
      <number:number number:decimal-places="16" loext:min-decimal-places="16" number:min-integer-digits="1"/>
    </number:number-style>
    <number:number-style style:name="N121">
      <number:number number:decimal-places="17" loext:min-decimal-places="17" number:min-integer-digits="1"/>
    </number:number-style>
    <number:number-style style:name="N122">
      <number:number number:decimal-places="18" loext:min-decimal-places="18" number:min-integer-digits="1"/>
    </number:number-style>
    <number:number-style style:name="N123">
      <number:number number:decimal-places="19" loext:min-decimal-places="19" number:min-integer-digits="1"/>
    </number:number-style>
    <number:number-style style:name="N124">
      <number:number number:decimal-places="20" loext:min-decimal-places="20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4T16:52:10.940825068</meta:creation-date>
    <dc:date>2021-02-14T22:04:45.055745300</dc:date>
    <meta:editing-duration>PT2H40M21S</meta:editing-duration>
    <meta:editing-cycles>3</meta:editing-cycles>
    <meta:generator>LibreOffice/6.4.6.2$Linux_X86_64 LibreOffice_project/40$Build-2</meta:generator>
    <meta:document-statistic meta:table-count="2" meta:cell-count="148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7cm" svg:y="0.316cm" chart:style-name="ch2">
          <text:p>Weekly incidence</text:p>
        </chart:title>
        <chart:legend chart:legend-position="end" svg:x="13.651cm" svg:y="3.703cm" style:legend-expansion="high" chart:style-name="ch3"/>
        <chart:plot-area chart:style-name="ch4" table:cell-range-address="Sheet2.B1:Sheet2.E14" chart:data-source-has-labels="both" svg:x="0.32cm" svg:y="1.275cm" svg:width="13.011cm" svg:height="7.545cm">
          <chartooo:coordinate-region svg:x="1.497cm" svg:y="1.474cm" svg:width="11.834cm" svg:height="6.699cm"/>
          <chart:axis chart:dimension="x" chart:name="primary-x" chart:style-name="ch5" chartooo:axis-type="auto">
            <chartooo:date-scale/>
            <chart:categories table:cell-range-address="Sheet2.B2:Sheet2.B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C2:Sheet2.C14" chart:label-cell-address="Sheet2.C1:Sheet2.C1" chart:class="chart:line">
            <chart:data-point chart:repeated="13"/>
          </chart:series>
          <chart:series chart:style-name="ch9" chart:values-cell-range-address="Sheet2.D2:Sheet2.D14" chart:label-cell-address="Sheet2.D1:Sheet2.D1" chart:class="chart:line">
            <chart:data-point chart:repeated="13"/>
          </chart:series>
          <chart:series chart:style-name="ch10" chart:values-cell-range-address="Sheet2.E2:Sheet2.E14" chart:label-cell-address="Sheet2.E1:Sheet2.E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vac</text:p>
                <draw:g>
                  <svg:desc>Sheet2.C1:Sheet2.C1</svg:desc>
                </draw:g>
              </table:table-cell>
              <table:table-cell office:value-type="string">
                <text:p>middle</text:p>
                <draw:g>
                  <svg:desc>Sheet2.D1:Sheet2.D1</svg:desc>
                </draw:g>
              </table:table-cell>
              <table:table-cell office:value-type="string">
                <text:p>elderly</text:p>
                <draw:g>
                  <svg:desc>Sheet2.E1:Sheet2.E1</svg:desc>
                </draw:g>
              </table:table-cell>
            </table:table-row>
          </table:table-header-rows>
          <table:table-rows>
            <table:table-row>
              <table:table-cell office:value-type="float" office:value="44234">
                <text:p>44234</text:p>
                <draw:g>
                  <svg:desc>Sheet2.B2:Sheet2.B14</svg:desc>
                </draw:g>
              </table:table-cell>
              <table:table-cell office:value-type="float" office:value="62260">
                <text:p>62260</text:p>
                <draw:g>
                  <svg:desc>Sheet2.C2:Sheet2.C14</svg:desc>
                </draw:g>
              </table:table-cell>
              <table:table-cell office:value-type="float" office:value="62260">
                <text:p>62260</text:p>
                <draw:g>
                  <svg:desc>Sheet2.D2:Sheet2.D14</svg:desc>
                </draw:g>
              </table:table-cell>
              <table:table-cell office:value-type="float" office:value="62260">
                <text:p>62260</text:p>
                <draw:g>
                  <svg:desc>Sheet2.E2:Sheet2.E14</svg:desc>
                </draw:g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70260">
                <text:p>70260</text:p>
              </table:table-cell>
              <table:table-cell office:value-type="float" office:value="70260">
                <text:p>70260</text:p>
              </table:table-cell>
              <table:table-cell office:value-type="float" office:value="70260">
                <text:p>70260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75340">
                <text:p>75340</text:p>
              </table:table-cell>
              <table:table-cell office:value-type="float" office:value="75160">
                <text:p>75160</text:p>
              </table:table-cell>
              <table:table-cell office:value-type="float" office:value="74980">
                <text:p>74980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77050">
                <text:p>77050</text:p>
              </table:table-cell>
              <table:table-cell office:value-type="float" office:value="76340">
                <text:p>76340</text:p>
              </table:table-cell>
              <table:table-cell office:value-type="float" office:value="75990">
                <text:p>75990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76790">
                <text:p>76790</text:p>
              </table:table-cell>
              <table:table-cell office:value-type="float" office:value="75280">
                <text:p>75280</text:p>
              </table:table-cell>
              <table:table-cell office:value-type="float" office:value="75380">
                <text:p>75380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75370.0000000002">
                <text:p>75370.0000000002</text:p>
              </table:table-cell>
              <table:table-cell office:value-type="float" office:value="72850">
                <text:p>72850</text:p>
              </table:table-cell>
              <table:table-cell office:value-type="float" office:value="73770">
                <text:p>73770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73069.9999999998">
                <text:p>73069.9999999998</text:p>
              </table:table-cell>
              <table:table-cell office:value-type="float" office:value="69410">
                <text:p>69410</text:p>
              </table:table-cell>
              <table:table-cell office:value-type="float" office:value="71020">
                <text:p>71020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70060">
                <text:p>70060</text:p>
              </table:table-cell>
              <table:table-cell office:value-type="float" office:value="65190.0000000002">
                <text:p>65190.0000000002</text:p>
              </table:table-cell>
              <table:table-cell office:value-type="float" office:value="67450">
                <text:p>67450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66510">
                <text:p>66510</text:p>
              </table:table-cell>
              <table:table-cell office:value-type="float" office:value="60249.9999999998">
                <text:p>60249.9999999998</text:p>
              </table:table-cell>
              <table:table-cell office:value-type="float" office:value="63390">
                <text:p>63390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62580">
                <text:p>62580</text:p>
              </table:table-cell>
              <table:table-cell office:value-type="float" office:value="54880">
                <text:p>54880</text:p>
              </table:table-cell>
              <table:table-cell office:value-type="float" office:value="59010.0000000002">
                <text:p>59010.0000000002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58390.0000000002">
                <text:p>58390.0000000002</text:p>
              </table:table-cell>
              <table:table-cell office:value-type="float" office:value="49330.0000000002">
                <text:p>49330.0000000002</text:p>
              </table:table-cell>
              <table:table-cell office:value-type="float" office:value="54399.9999999998">
                <text:p>54399.9999999998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54059.9999999998">
                <text:p>54059.9999999998</text:p>
              </table:table-cell>
              <table:table-cell office:value-type="float" office:value="43829.9999999998">
                <text:p>43829.9999999998</text:p>
              </table:table-cell>
              <table:table-cell office:value-type="float" office:value="49710">
                <text:p>49710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50310">
                <text:p>50310</text:p>
              </table:table-cell>
              <table:table-cell office:value-type="float" office:value="39230.0000000002">
                <text:p>39230.0000000002</text:p>
              </table:table-cell>
              <table:table-cell office:value-type="float" office:value="45730.0000000002">
                <text:p>45730.0000000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48cm" svg:y="0.316cm" chart:style-name="ch2">
          <text:p>Weekly deaths</text:p>
        </chart:title>
        <chart:legend chart:legend-position="end" svg:x="13.651cm" svg:y="3.703cm" style:legend-expansion="high" chart:style-name="ch3"/>
        <chart:plot-area chart:style-name="ch4" table:cell-range-address="Sheet2.F1:Sheet2.I14" chart:data-source-has-labels="both" svg:x="0.32cm" svg:y="1.275cm" svg:width="13.011cm" svg:height="7.545cm">
          <chartooo:coordinate-region svg:x="1.312cm" svg:y="1.475cm" svg:width="12.019cm" svg:height="6.698cm"/>
          <chart:axis chart:dimension="x" chart:name="primary-x" chart:style-name="ch5" chartooo:axis-type="auto">
            <chartooo:date-scale/>
            <chart:categories table:cell-range-address="Sheet2.F2:Sheet2.F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G2:Sheet2.G14" chart:label-cell-address="Sheet2.G1:Sheet2.G1" chart:class="chart:line">
            <chart:data-point chart:repeated="13"/>
          </chart:series>
          <chart:series chart:style-name="ch9" chart:values-cell-range-address="Sheet2.H2:Sheet2.H14" chart:label-cell-address="Sheet2.H1:Sheet2.H1" chart:class="chart:line">
            <chart:data-point chart:repeated="13"/>
          </chart:series>
          <chart:series chart:style-name="ch10" chart:values-cell-range-address="Sheet2.I2:Sheet2.I14" chart:label-cell-address="Sheet2.I1:Sheet2.I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vac</text:p>
                <draw:g>
                  <svg:desc>Sheet2.G1:Sheet2.G1</svg:desc>
                </draw:g>
              </table:table-cell>
              <table:table-cell office:value-type="string">
                <text:p>middle</text:p>
                <draw:g>
                  <svg:desc>Sheet2.H1:Sheet2.H1</svg:desc>
                </draw:g>
              </table:table-cell>
              <table:table-cell office:value-type="string">
                <text:p>elderly</text:p>
                <draw:g>
                  <svg:desc>Sheet2.I1:Sheet2.I1</svg:desc>
                </draw:g>
              </table:table-cell>
            </table:table-row>
          </table:table-header-rows>
          <table:table-rows>
            <table:table-row>
              <table:table-cell office:value-type="float" office:value="44234">
                <text:p>44234</text:p>
                <draw:g>
                  <svg:desc>Sheet2.F2:Sheet2.F14</svg:desc>
                </draw:g>
              </table:table-cell>
              <table:table-cell office:value-type="float" office:value="1055.7">
                <text:p>1055.7</text:p>
                <draw:g>
                  <svg:desc>Sheet2.G2:Sheet2.G14</svg:desc>
                </draw:g>
              </table:table-cell>
              <table:table-cell office:value-type="float" office:value="1055.7">
                <text:p>1055.7</text:p>
                <draw:g>
                  <svg:desc>Sheet2.H2:Sheet2.H14</svg:desc>
                </draw:g>
              </table:table-cell>
              <table:table-cell office:value-type="float" office:value="1055.7">
                <text:p>1055.7</text:p>
                <draw:g>
                  <svg:desc>Sheet2.I2:Sheet2.I14</svg:desc>
                </draw:g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1129.9">
                <text:p>1129.9</text:p>
              </table:table-cell>
              <table:table-cell office:value-type="float" office:value="1129.9">
                <text:p>1129.9</text:p>
              </table:table-cell>
              <table:table-cell office:value-type="float" office:value="1129.9">
                <text:p>1129.9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1208.2">
                <text:p>1208.2</text:p>
              </table:table-cell>
              <table:table-cell office:value-type="float" office:value="1196.4">
                <text:p>1196.4</text:p>
              </table:table-cell>
              <table:table-cell office:value-type="float" office:value="1184.6">
                <text:p>1184.6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1262.8">
                <text:p>1262.8</text:p>
              </table:table-cell>
              <table:table-cell office:value-type="float" office:value="1192.9">
                <text:p>1192.9</text:p>
              </table:table-cell>
              <table:table-cell office:value-type="float" office:value="1124.2">
                <text:p>1124.2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1294.9">
                <text:p>1294.9</text:p>
              </table:table-cell>
              <table:table-cell office:value-type="float" office:value="1141.8">
                <text:p>1141.8</text:p>
              </table:table-cell>
              <table:table-cell office:value-type="float" office:value="1015.8">
                <text:p>1015.8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1309">
                <text:p>1309</text:p>
              </table:table-cell>
              <table:table-cell office:value-type="float" office:value="1065.8">
                <text:p>1065.8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1306.9">
                <text:p>1306.9</text:p>
              </table:table-cell>
              <table:table-cell office:value-type="float" office:value="980.399999999998">
                <text:p>980.399999999998</text:p>
              </table:table-cell>
              <table:table-cell office:value-type="float" office:value="925.300000000003">
                <text:p>925.300000000003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1290.7">
                <text:p>1290.7</text:p>
              </table:table-cell>
              <table:table-cell office:value-type="float" office:value="915.5">
                <text:p>915.5</text:p>
              </table:table-cell>
              <table:table-cell office:value-type="float" office:value="871.699999999997">
                <text:p>871.699999999997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262.1">
                <text:p>1262.1</text:p>
              </table:table-cell>
              <table:table-cell office:value-type="float" office:value="860.900000000001">
                <text:p>860.900000000001</text:p>
              </table:table-cell>
              <table:table-cell office:value-type="float" office:value="806.700000000001">
                <text:p>806.700000000001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1223.1">
                <text:p>1223.1</text:p>
              </table:table-cell>
              <table:table-cell office:value-type="float" office:value="804.299999999999">
                <text:p>804.299999999999</text:p>
              </table:table-cell>
              <table:table-cell office:value-type="float" office:value="746.700000000001">
                <text:p>746.700000000001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1175.7">
                <text:p>1175.7</text:p>
              </table:table-cell>
              <table:table-cell office:value-type="float" office:value="744.599999999999">
                <text:p>744.599999999999</text:p>
              </table:table-cell>
              <table:table-cell office:value-type="float" office:value="687.799999999999">
                <text:p>687.799999999999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1121.5">
                <text:p>1121.5</text:p>
              </table:table-cell>
              <table:table-cell office:value-type="float" office:value="686.900000000002">
                <text:p>686.900000000002</text:p>
              </table:table-cell>
              <table:table-cell office:value-type="float" office:value="626.900000000001">
                <text:p>626.900000000001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1071">
                <text:p>1071</text:p>
              </table:table-cell>
              <table:table-cell office:value-type="float" office:value="638">
                <text:p>638</text:p>
              </table:table-cell>
              <table:table-cell office:value-type="float" office:value="573.799999999999">
                <text:p>573.7999999999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2cm" svg:height="8.981cm" xlink:href=".." xlink:type="simple" chart:class="chart:line" chart:style-name="ch1">
        <chart:title svg:x="5.685cm" svg:y="0.315cm" chart:style-name="ch2">
          <text:p>Actual hospitalizations</text:p>
        </chart:title>
        <chart:legend chart:legend-position="end" svg:x="13.633cm" svg:y="3.693cm" style:legend-expansion="high" chart:style-name="ch3"/>
        <chart:plot-area chart:style-name="ch4" table:cell-range-address="Sheet2.J1:Sheet2.M14" chart:data-source-has-labels="both" svg:x="1.233cm" svg:y="0.707cm" svg:width="12.204cm" svg:height="8.138cm">
          <chartooo:coordinate-region svg:x="2.225cm" svg:y="0.906cm" svg:width="11.212cm" svg:height="7.292cm"/>
          <chart:axis chart:dimension="x" chart:name="primary-x" chart:style-name="ch5" chartooo:axis-type="auto">
            <chartooo:date-scale/>
            <chart:categories table:cell-range-address="Sheet2.J2:Sheet2.J1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K2:Sheet2.K14" chart:label-cell-address="Sheet2.K1:Sheet2.K1" chart:class="chart:line">
            <chart:data-point chart:repeated="13"/>
          </chart:series>
          <chart:series chart:style-name="ch9" chart:values-cell-range-address="Sheet2.L2:Sheet2.L14" chart:label-cell-address="Sheet2.L1:Sheet2.L1" chart:class="chart:line">
            <chart:data-point chart:repeated="13"/>
          </chart:series>
          <chart:series chart:style-name="ch10" chart:values-cell-range-address="Sheet2.M2:Sheet2.M14" chart:label-cell-address="Sheet2.M1:Sheet2.M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vac</text:p>
                <draw:g>
                  <svg:desc>Sheet2.K1:Sheet2.K1</svg:desc>
                </draw:g>
              </table:table-cell>
              <table:table-cell office:value-type="string">
                <text:p>middle</text:p>
                <draw:g>
                  <svg:desc>Sheet2.L1:Sheet2.L1</svg:desc>
                </draw:g>
              </table:table-cell>
              <table:table-cell office:value-type="string">
                <text:p>elderly</text:p>
                <draw:g>
                  <svg:desc>Sheet2.M1:Sheet2.M1</svg:desc>
                </draw:g>
              </table:table-cell>
            </table:table-row>
          </table:table-header-rows>
          <table:table-rows>
            <table:table-row>
              <table:table-cell office:value-type="float" office:value="44234">
                <text:p>44234</text:p>
                <draw:g>
                  <svg:desc>Sheet2.J2:Sheet2.J14</svg:desc>
                </draw:g>
              </table:table-cell>
              <table:table-cell office:value-type="float" office:value="6206.57">
                <text:p>6206.57</text:p>
                <draw:g>
                  <svg:desc>Sheet2.K2:Sheet2.K14</svg:desc>
                </draw:g>
              </table:table-cell>
              <table:table-cell office:value-type="float" office:value="6206.57">
                <text:p>6206.57</text:p>
                <draw:g>
                  <svg:desc>Sheet2.L2:Sheet2.L14</svg:desc>
                </draw:g>
              </table:table-cell>
              <table:table-cell office:value-type="float" office:value="6206.57">
                <text:p>6206.57</text:p>
                <draw:g>
                  <svg:desc>Sheet2.M2:Sheet2.M14</svg:desc>
                </draw:g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6583.04">
                <text:p>6583.04</text:p>
              </table:table-cell>
              <table:table-cell office:value-type="float" office:value="6583.04">
                <text:p>6583.04</text:p>
              </table:table-cell>
              <table:table-cell office:value-type="float" office:value="6583.04">
                <text:p>6583.04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6944.88">
                <text:p>6944.88</text:p>
              </table:table-cell>
              <table:table-cell office:value-type="float" office:value="6797.89">
                <text:p>6797.89</text:p>
              </table:table-cell>
              <table:table-cell office:value-type="float" office:value="6652.99">
                <text:p>6652.99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7217.69">
                <text:p>7217.69</text:p>
              </table:table-cell>
              <table:table-cell office:value-type="float" office:value="6756.16">
                <text:p>6756.16</text:p>
              </table:table-cell>
              <table:table-cell office:value-type="float" office:value="6311.3">
                <text:p>6311.3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7412.06">
                <text:p>7412.06</text:p>
              </table:table-cell>
              <table:table-cell office:value-type="float" office:value="6576.94">
                <text:p>6576.94</text:p>
              </table:table-cell>
              <table:table-cell office:value-type="float" office:value="6074.03">
                <text:p>6074.03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7524.65">
                <text:p>7524.65</text:p>
              </table:table-cell>
              <table:table-cell office:value-type="float" office:value="6307.43">
                <text:p>6307.43</text:p>
              </table:table-cell>
              <table:table-cell office:value-type="float" office:value="6039.15">
                <text:p>6039.15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7557.33">
                <text:p>7557.33</text:p>
              </table:table-cell>
              <table:table-cell office:value-type="float" office:value="6048.05">
                <text:p>6048.05</text:p>
              </table:table-cell>
              <table:table-cell office:value-type="float" office:value="5963.99">
                <text:p>5963.99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7515.18">
                <text:p>7515.18</text:p>
              </table:table-cell>
              <table:table-cell office:value-type="float" office:value="5861.16">
                <text:p>5861.16</text:p>
              </table:table-cell>
              <table:table-cell office:value-type="float" office:value="5781.98">
                <text:p>5781.9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7405.1">
                <text:p>7405.1</text:p>
              </table:table-cell>
              <table:table-cell office:value-type="float" office:value="5658.84">
                <text:p>5658.84</text:p>
              </table:table-cell>
              <table:table-cell office:value-type="float" office:value="5566.82">
                <text:p>5566.82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7235.19">
                <text:p>7235.19</text:p>
              </table:table-cell>
              <table:table-cell office:value-type="float" office:value="5414.05">
                <text:p>5414.05</text:p>
              </table:table-cell>
              <table:table-cell office:value-type="float" office:value="5334.99">
                <text:p>5334.99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7014.18">
                <text:p>7014.18</text:p>
              </table:table-cell>
              <table:table-cell office:value-type="float" office:value="5140.11">
                <text:p>5140.11</text:p>
              </table:table-cell>
              <table:table-cell office:value-type="float" office:value="5062.59">
                <text:p>5062.59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6751.08">
                <text:p>6751.08</text:p>
              </table:table-cell>
              <table:table-cell office:value-type="float" office:value="4849.74">
                <text:p>4849.74</text:p>
              </table:table-cell>
              <table:table-cell office:value-type="float" office:value="4749.75">
                <text:p>4749.75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6498.81">
                <text:p>6498.81</text:p>
              </table:table-cell>
              <table:table-cell office:value-type="float" office:value="4581.95">
                <text:p>4581.95</text:p>
              </table:table-cell>
              <table:table-cell office:value-type="float" office:value="4456.26">
                <text:p>4456.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